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859cm"/>
    </style:style>
    <style:style style:name="co9" style:family="table-column">
      <style:table-column-properties fo:break-before="auto" style:column-width="1.91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35cm solid #000000" fo:border-left="0.035cm solid #000000" fo:border-right="none" fo:border-top="0.035cm solid #000000"/>
    </style:style>
    <style:style style:name="ce2" style:family="table-cell" style:parent-style-name="Default">
      <style:table-cell-properties fo:border-bottom="none" fo:border-left="0.035cm solid #000000" fo:border-right="none" fo:border-top="0.035cm solid #000000"/>
    </style:style>
    <style:style style:name="ce3" style:family="table-cell" style:parent-style-name="Default">
      <style:table-cell-properties fo:border-bottom="none" fo:border-left="0.035cm solid #000000" fo:border-right="none" fo:border-top="none"/>
    </style:style>
    <style:style style:name="ce4" style:family="table-cell" style:parent-style-name="Default">
      <style:table-cell-properties fo:border-bottom="none" fo:border-left="0.018cm solid #000000" fo:border-right="none" fo:border-top="none"/>
    </style:style>
    <style:style style:name="ce5" style:family="table-cell" style:parent-style-name="Default">
      <style:table-cell-properties fo:border-bottom="0.035cm solid #000000" fo:border-left="0.035cm solid #000000" fo:border-right="none" fo:border-top="none"/>
    </style:style>
    <style:style style:name="ce6" style:family="table-cell" style:parent-style-name="Default">
      <style:table-cell-properties fo:border-bottom="0.035cm solid #000000" fo:border-left="none" fo:border-right="none" fo:border-top="0.035cm solid #000000"/>
    </style:style>
    <style:style style:name="ce7" style:family="table-cell" style:parent-style-name="Default">
      <style:table-cell-properties fo:border-bottom="0.035cm solid #000000" fo:border-left="none" fo:border-right="none" fo:border-top="none"/>
    </style:style>
    <style:style style:name="ce8" style:family="table-cell" style:parent-style-name="Default">
      <style:table-cell-properties fo:border-bottom="0.018cm solid #000000" fo:border-left="none" fo:border-right="none" fo:border-top="none"/>
    </style:style>
    <style:style style:name="ce9" style:family="table-cell" style:parent-style-name="Default" style:data-style-name="N1">
      <style:table-cell-properties fo:border-bottom="none" fo:border-left="0.035cm solid #000000" fo:border-right="none" fo:border-top="none"/>
      <style:map style:condition="cell-content()&lt;256" style:apply-style-name="無題2" style:base-cell-address="TMR0.J20"/>
    </style:style>
    <style:style style:name="ce10" style:family="table-cell" style:parent-style-name="Default" style:data-style-name="N1">
      <style:table-cell-properties fo:border-bottom="0.035cm solid #000000" fo:border-left="0.035cm solid #000000" fo:border-right="none" fo:border-top="none"/>
      <style:map style:condition="cell-content()&lt;256" style:apply-style-name="無題2" style:base-cell-address="TMR0.J20"/>
    </style:style>
    <style:style style:name="ce11" style:family="table-cell" style:parent-style-name="Default" style:data-style-name="N1">
      <style:table-cell-properties fo:border-bottom="none" fo:border-left="0.018cm solid #000000" fo:border-right="none" fo:border-top="0.018cm solid #000000"/>
      <style:map style:condition="cell-content()&lt;=256" style:apply-style-name="Result" style:base-cell-address="TMR0.H30"/>
    </style:style>
    <style:style style:name="ce12" style:family="table-cell" style:parent-style-name="Default" style:data-style-name="N1">
      <style:table-cell-properties fo:border-bottom="none" fo:border-left="0.018cm solid #000000" fo:border-right="none" fo:border-top="none"/>
      <style:map style:condition="cell-content()&lt;=256" style:apply-style-name="Result" style:base-cell-address="TMR0.H30"/>
    </style:style>
    <style:style style:name="ce13" style:family="table-cell" style:parent-style-name="Default" style:data-style-name="N1">
      <style:table-cell-properties fo:border-bottom="0.018cm solid #000000" fo:border-left="0.018cm solid #000000" fo:border-right="none" fo:border-top="none"/>
      <style:map style:condition="cell-content()&lt;=256" style:apply-style-name="Result" style:base-cell-address="TMR0.H30"/>
    </style:style>
    <style:style style:name="ce14" style:family="table-cell" style:parent-style-name="Default" style:data-style-name="N1">
      <style:table-cell-properties fo:border-bottom="none" fo:border-left="0.035cm solid #000000" fo:border-right="none" fo:border-top="none"/>
      <style:map style:condition="cell-content()&lt;=256" style:apply-style-name="Result" style:base-cell-address="TMR0.H30"/>
    </style:style>
    <style:style style:name="ce15" style:family="table-cell" style:parent-style-name="Default" style:data-style-name="N1">
      <style:table-cell-properties fo:border-bottom="0.035cm solid #000000" fo:border-left="0.035cm solid #000000" fo:border-right="none" fo:border-top="none"/>
      <style:map style:condition="cell-content()&lt;=256" style:apply-style-name="Result" style:base-cell-address="TMR0.H30"/>
    </style:style>
    <style:style style:name="ce16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17" style:family="table-cell" style:parent-style-name="Default" style:data-style-name="N1">
      <style:table-cell-properties fo:border-bottom="none" fo:border-left="0.035cm solid #000000" fo:border-right="0.039cm double #000000" style:border-line-width-right="0.002cm 0.035cm 0.002cm" fo:border-top="none"/>
      <style:map style:condition="cell-content()&lt;=256" style:apply-style-name="Result" style:base-cell-address="TMR0.H30"/>
    </style:style>
    <style:style style:name="ce18" style:family="table-cell" style:parent-style-name="Default" style:data-style-name="N1">
      <style:table-cell-properties fo:border-bottom="0.035cm solid #000000" fo:border-left="0.035cm solid #000000" fo:border-right="0.039cm double #000000" style:border-line-width-right="0.002cm 0.035cm 0.002cm" fo:border-top="none"/>
      <style:map style:condition="cell-content()&lt;=256" style:apply-style-name="Result" style:base-cell-address="TMR0.H30"/>
    </style:style>
    <style:style style:name="ce19" style:family="table-cell" style:parent-style-name="Default">
      <style:table-cell-properties fo:border-bottom="0.035cm solid #000000" fo:border-left="0.039cm double #000000" style:border-line-width-left="0.002cm 0.035cm 0.002cm" fo:border-right="none" fo:border-top="0.018cm solid #000000"/>
    </style:style>
    <style:style style:name="ce20" style:family="table-cell" style:parent-style-name="Default">
      <style:table-cell-properties fo:border-bottom="none" fo:border-left="0.039cm double #000000" style:border-line-width-left="0.002cm 0.035cm 0.002cm" fo:border-right="none" fo:border-top="none"/>
    </style:style>
    <style:style style:name="ce21" style:family="table-cell" style:parent-style-name="Default">
      <style:table-cell-properties fo:border-bottom="0.018cm solid #000000" fo:border-left="0.039cm double #000000" style:border-line-width-left="0.002cm 0.035cm 0.002cm" fo:border-right="none" fo:border-top="none"/>
    </style:style>
    <style:style style:name="ce22" style:family="table-cell" style:parent-style-name="Default">
      <style:table-cell-properties fo:border-bottom="0.035cm solid #000000" fo:border-left="0.039cm double #000000" style:border-line-width-left="0.002cm 0.035cm 0.002cm" fo:border-right="none" fo:border-top="0.035cm solid #000000"/>
    </style:style>
    <style:style style:name="ce23" style:family="table-cell" style:parent-style-name="Default">
      <style:table-cell-properties fo:border-bottom="none" fo:border-left="0.039cm double #000000" style:border-line-width-left="0.002cm 0.035cm 0.002cm" fo:border-right="none" fo:border-top="0.018cm solid #000000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none" fo:border-left="none" fo:border-right="none" fo:border-top="0.018cm solid #000000"/>
    </style:style>
    <style:style style:name="ce26" style:family="table-cell" style:parent-style-name="Default">
      <style:table-cell-properties fo:border-bottom="none" fo:border-left="none" fo:border-right="0.018cm solid #000000" fo:border-top="none"/>
    </style:style>
    <style:style style:name="ce27" style:family="table-cell" style:parent-style-name="Default">
      <style:table-cell-properties fo:border-bottom="0.018cm solid #000000" fo:border-left="none" fo:border-right="0.018cm solid #000000" fo:border-top="none"/>
    </style:style>
    <style:style style:name="ce28" style:family="table-cell" style:parent-style-name="Default">
      <style:table-cell-properties fo:border-bottom="none" fo:border-left="none" fo:border-right="0.018cm solid #000000" fo:border-top="0.018cm solid #000000"/>
    </style:style>
    <style:style style:name="ce29" style:family="table-cell" style:parent-style-name="Default">
      <style:table-cell-properties fo:border-bottom="none" fo:border-left="0.039cm double #000000" style:border-line-width-left="0.002cm 0.035cm 0.002cm" fo:border-right="none" fo:border-top="0.018cm solid #000000"/>
      <style:map style:condition="cell-content()&gt;0" style:apply-style-name="無題3" style:base-cell-address="TMR0.W20"/>
    </style:style>
    <style:style style:name="ce30" style:family="table-cell" style:parent-style-name="Default">
      <style:table-cell-properties fo:border-bottom="none" fo:border-left="0.039cm double #000000" style:border-line-width-left="0.002cm 0.035cm 0.002cm" fo:border-right="none" fo:border-top="none"/>
      <style:map style:condition="cell-content()&gt;0" style:apply-style-name="無題3" style:base-cell-address="TMR0.W20"/>
    </style:style>
    <style:style style:name="ce31" style:family="table-cell" style:parent-style-name="Default" style:data-style-name="N1">
      <style:table-cell-properties fo:border-bottom="none" fo:border-left="0.039cm double #000000" style:border-line-width-left="0.002cm 0.035cm 0.002cm" fo:border-right="none" fo:border-top="none"/>
      <style:map style:condition="cell-content()&gt;0" style:apply-style-name="無題3" style:base-cell-address="TMR0.W20"/>
    </style:style>
    <style:style style:name="ce32" style:family="table-cell" style:parent-style-name="Default">
      <style:table-cell-properties fo:border-bottom="0.035cm solid #000000" fo:border-left="0.039cm double #000000" style:border-line-width-left="0.002cm 0.035cm 0.002cm" fo:border-right="none" fo:border-top="none"/>
      <style:map style:condition="cell-content()&gt;0" style:apply-style-name="無題3" style:base-cell-address="TMR0.W20"/>
    </style:style>
    <style:style style:name="ce33" style:family="table-cell" style:parent-style-name="Default" style:data-style-name="N1">
      <style:table-cell-properties fo:border-bottom="none" fo:border-left="0.039cm double #000000" style:border-line-width-left="0.002cm 0.035cm 0.002cm" fo:border-right="none" fo:border-top="0.018cm solid #000000"/>
      <style:map style:condition="cell-content()&gt;0" style:apply-style-name="Result" style:base-cell-address="TMR0.W33"/>
    </style:style>
    <style:style style:name="ce34" style:family="table-cell" style:parent-style-name="Default" style:data-style-name="N1">
      <style:table-cell-properties fo:border-bottom="none" fo:border-left="0.039cm double #000000" style:border-line-width-left="0.002cm 0.035cm 0.002cm" fo:border-right="none" fo:border-top="none"/>
      <style:map style:condition="cell-content()&gt;0" style:apply-style-name="Result" style:base-cell-address="TMR0.W33"/>
    </style:style>
    <style:style style:name="ce35" style:family="table-cell" style:parent-style-name="Default" style:data-style-name="N1">
      <style:table-cell-properties fo:border-bottom="0.018cm solid #000000" fo:border-left="0.039cm double #000000" style:border-line-width-left="0.002cm 0.035cm 0.002cm" fo:border-right="none" fo:border-top="none"/>
      <style:map style:condition="cell-content()&gt;0" style:apply-style-name="Result" style:base-cell-address="TMR0.W33"/>
    </style:style>
    <style:style style:name="ce36" style:family="table-cell" style:parent-style-name="Default" style:data-style-name="N1">
      <style:table-cell-properties fo:border="none"/>
      <style:map style:condition="cell-content()&gt;0" style:apply-style-name="Result" style:base-cell-address="TMR0.W33"/>
    </style:style>
    <style:style style:name="ce37" style:family="table-cell" style:parent-style-name="Default" style:data-style-name="N1">
      <style:table-cell-properties fo:border-bottom="0.018cm solid #000000" fo:border-left="none" fo:border-right="none" fo:border-top="none"/>
      <style:map style:condition="cell-content()&gt;0" style:apply-style-name="Result" style:base-cell-address="TMR0.W33"/>
    </style:style>
    <style:style style:name="ce38" style:family="table-cell" style:parent-style-name="Default">
      <style:table-cell-properties fo:border-bottom="none" fo:border-left="none" fo:border-right="none" fo:border-top="0.018cm solid #000000"/>
      <style:map style:condition="cell-content()&gt;0" style:apply-style-name="無題3" style:base-cell-address="TMR0.W20"/>
    </style:style>
    <style:style style:name="ce39" style:family="table-cell" style:parent-style-name="Default">
      <style:table-cell-properties fo:border="none"/>
      <style:map style:condition="cell-content()&gt;0" style:apply-style-name="無題3" style:base-cell-address="TMR0.W20"/>
    </style:style>
    <style:style style:name="ce40" style:family="table-cell" style:parent-style-name="Default">
      <style:table-cell-properties fo:border-bottom="0.035cm solid #000000" fo:border-left="none" fo:border-right="none" fo:border-top="none"/>
      <style:map style:condition="cell-content()&gt;0" style:apply-style-name="無題3" style:base-cell-address="TMR0.W20"/>
    </style:style>
    <style:style style:name="ce41" style:family="table-cell" style:parent-style-name="Default" style:data-style-name="N1">
      <style:table-cell-properties fo:border-bottom="none" fo:border-left="none" fo:border-right="none" fo:border-top="0.018cm solid #000000"/>
      <style:map style:condition="cell-content()&gt;0" style:apply-style-name="Result" style:base-cell-address="TMR0.W33"/>
    </style:style>
    <style:style style:name="ce42" style:family="table-cell" style:parent-style-name="Default">
      <style:table-cell-properties fo:border-bottom="none" fo:border-left="none" fo:border-right="0.035cm solid #000000" fo:border-top="0.018cm solid #000000"/>
      <style:map style:condition="cell-content()&gt;0" style:apply-style-name="無題3" style:base-cell-address="TMR0.W20"/>
    </style:style>
    <style:style style:name="ce43" style:family="table-cell" style:parent-style-name="Default">
      <style:table-cell-properties fo:border-bottom="none" fo:border-left="none" fo:border-right="0.035cm solid #000000" fo:border-top="none"/>
      <style:map style:condition="cell-content()&gt;0" style:apply-style-name="無題3" style:base-cell-address="TMR0.W20"/>
    </style:style>
    <style:style style:name="ce44" style:family="table-cell" style:parent-style-name="Default">
      <style:table-cell-properties fo:border-bottom="0.035cm solid #000000" fo:border-left="none" fo:border-right="0.035cm solid #000000" fo:border-top="none"/>
      <style:map style:condition="cell-content()&gt;0" style:apply-style-name="無題3" style:base-cell-address="TMR0.W20"/>
    </style:style>
    <style:style style:name="ce45" style:family="table-cell" style:parent-style-name="Default" style:data-style-name="N1">
      <style:table-cell-properties fo:border-bottom="none" fo:border-left="none" fo:border-right="0.018cm solid #000000" fo:border-top="0.018cm solid #000000"/>
      <style:map style:condition="cell-content()&gt;0" style:apply-style-name="Result" style:base-cell-address="TMR0.W33"/>
    </style:style>
    <style:style style:name="ce46" style:family="table-cell" style:parent-style-name="Default" style:data-style-name="N1">
      <style:table-cell-properties fo:border-bottom="none" fo:border-left="none" fo:border-right="0.018cm solid #000000" fo:border-top="none"/>
      <style:map style:condition="cell-content()&gt;0" style:apply-style-name="Result" style:base-cell-address="TMR0.W33"/>
    </style:style>
    <style:style style:name="ce47" style:family="table-cell" style:parent-style-name="Default" style:data-style-name="N1">
      <style:table-cell-properties fo:border-bottom="0.018cm solid #000000" fo:border-left="none" fo:border-right="0.018cm solid #000000" fo:border-top="none"/>
      <style:map style:condition="cell-content()&gt;0" style:apply-style-name="Result" style:base-cell-address="TMR0.W33"/>
    </style:style>
    <style:style style:name="ce48" style:family="table-cell" style:parent-style-name="Default" style:data-style-name="N1">
      <style:table-cell-properties fo:border-bottom="none" fo:border-left="none" fo:border-right="0.035cm solid #000000" fo:border-top="none"/>
      <style:map style:condition="cell-content()&gt;0" style:apply-style-name="Result" style:base-cell-address="TMR0.W33"/>
    </style:style>
    <style:style style:name="ce49" style:family="table-cell" style:parent-style-name="Default" style:data-style-name="N1">
      <style:table-cell-properties fo:border-bottom="0.018cm solid #000000" fo:border-left="none" fo:border-right="0.035cm solid #000000" fo:border-top="none"/>
      <style:map style:condition="cell-content()&gt;0" style:apply-style-name="Result" style:base-cell-address="TMR0.W33"/>
    </style:style>
    <style:style style:name="ce50" style:family="table-cell" style:parent-style-name="Default" style:data-style-name="N1">
      <style:table-cell-properties fo:border-bottom="none" fo:border-left="none" fo:border-right="0.035cm solid #000000" fo:border-top="0.018cm solid #000000"/>
      <style:map style:condition="cell-content()&gt;0" style:apply-style-name="Result" style:base-cell-address="TMR0.W33"/>
    </style:style>
    <style:style style:name="ce51" style:family="table-cell" style:parent-style-name="Default">
      <style:table-cell-properties fo:border-bottom="0.018cm solid #000000" fo:border-left="0.018cm solid #000000" fo:border-right="none" fo:border-top="none"/>
    </style:style>
    <style:style style:name="ce52" style:family="table-cell" style:parent-style-name="Default" style:data-style-name="N3">
      <style:table-cell-properties fo:border-bottom="none" fo:border-left="0.018cm solid #000000" fo:border-right="none" fo:border-top="0.018cm solid #000000"/>
      <style:map style:condition="cell-content()&lt;=65535" style:apply-style-name="Result" style:base-cell-address="TMR1.G22"/>
    </style:style>
    <style:style style:name="ce53" style:family="table-cell" style:parent-style-name="Default" style:data-style-name="N3">
      <style:table-cell-properties fo:border-bottom="none" fo:border-left="0.018cm solid #000000" fo:border-right="none" fo:border-top="none"/>
      <style:map style:condition="cell-content()&lt;=65535" style:apply-style-name="Result" style:base-cell-address="TMR1.G22"/>
    </style:style>
    <style:style style:name="ce54" style:family="table-cell" style:parent-style-name="Default" style:data-style-name="N3">
      <style:table-cell-properties fo:border-bottom="0.018cm solid #000000" fo:border-left="0.018cm solid #000000" fo:border-right="none" fo:border-top="none"/>
      <style:map style:condition="cell-content()&lt;=65535" style:apply-style-name="Result" style:base-cell-address="TMR1.G22"/>
    </style:style>
    <style:style style:name="ce55" style:family="table-cell" style:parent-style-name="Default" style:data-style-name="N3">
      <style:table-cell-properties fo:border-bottom="none" fo:border-left="none" fo:border-right="none" fo:border-top="0.018cm solid #000000"/>
      <style:map style:condition="cell-content()&lt;=65535" style:apply-style-name="Result" style:base-cell-address="TMR1.G22"/>
    </style:style>
    <style:style style:name="ce56" style:family="table-cell" style:parent-style-name="Default" style:data-style-name="N3">
      <style:table-cell-properties fo:border="none"/>
      <style:map style:condition="cell-content()&lt;=65535" style:apply-style-name="Result" style:base-cell-address="TMR1.G22"/>
    </style:style>
    <style:style style:name="ce57" style:family="table-cell" style:parent-style-name="Default" style:data-style-name="N3">
      <style:table-cell-properties fo:border-bottom="0.018cm solid #000000" fo:border-left="none" fo:border-right="none" fo:border-top="none"/>
      <style:map style:condition="cell-content()&lt;=65535" style:apply-style-name="Result" style:base-cell-address="TMR1.G22"/>
    </style:style>
    <style:style style:name="ce58" style:family="table-cell" style:parent-style-name="Default">
      <style:table-cell-properties fo:border-bottom="0.035cm solid #000000" fo:border-left="none" fo:border-right="0.018cm solid #000000" fo:border-top="0.035cm solid #000000"/>
    </style:style>
    <style:style style:name="ce59" style:family="table-cell" style:parent-style-name="Default" style:data-style-name="N3">
      <style:table-cell-properties fo:border-bottom="none" fo:border-left="none" fo:border-right="0.018cm solid #000000" fo:border-top="0.018cm solid #000000"/>
      <style:map style:condition="cell-content()&lt;=65535" style:apply-style-name="Result" style:base-cell-address="TMR1.G22"/>
    </style:style>
    <style:style style:name="ce60" style:family="table-cell" style:parent-style-name="Default" style:data-style-name="N3">
      <style:table-cell-properties fo:border-bottom="none" fo:border-left="none" fo:border-right="0.018cm solid #000000" fo:border-top="none"/>
      <style:map style:condition="cell-content()&lt;=65535" style:apply-style-name="Result" style:base-cell-address="TMR1.G22"/>
    </style:style>
    <style:style style:name="ce61" style:family="table-cell" style:parent-style-name="Default" style:data-style-name="N3">
      <style:table-cell-properties fo:border-bottom="0.018cm solid #000000" fo:border-left="none" fo:border-right="0.018cm solid #000000" fo:border-top="none"/>
      <style:map style:condition="cell-content()&lt;=65535" style:apply-style-name="Result" style:base-cell-address="TMR1.G22"/>
    </style:style>
    <style:style style:name="ce62" style:family="table-cell" style:parent-style-name="Default">
      <style:table-cell-properties fo:border-bottom="0.018cm solid #000000" fo:border-left="0.039cm double #000000" style:border-line-width-left="0.002cm 0.035cm 0.002cm" fo:border-right="0.002cm solid #000000" fo:border-top="0.035cm solid #000000"/>
    </style:style>
    <style:style style:name="ce63" style:family="table-cell" style:parent-style-name="Default">
      <style:table-cell-properties fo:border-bottom="none" fo:border-left="0.035cm solid #000000" fo:border-right="0.018cm solid #000000" fo:border-top="0.035cm solid #000000"/>
    </style:style>
    <style:style style:name="ce64" style:family="table-cell" style:parent-style-name="Default">
      <style:table-cell-properties fo:border-bottom="none" fo:border-left="0.035cm solid #000000" fo:border-right="0.018cm solid #000000" fo:border-top="none"/>
    </style:style>
    <style:style style:name="ce65" style:family="table-cell" style:parent-style-name="Default">
      <style:table-cell-properties fo:border-bottom="0.035cm solid #000000" fo:border-left="0.035cm solid #000000" fo:border-right="0.018cm solid #000000" fo:border-top="none"/>
    </style:style>
    <style:style style:name="ce66" style:family="table-cell" style:parent-style-name="Default">
      <style:table-cell-properties fo:border-bottom="0.002cm solid #000000" fo:border-left="0.039cm double #000000" style:border-line-width-left="0.002cm 0.035cm 0.002cm" fo:border-right="none" fo:border-top="0.035cm solid #000000"/>
    </style:style>
    <style:style style:name="ce67" style:family="table-cell" style:parent-style-name="Default">
      <style:table-cell-properties fo:border-bottom="none" fo:border-left="0.039cm double #000000" style:border-line-width-left="0.002cm 0.035cm 0.002cm" fo:border-right="none" fo:border-top="0.002cm solid #000000"/>
    </style:style>
    <style:style style:name="ce68" style:family="table-cell" style:parent-style-name="Default">
      <style:table-cell-properties fo:border-bottom="0.002cm solid #000000" fo:border-left="0.039cm double #000000" style:border-line-width-left="0.002cm 0.035cm 0.002cm" fo:border-right="none" fo:border-top="none"/>
    </style:style>
    <style:style style:name="ce69" style:family="table-cell" style:parent-style-name="Default">
      <style:table-cell-properties fo:border-bottom="0.035cm solid #000000" fo:border-left="0.039cm double #000000" style:border-line-width-left="0.002cm 0.035cm 0.002cm" fo:border-right="none" fo:border-top="none"/>
    </style:style>
    <style:style style:name="ce70" style:family="table-cell" style:parent-style-name="Default">
      <style:table-cell-properties fo:border-bottom="0.018cm solid #000000" fo:border-left="none" fo:border-right="none" fo:border-top="0.035cm solid #000000"/>
    </style:style>
    <style:style style:name="ce71" style:family="table-cell" style:parent-style-name="Default">
      <style:table-cell-properties fo:border-bottom="none" fo:border-left="0.018cm solid #000000" fo:border-right="0.018cm solid #000000" fo:border-top="0.035cm solid #000000"/>
    </style:style>
    <style:style style:name="ce72" style:family="table-cell" style:parent-style-name="Default">
      <style:table-cell-properties fo:border-bottom="none" fo:border-left="0.018cm solid #000000" fo:border-right="0.018cm solid #000000" fo:border-top="none"/>
    </style:style>
    <style:style style:name="ce73" style:family="table-cell" style:parent-style-name="Default">
      <style:table-cell-properties fo:border-bottom="0.035cm solid #000000" fo:border-left="0.018cm solid #000000" fo:border-right="0.018cm solid #000000" fo:border-top="none"/>
    </style:style>
    <style:style style:name="ce74" style:family="table-cell" style:parent-style-name="Default">
      <style:table-cell-properties fo:border-bottom="0.018cm solid #000000" fo:border-left="none" fo:border-right="0.018cm solid #000000" fo:border-top="0.035cm solid #000000"/>
    </style:style>
    <style:style style:name="ce75" style:family="table-cell" style:parent-style-name="Default">
      <style:table-cell-properties fo:border-bottom="none" fo:border-left="0.018cm solid #000000" fo:border-right="0.035cm solid #000000" fo:border-top="0.035cm solid #000000"/>
    </style:style>
    <style:style style:name="ce76" style:family="table-cell" style:parent-style-name="Default">
      <style:table-cell-properties fo:border-bottom="none" fo:border-left="0.018cm solid #000000" fo:border-right="0.035cm solid #000000" fo:border-top="none"/>
    </style:style>
    <style:style style:name="ce77" style:family="table-cell" style:parent-style-name="Default">
      <style:table-cell-properties fo:border-bottom="0.035cm solid #000000" fo:border-left="0.018cm solid #000000" fo:border-right="0.035cm solid #000000" fo:border-top="none"/>
    </style:style>
    <style:style style:name="ce78" style:family="table-cell" style:parent-style-name="Default">
      <style:table-cell-properties fo:border-bottom="none" fo:border-left="none" fo:border-right="0.035cm solid #000000" fo:border-top="none"/>
    </style:style>
    <style:style style:name="ce79" style:family="table-cell" style:parent-style-name="Default">
      <style:table-cell-properties fo:border-bottom="0.035cm solid #000000" fo:border-left="none" fo:border-right="0.035cm solid #000000" fo:border-top="none"/>
    </style:style>
    <style:style style:name="ce80" style:family="table-cell" style:parent-style-name="Default">
      <style:table-cell-properties fo:border-bottom="0.002cm solid #000000" fo:border-left="0.039cm double #000000" style:border-line-width-left="0.002cm 0.035cm 0.002cm" fo:border-right="none" fo:border-top="0.018cm solid #000000"/>
    </style:style>
    <style:style style:name="ce81" style:family="table-cell" style:parent-style-name="Default" style:data-style-name="N3">
      <style:table-cell-properties fo:border-bottom="none" fo:border-left="0.039cm double #000000" style:border-line-width-left="0.002cm 0.035cm 0.002cm" fo:border-right="0.018cm solid #000000" fo:border-top="0.002cm solid #000000"/>
      <style:map style:condition="cell-content()&lt;=65535" style:apply-style-name="Result" style:base-cell-address="TMR1.G22"/>
    </style:style>
    <style:style style:name="ce82" style:family="table-cell" style:parent-style-name="Default" style:data-style-name="N3">
      <style:table-cell-properties fo:border-bottom="none" fo:border-left="0.039cm double #000000" style:border-line-width-left="0.002cm 0.035cm 0.002cm" fo:border-right="0.018cm solid #000000" fo:border-top="none"/>
      <style:map style:condition="cell-content()&lt;=65535" style:apply-style-name="Result" style:base-cell-address="TMR1.G22"/>
    </style:style>
    <style:style style:name="ce83" style:family="table-cell" style:parent-style-name="Default" style:data-style-name="N3">
      <style:table-cell-properties fo:border-bottom="0.002cm solid #000000" fo:border-left="0.039cm double #000000" style:border-line-width-left="0.002cm 0.035cm 0.002cm" fo:border-right="0.018cm solid #000000" fo:border-top="none"/>
      <style:map style:condition="cell-content()&lt;=65535" style:apply-style-name="Result" style:base-cell-address="TMR1.G22"/>
    </style:style>
    <style:style style:name="ce84" style:family="table-cell" style:parent-style-name="Default">
      <style:table-cell-properties fo:border-bottom="none" fo:border-left="0.039cm double #000000" style:border-line-width-left="0.002cm 0.035cm 0.002cm" fo:border-right="none" fo:border-top="0.035cm solid #000000"/>
    </style:style>
    <style:style style:name="ce85" style:family="table-cell" style:parent-style-name="Default" style:data-style-name="N3">
      <style:table-cell-properties fo:border-bottom="none" fo:border-left="0.039cm double #000000" style:border-line-width-left="0.002cm 0.035cm 0.002cm" fo:border-right="none" fo:border-top="none"/>
      <style:map style:condition="cell-content()&lt;=65535" style:apply-style-name="Result" style:base-cell-address="TMR1.G22"/>
    </style:style>
    <style:style style:name="ce86" style:family="table-cell" style:parent-style-name="Default" style:data-style-name="N3">
      <style:table-cell-properties fo:border-bottom="0.002cm solid #000000" fo:border-left="0.039cm double #000000" style:border-line-width-left="0.002cm 0.035cm 0.002cm" fo:border-right="none" fo:border-top="none"/>
      <style:map style:condition="cell-content()&lt;=65535" style:apply-style-name="Result" style:base-cell-address="TMR1.G22"/>
    </style:style>
    <style:style style:name="ce87" style:family="table-cell" style:parent-style-name="Default" style:data-style-name="N3">
      <style:table-cell-properties fo:border-bottom="none" fo:border-left="0.039cm double #000000" style:border-line-width-left="0.002cm 0.035cm 0.002cm" fo:border-right="none" fo:border-top="0.002cm solid #000000"/>
      <style:map style:condition="cell-content()&lt;=65535" style:apply-style-name="Result" style:base-cell-address="TMR1.G22"/>
    </style:style>
    <style:style style:name="ce88" style:family="table-cell" style:parent-style-name="Default" style:data-style-name="N3">
      <style:table-cell-properties fo:border-bottom="0.035cm solid #000000" fo:border-left="0.039cm double #000000" style:border-line-width-left="0.002cm 0.035cm 0.002cm" fo:border-right="none" fo:border-top="none"/>
      <style:map style:condition="cell-content()&lt;=65535" style:apply-style-name="Result" style:base-cell-address="TMR1.G22"/>
    </style:style>
    <style:style style:name="ce89" style:family="table-cell" style:parent-style-name="Default" style:data-style-name="N3">
      <style:table-cell-properties fo:border-bottom="0.002cm solid #000000" fo:border-left="none" fo:border-right="0.018cm solid #000000" fo:border-top="none"/>
      <style:map style:condition="cell-content()&lt;=65535" style:apply-style-name="Result" style:base-cell-address="TMR1.G22"/>
    </style:style>
    <style:style style:name="ce90" style:family="table-cell" style:parent-style-name="Default" style:data-style-name="N3">
      <style:table-cell-properties fo:border-bottom="0.035cm solid #000000" fo:border-left="none" fo:border-right="none" fo:border-top="none"/>
      <style:map style:condition="cell-content()&lt;=65535" style:apply-style-name="Result" style:base-cell-address="TMR1.G22"/>
    </style:style>
    <style:style style:name="ce91" style:family="table-cell" style:parent-style-name="Default" style:data-style-name="N3">
      <style:table-cell-properties fo:border-bottom="0.035cm solid #000000" fo:border-left="none" fo:border-right="0.018cm solid #000000" fo:border-top="none"/>
      <style:map style:condition="cell-content()&lt;=65535" style:apply-style-name="Result" style:base-cell-address="TMR1.G22"/>
    </style:style>
  </office:automatic-styles>
  <office:body>
    <office:spreadsheet>
      <table:calculation-settings table:precision-as-shown="true"/>
      <table:table table:name="TMR0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14"/>
        <table:table-column table:style-name="co1" table:number-columns-repeated="5" table:default-cell-style-name="ce14"/>
        <table:table-column table:style-name="co1" table:default-cell-style-name="ce9"/>
        <table:table-column-group>
          <table:table-column table:style-name="co3" table:default-cell-style-name="ce20"/>
          <table:table-column table:style-name="co3" table:number-columns-repeated="5" table:default-cell-style-name="Default"/>
          <table:table-column table:style-name="co3" table:default-cell-style-name="ce26"/>
        </table:table-column-group>
        <table:table-column table:style-name="co4" table:default-cell-style-name="ce34"/>
        <table:table-column table:style-name="co4" table:number-columns-repeated="4" table:default-cell-style-name="ce36"/>
        <table:table-column table:style-name="co5" table:default-cell-style-name="ce36"/>
        <table:table-column table:style-name="co6" table:default-cell-style-name="ce48"/>
        <table:table-row table:style-name="ro1">
          <table:table-cell table:style-name="Default"/>
          <table:table-cell office:value-type="string">
            <text:p>PIC TMR0の設定値計算</text:p>
          </table:table-cell>
          <table:table-cell table:style-name="Default" table:number-columns-repeated="2"/>
          <table:table-cell table:style-name="Default" office:value-type="string">
            <text:p>注) <text:s/>この表の256より大きい部分は設定できない</text:p>
          </table:table-cell>
          <table:table-cell table:style-name="Default" table:number-columns-repeated="5"/>
          <table:table-cell table:number-columns-repeated="5"/>
          <table:table-cell table:style-name="Default" table:number-columns-repeated="8"/>
        </table:table-row>
        <table:table-row table:style-name="ro2">
          <table:table-cell table:style-name="Default" office:value-type="string">
            <text:p>4MHz</text:p>
          </table:table-cell>
          <table:table-cell/>
          <table:table-cell table:style-name="Default" table:number-columns-repeated="8"/>
          <table:table-cell table:number-columns-repeated="5"/>
          <table:table-cell table:style-name="Default" table:number-columns-repeated="8"/>
        </table:table-row>
        <table:table-row table:style-name="ro1">
          <table:table-cell table:style-name="Default"/>
          <table:table-cell/>
          <table:table-cell table:style-name="Default" office:value-type="string">
            <text:p>prescale</text:p>
          </table:table-cell>
          <table:table-cell table:style-name="Default" table:number-columns-repeated="6"/>
          <table:table-cell table:style-name="Default" office:value-type="string">
            <text:p>prescale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>
            <text:p>msec</text:p>
          </table:table-cell>
          <table:table-cell table:style-name="ce6" office:value-type="string">
            <text:p>step</text:p>
          </table:table-cell>
          <table:table-cell table:style-name="ce1" office:value-type="float" office:value="256">
            <text:p>25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2">
            <text:p>3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256">
            <text:p>25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2">
            <text:p>3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22" office:value-type="float" office:value="256">
            <text:p>25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2">
            <text:p>3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</table:table-row>
        <table:table-row table:style-name="ro1">
          <table:table-cell table:style-name="ce2" office:value-type="float" office:value="0.1">
            <text:p>0.1</text:p>
          </table:table-cell>
          <table:table-cell table:formula="of:=[.A5]*1000" office:value-type="float" office:value="100">
            <text:p>100</text:p>
          </table:table-cell>
          <table:table-cell table:style-name="ce9" table:formula="of:=[.$B$5]/[.C$4]" office:value-type="float" office:value="0">
            <text:p>0</text:p>
          </table:table-cell>
          <table:table-cell table:style-name="ce9" table:formula="of:=[.$B$5]/[.D$4]" office:value-type="float" office:value="1">
            <text:p>1</text:p>
          </table:table-cell>
          <table:table-cell table:style-name="ce9" table:formula="of:=[.$B$5]/[.E$4]" office:value-type="float" office:value="2">
            <text:p>2</text:p>
          </table:table-cell>
          <table:table-cell table:style-name="ce9" table:formula="of:=[.$B$5]/[.F$4]" office:value-type="float" office:value="3">
            <text:p>3</text:p>
          </table:table-cell>
          <table:table-cell table:style-name="ce9" table:formula="of:=[.$B$5]/[.G$4]" office:value-type="float" office:value="6">
            <text:p>6</text:p>
          </table:table-cell>
          <table:table-cell table:style-name="ce9" table:formula="of:=[.$B$5]/[.H$4]" office:value-type="float" office:value="13">
            <text:p>13</text:p>
          </table:table-cell>
          <table:table-cell table:formula="of:=[.$B$5]/[.I$4]" office:value-type="float" office:value="25">
            <text:p>25</text:p>
          </table:table-cell>
          <table:table-cell table:formula="of:=IF([.Q5]&gt;0;BASE([.Q5];16;4))" office:value-type="string" office:string-value="00FF">
            <text:p>00FF</text:p>
          </table:table-cell>
          <table:table-cell table:style-name="ce24" table:formula="of:=IF([.R5]&gt;0;BASE([.R5];16;4))" office:value-type="string" office:string-value="00FE">
            <text:p>00FE</text:p>
          </table:table-cell>
          <table:table-cell table:style-name="ce24" table:formula="of:=IF([.S5]&gt;0;BASE([.S5];16;4))" office:value-type="string" office:string-value="00FD">
            <text:p>00FD</text:p>
          </table:table-cell>
          <table:table-cell table:style-name="ce24" table:formula="of:=IF([.T5]&gt;0;BASE([.T5];16;4))" office:value-type="string" office:string-value="00FC">
            <text:p>00FC</text:p>
          </table:table-cell>
          <table:table-cell table:style-name="ce24" table:formula="of:=IF([.U5]&gt;0;BASE([.U5];16;4))" office:value-type="string" office:string-value="00F9">
            <text:p>00F9</text:p>
          </table:table-cell>
          <table:table-cell table:style-name="ce24" table:formula="of:=IF([.V5]&gt;0;BASE([.V5];16;4))" office:value-type="string" office:string-value="00F2">
            <text:p>00F2</text:p>
          </table:table-cell>
          <table:table-cell table:formula="of:=IF([.W5]&gt;0;BASE([.W5];16;4))" office:value-type="string" office:string-value="00E6">
            <text:p>00E6</text:p>
          </table:table-cell>
          <table:table-cell table:style-name="ce29" table:formula="of:=255-[.C5]" office:value-type="float" office:value="255">
            <text:p>255</text:p>
          </table:table-cell>
          <table:table-cell table:style-name="ce38" table:formula="of:=255-[.D5]" office:value-type="float" office:value="254">
            <text:p>254</text:p>
          </table:table-cell>
          <table:table-cell table:style-name="ce38" table:formula="of:=255-[.E5]" office:value-type="float" office:value="253">
            <text:p>253</text:p>
          </table:table-cell>
          <table:table-cell table:style-name="ce38" table:formula="of:=255-[.F5]" office:value-type="float" office:value="252">
            <text:p>252</text:p>
          </table:table-cell>
          <table:table-cell table:style-name="ce38" table:formula="of:=255-[.G5]" office:value-type="float" office:value="249">
            <text:p>249</text:p>
          </table:table-cell>
          <table:table-cell table:style-name="ce38" table:formula="of:=255-[.H5]" office:value-type="float" office:value="242">
            <text:p>242</text:p>
          </table:table-cell>
          <table:table-cell table:style-name="ce42" table:formula="of:=255-[.I5]" office:value-type="float" office:value="230">
            <text:p>230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1000" office:value-type="float" office:value="200">
            <text:p>200</text:p>
          </table:table-cell>
          <table:table-cell table:style-name="ce9" table:formula="of:=[.$B$6]/[.C$4]" office:value-type="float" office:value="1">
            <text:p>1</text:p>
          </table:table-cell>
          <table:table-cell table:style-name="ce9" table:formula="of:=[.$B$6]/[.D$4]" office:value-type="float" office:value="2">
            <text:p>2</text:p>
          </table:table-cell>
          <table:table-cell table:style-name="ce9" table:formula="of:=[.$B$6]/[.E$4]" office:value-type="float" office:value="3">
            <text:p>3</text:p>
          </table:table-cell>
          <table:table-cell table:style-name="ce9" table:formula="of:=[.$B$6]/[.F$4]" office:value-type="float" office:value="6">
            <text:p>6</text:p>
          </table:table-cell>
          <table:table-cell table:style-name="ce9" table:formula="of:=[.$B$6]/[.G$4]" office:value-type="float" office:value="13">
            <text:p>13</text:p>
          </table:table-cell>
          <table:table-cell table:style-name="ce9" table:formula="of:=[.$B$6]/[.H$4]" office:value-type="float" office:value="25">
            <text:p>25</text:p>
          </table:table-cell>
          <table:table-cell table:formula="of:=[.$B$6]/[.I$4]" office:value-type="float" office:value="50">
            <text:p>50</text:p>
          </table:table-cell>
          <table:table-cell table:formula="of:=IF([.Q6]&gt;0;BASE([.Q6];16;4))" office:value-type="string" office:string-value="00FE">
            <text:p>00FE</text:p>
          </table:table-cell>
          <table:table-cell table:style-name="ce24" table:formula="of:=IF([.R6]&gt;0;BASE([.R6];16;4))" office:value-type="string" office:string-value="00FD">
            <text:p>00FD</text:p>
          </table:table-cell>
          <table:table-cell table:style-name="ce24" table:formula="of:=IF([.S6]&gt;0;BASE([.S6];16;4))" office:value-type="string" office:string-value="00FC">
            <text:p>00FC</text:p>
          </table:table-cell>
          <table:table-cell table:style-name="ce24" table:formula="of:=IF([.T6]&gt;0;BASE([.T6];16;4))" office:value-type="string" office:string-value="00F9">
            <text:p>00F9</text:p>
          </table:table-cell>
          <table:table-cell table:style-name="ce24" table:formula="of:=IF([.U6]&gt;0;BASE([.U6];16;4))" office:value-type="string" office:string-value="00F2">
            <text:p>00F2</text:p>
          </table:table-cell>
          <table:table-cell table:style-name="ce24" table:formula="of:=IF([.V6]&gt;0;BASE([.V6];16;4))" office:value-type="string" office:string-value="00E6">
            <text:p>00E6</text:p>
          </table:table-cell>
          <table:table-cell table:formula="of:=IF([.W6]&gt;0;BASE([.W6];16;4))" office:value-type="string" office:string-value="00CD">
            <text:p>00CD</text:p>
          </table:table-cell>
          <table:table-cell table:style-name="ce30" table:formula="of:=255-[.C6]" office:value-type="float" office:value="254">
            <text:p>254</text:p>
          </table:table-cell>
          <table:table-cell table:style-name="ce39" table:formula="of:=255-[.D6]" office:value-type="float" office:value="253">
            <text:p>253</text:p>
          </table:table-cell>
          <table:table-cell table:style-name="ce39" table:formula="of:=255-[.E6]" office:value-type="float" office:value="252">
            <text:p>252</text:p>
          </table:table-cell>
          <table:table-cell table:style-name="ce39" table:formula="of:=255-[.F6]" office:value-type="float" office:value="249">
            <text:p>249</text:p>
          </table:table-cell>
          <table:table-cell table:style-name="ce39" table:formula="of:=255-[.G6]" office:value-type="float" office:value="242">
            <text:p>242</text:p>
          </table:table-cell>
          <table:table-cell table:style-name="ce39" table:formula="of:=255-[.H6]" office:value-type="float" office:value="230">
            <text:p>230</text:p>
          </table:table-cell>
          <table:table-cell table:style-name="ce43" table:formula="of:=255-[.I6]" office:value-type="float" office:value="205">
            <text:p>20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7]*1000" office:value-type="float" office:value="300">
            <text:p>300</text:p>
          </table:table-cell>
          <table:table-cell table:style-name="ce9" table:formula="of:=[.$B$7]/[.C$4]" office:value-type="float" office:value="1">
            <text:p>1</text:p>
          </table:table-cell>
          <table:table-cell table:style-name="ce9" table:formula="of:=[.$B$7]/[.D$4]" office:value-type="float" office:value="2">
            <text:p>2</text:p>
          </table:table-cell>
          <table:table-cell table:style-name="ce9" table:formula="of:=[.$B$7]/[.E$4]" office:value-type="float" office:value="5">
            <text:p>5</text:p>
          </table:table-cell>
          <table:table-cell table:style-name="ce9" table:formula="of:=[.$B$7]/[.F$4]" office:value-type="float" office:value="9">
            <text:p>9</text:p>
          </table:table-cell>
          <table:table-cell table:style-name="ce9" table:formula="of:=[.$B$7]/[.G$4]" office:value-type="float" office:value="19">
            <text:p>19</text:p>
          </table:table-cell>
          <table:table-cell table:style-name="ce9" table:formula="of:=[.$B$7]/[.H$4]" office:value-type="float" office:value="38">
            <text:p>38</text:p>
          </table:table-cell>
          <table:table-cell table:formula="of:=[.$B$7]/[.I$4]" office:value-type="float" office:value="75">
            <text:p>75</text:p>
          </table:table-cell>
          <table:table-cell table:formula="of:=IF([.Q7]&gt;0;BASE([.Q7];16;4))" office:value-type="string" office:string-value="00FE">
            <text:p>00FE</text:p>
          </table:table-cell>
          <table:table-cell table:style-name="ce24" table:formula="of:=IF([.R7]&gt;0;BASE([.R7];16;4))" office:value-type="string" office:string-value="00FD">
            <text:p>00FD</text:p>
          </table:table-cell>
          <table:table-cell table:style-name="ce24" table:formula="of:=IF([.S7]&gt;0;BASE([.S7];16;4))" office:value-type="string" office:string-value="00FA">
            <text:p>00FA</text:p>
          </table:table-cell>
          <table:table-cell table:style-name="ce24" table:formula="of:=IF([.T7]&gt;0;BASE([.T7];16;4))" office:value-type="string" office:string-value="00F6">
            <text:p>00F6</text:p>
          </table:table-cell>
          <table:table-cell table:style-name="ce24" table:formula="of:=IF([.U7]&gt;0;BASE([.U7];16;4))" office:value-type="string" office:string-value="00EC">
            <text:p>00EC</text:p>
          </table:table-cell>
          <table:table-cell table:style-name="ce24" table:formula="of:=IF([.V7]&gt;0;BASE([.V7];16;4))" office:value-type="string" office:string-value="00D9">
            <text:p>00D9</text:p>
          </table:table-cell>
          <table:table-cell table:formula="of:=IF([.W7]&gt;0;BASE([.W7];16;4))" office:value-type="string" office:string-value="00B4">
            <text:p>00B4</text:p>
          </table:table-cell>
          <table:table-cell table:style-name="ce30" table:formula="of:=255-[.C7]" office:value-type="float" office:value="254">
            <text:p>254</text:p>
          </table:table-cell>
          <table:table-cell table:style-name="ce39" table:formula="of:=255-[.D7]" office:value-type="float" office:value="253">
            <text:p>253</text:p>
          </table:table-cell>
          <table:table-cell table:style-name="ce39" table:formula="of:=255-[.E7]" office:value-type="float" office:value="250">
            <text:p>250</text:p>
          </table:table-cell>
          <table:table-cell table:style-name="ce39" table:formula="of:=255-[.F7]" office:value-type="float" office:value="246">
            <text:p>246</text:p>
          </table:table-cell>
          <table:table-cell table:style-name="ce39" table:formula="of:=255-[.G7]" office:value-type="float" office:value="236">
            <text:p>236</text:p>
          </table:table-cell>
          <table:table-cell table:style-name="ce39" table:formula="of:=255-[.H7]" office:value-type="float" office:value="217">
            <text:p>217</text:p>
          </table:table-cell>
          <table:table-cell table:style-name="ce43" table:formula="of:=255-[.I7]" office:value-type="float" office:value="180">
            <text:p>180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8]*1000" office:value-type="float" office:value="500">
            <text:p>500</text:p>
          </table:table-cell>
          <table:table-cell table:style-name="ce9" table:formula="of:=[.$B$8]/[.C$4]" office:value-type="float" office:value="2">
            <text:p>2</text:p>
          </table:table-cell>
          <table:table-cell table:style-name="ce9" table:formula="of:=[.$B$8]/[.D$4]" office:value-type="float" office:value="4">
            <text:p>4</text:p>
          </table:table-cell>
          <table:table-cell table:style-name="ce9" table:formula="of:=[.$B$8]/[.E$4]" office:value-type="float" office:value="8">
            <text:p>8</text:p>
          </table:table-cell>
          <table:table-cell table:style-name="ce9" table:formula="of:=[.$B$8]/[.F$4]" office:value-type="float" office:value="16">
            <text:p>16</text:p>
          </table:table-cell>
          <table:table-cell table:style-name="ce9" table:formula="of:=[.$B$8]/[.G$4]" office:value-type="float" office:value="31">
            <text:p>31</text:p>
          </table:table-cell>
          <table:table-cell table:style-name="ce9" table:formula="of:=[.$B$8]/[.H$4]" office:value-type="float" office:value="63">
            <text:p>63</text:p>
          </table:table-cell>
          <table:table-cell table:formula="of:=[.$B$8]/[.I$4]" office:value-type="float" office:value="125">
            <text:p>125</text:p>
          </table:table-cell>
          <table:table-cell table:formula="of:=IF([.Q8]&gt;0;BASE([.Q8];16;4))" office:value-type="string" office:string-value="00FD">
            <text:p>00FD</text:p>
          </table:table-cell>
          <table:table-cell table:style-name="ce24" table:formula="of:=IF([.R8]&gt;0;BASE([.R8];16;4))" office:value-type="string" office:string-value="00FB">
            <text:p>00FB</text:p>
          </table:table-cell>
          <table:table-cell table:style-name="ce24" table:formula="of:=IF([.S8]&gt;0;BASE([.S8];16;4))" office:value-type="string" office:string-value="00F7">
            <text:p>00F7</text:p>
          </table:table-cell>
          <table:table-cell table:style-name="ce24" table:formula="of:=IF([.T8]&gt;0;BASE([.T8];16;4))" office:value-type="string" office:string-value="00EF">
            <text:p>00EF</text:p>
          </table:table-cell>
          <table:table-cell table:style-name="ce24" table:formula="of:=IF([.U8]&gt;0;BASE([.U8];16;4))" office:value-type="string" office:string-value="00E0">
            <text:p>00E0</text:p>
          </table:table-cell>
          <table:table-cell table:style-name="ce24" table:formula="of:=IF([.V8]&gt;0;BASE([.V8];16;4))" office:value-type="string" office:string-value="00C0">
            <text:p>00C0</text:p>
          </table:table-cell>
          <table:table-cell table:formula="of:=IF([.W8]&gt;0;BASE([.W8];16;4))" office:value-type="string" office:string-value="0082">
            <text:p>0082</text:p>
          </table:table-cell>
          <table:table-cell table:style-name="ce30" table:formula="of:=255-[.C8]" office:value-type="float" office:value="253">
            <text:p>253</text:p>
          </table:table-cell>
          <table:table-cell table:style-name="ce39" table:formula="of:=255-[.D8]" office:value-type="float" office:value="251">
            <text:p>251</text:p>
          </table:table-cell>
          <table:table-cell table:style-name="ce39" table:formula="of:=255-[.E8]" office:value-type="float" office:value="247">
            <text:p>247</text:p>
          </table:table-cell>
          <table:table-cell table:style-name="ce39" table:formula="of:=255-[.F8]" office:value-type="float" office:value="239">
            <text:p>239</text:p>
          </table:table-cell>
          <table:table-cell table:style-name="ce39" table:formula="of:=255-[.G8]" office:value-type="float" office:value="224">
            <text:p>224</text:p>
          </table:table-cell>
          <table:table-cell table:style-name="ce39" table:formula="of:=255-[.H8]" office:value-type="float" office:value="192">
            <text:p>192</text:p>
          </table:table-cell>
          <table:table-cell table:style-name="ce43" table:formula="of:=255-[.I8]" office:value-type="float" office:value="130">
            <text:p>130</text:p>
          </table:table-cell>
        </table:table-row>
        <table:table-row table:style-name="ro1">
          <table:table-cell table:style-name="ce4" office:value-type="float" office:value="0.8">
            <text:p>0.8</text:p>
          </table:table-cell>
          <table:table-cell table:formula="of:=[.A9]*1000" office:value-type="float" office:value="800">
            <text:p>800</text:p>
          </table:table-cell>
          <table:table-cell table:style-name="ce9" table:formula="of:=[.$B$9]/[.C$4]" office:value-type="float" office:value="3">
            <text:p>3</text:p>
          </table:table-cell>
          <table:table-cell table:style-name="ce9" table:formula="of:=[.$B$9]/[.D$4]" office:value-type="float" office:value="6">
            <text:p>6</text:p>
          </table:table-cell>
          <table:table-cell table:style-name="ce9" table:formula="of:=[.$B$9]/[.E$4]" office:value-type="float" office:value="13">
            <text:p>13</text:p>
          </table:table-cell>
          <table:table-cell table:style-name="ce9" table:formula="of:=[.$B$9]/[.F$4]" office:value-type="float" office:value="25">
            <text:p>25</text:p>
          </table:table-cell>
          <table:table-cell table:style-name="ce9" table:formula="of:=[.$B$9]/[.G$4]" office:value-type="float" office:value="50">
            <text:p>50</text:p>
          </table:table-cell>
          <table:table-cell table:style-name="ce9" table:formula="of:=[.$B$9]/[.H$4]" office:value-type="float" office:value="100">
            <text:p>100</text:p>
          </table:table-cell>
          <table:table-cell table:formula="of:=[.$B$9]/[.I$4]" office:value-type="float" office:value="200">
            <text:p>200</text:p>
          </table:table-cell>
          <table:table-cell table:formula="of:=IF([.Q9]&gt;0;BASE([.Q9];16;4))" office:value-type="string" office:string-value="00FC">
            <text:p>00FC</text:p>
          </table:table-cell>
          <table:table-cell table:style-name="ce24" table:formula="of:=IF([.R9]&gt;0;BASE([.R9];16;4))" office:value-type="string" office:string-value="00F9">
            <text:p>00F9</text:p>
          </table:table-cell>
          <table:table-cell table:style-name="ce24" table:formula="of:=IF([.S9]&gt;0;BASE([.S9];16;4))" office:value-type="string" office:string-value="00F2">
            <text:p>00F2</text:p>
          </table:table-cell>
          <table:table-cell table:style-name="ce24" table:formula="of:=IF([.T9]&gt;0;BASE([.T9];16;4))" office:value-type="string" office:string-value="00E6">
            <text:p>00E6</text:p>
          </table:table-cell>
          <table:table-cell table:style-name="ce24" table:formula="of:=IF([.U9]&gt;0;BASE([.U9];16;4))" office:value-type="string" office:string-value="00CD">
            <text:p>00CD</text:p>
          </table:table-cell>
          <table:table-cell table:style-name="ce24" table:formula="of:=IF([.V9]&gt;0;BASE([.V9];16;4))" office:value-type="string" office:string-value="009B">
            <text:p>009B</text:p>
          </table:table-cell>
          <table:table-cell table:formula="of:=IF([.W9]&gt;0;BASE([.W9];16;4))" office:value-type="string" office:string-value="0037">
            <text:p>0037</text:p>
          </table:table-cell>
          <table:table-cell table:style-name="ce30" table:formula="of:=255-[.C9]" office:value-type="float" office:value="252">
            <text:p>252</text:p>
          </table:table-cell>
          <table:table-cell table:style-name="ce39" table:formula="of:=255-[.D9]" office:value-type="float" office:value="249">
            <text:p>249</text:p>
          </table:table-cell>
          <table:table-cell table:style-name="ce39" table:formula="of:=255-[.E9]" office:value-type="float" office:value="242">
            <text:p>242</text:p>
          </table:table-cell>
          <table:table-cell table:style-name="ce39" table:formula="of:=255-[.F9]" office:value-type="float" office:value="230">
            <text:p>230</text:p>
          </table:table-cell>
          <table:table-cell table:style-name="ce39" table:formula="of:=255-[.G9]" office:value-type="float" office:value="205">
            <text:p>205</text:p>
          </table:table-cell>
          <table:table-cell table:style-name="ce39" table:formula="of:=255-[.H9]" office:value-type="float" office:value="155">
            <text:p>155</text:p>
          </table:table-cell>
          <table:table-cell table:style-name="ce43" table:formula="of:=255-[.I9]"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0]*1000" office:value-type="float" office:value="1000">
            <text:p>1000</text:p>
          </table:table-cell>
          <table:table-cell table:style-name="ce9" table:formula="of:=[.$B$10]/[.C$4]" office:value-type="float" office:value="4">
            <text:p>4</text:p>
          </table:table-cell>
          <table:table-cell table:style-name="ce9" table:formula="of:=[.$B$10]/[.D$4]" office:value-type="float" office:value="8">
            <text:p>8</text:p>
          </table:table-cell>
          <table:table-cell table:style-name="ce9" table:formula="of:=[.$B$10]/[.E$4]" office:value-type="float" office:value="16">
            <text:p>16</text:p>
          </table:table-cell>
          <table:table-cell table:style-name="ce9" table:formula="of:=[.$B$10]/[.F$4]" office:value-type="float" office:value="31">
            <text:p>31</text:p>
          </table:table-cell>
          <table:table-cell table:style-name="ce9" table:formula="of:=[.$B$10]/[.G$4]" office:value-type="float" office:value="63">
            <text:p>63</text:p>
          </table:table-cell>
          <table:table-cell table:style-name="ce9" table:formula="of:=[.$B$10]/[.H$4]" office:value-type="float" office:value="125">
            <text:p>125</text:p>
          </table:table-cell>
          <table:table-cell table:formula="of:=[.$B$10]/[.I$4]" office:value-type="float" office:value="250">
            <text:p>250</text:p>
          </table:table-cell>
          <table:table-cell table:formula="of:=IF([.Q10]&gt;0;BASE([.Q10];16;4))" office:value-type="string" office:string-value="00FB">
            <text:p>00FB</text:p>
          </table:table-cell>
          <table:table-cell table:formula="of:=IF([.R10]&gt;0;BASE([.R10];16;4))" office:value-type="string" office:string-value="00F7">
            <text:p>00F7</text:p>
          </table:table-cell>
          <table:table-cell table:formula="of:=IF([.S10]&gt;0;BASE([.S10];16;4))" office:value-type="string" office:string-value="00EF">
            <text:p>00EF</text:p>
          </table:table-cell>
          <table:table-cell table:formula="of:=IF([.T10]&gt;0;BASE([.T10];16;4))" office:value-type="string" office:string-value="00E0">
            <text:p>00E0</text:p>
          </table:table-cell>
          <table:table-cell table:formula="of:=IF([.U10]&gt;0;BASE([.U10];16;4))" office:value-type="string" office:string-value="00C0">
            <text:p>00C0</text:p>
          </table:table-cell>
          <table:table-cell table:formula="of:=IF([.V10]&gt;0;BASE([.V10];16;4))" office:value-type="string" office:string-value="0082">
            <text:p>0082</text:p>
          </table:table-cell>
          <table:table-cell table:formula="of:=IF([.W10]&gt;0;BASE([.W10];16;4))" office:value-type="string" office:string-value="0005">
            <text:p>0005</text:p>
          </table:table-cell>
          <table:table-cell table:style-name="ce30" table:formula="of:=255-[.C10]" office:value-type="float" office:value="251">
            <text:p>251</text:p>
          </table:table-cell>
          <table:table-cell table:style-name="ce39" table:formula="of:=255-[.D10]" office:value-type="float" office:value="247">
            <text:p>247</text:p>
          </table:table-cell>
          <table:table-cell table:style-name="ce39" table:formula="of:=255-[.E10]" office:value-type="float" office:value="239">
            <text:p>239</text:p>
          </table:table-cell>
          <table:table-cell table:style-name="ce39" table:formula="of:=255-[.F10]" office:value-type="float" office:value="224">
            <text:p>224</text:p>
          </table:table-cell>
          <table:table-cell table:style-name="ce39" table:formula="of:=255-[.G10]" office:value-type="float" office:value="192">
            <text:p>192</text:p>
          </table:table-cell>
          <table:table-cell table:style-name="ce39" table:formula="of:=255-[.H10]" office:value-type="float" office:value="130">
            <text:p>130</text:p>
          </table:table-cell>
          <table:table-cell table:style-name="ce43" table:formula="of:=255-[.I10]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1]*1000" office:value-type="float" office:value="10000">
            <text:p>10000</text:p>
          </table:table-cell>
          <table:table-cell table:style-name="ce9" table:formula="of:=[.$B$11]/[.C$4]" office:value-type="float" office:value="39">
            <text:p>39</text:p>
          </table:table-cell>
          <table:table-cell table:style-name="ce9" table:formula="of:=[.$B$11]/[.D$4]" office:value-type="float" office:value="78">
            <text:p>78</text:p>
          </table:table-cell>
          <table:table-cell table:style-name="ce9" table:formula="of:=[.$B$11]/[.E$4]" office:value-type="float" office:value="156">
            <text:p>156</text:p>
          </table:table-cell>
          <table:table-cell table:style-name="ce9" table:formula="of:=[.$B$11]/[.F$4]" office:value-type="float" office:value="313">
            <text:p>313</text:p>
          </table:table-cell>
          <table:table-cell table:style-name="ce9" table:formula="of:=[.$B$11]/[.G$4]" office:value-type="float" office:value="625">
            <text:p>625</text:p>
          </table:table-cell>
          <table:table-cell table:style-name="ce9" table:formula="of:=[.$B$11]/[.H$4]" office:value-type="float" office:value="1250">
            <text:p>1250</text:p>
          </table:table-cell>
          <table:table-cell table:formula="of:=[.$B$11]/[.I$4]" office:value-type="float" office:value="2500">
            <text:p>2500</text:p>
          </table:table-cell>
          <table:table-cell table:formula="of:=IF([.Q11]&gt;0;BASE([.Q11];16;4))" office:value-type="string" office:string-value="00D8">
            <text:p>00D8</text:p>
          </table:table-cell>
          <table:table-cell table:formula="of:=IF([.R11]&gt;0;BASE([.R11];16;4))" office:value-type="string" office:string-value="00B1">
            <text:p>00B1</text:p>
          </table:table-cell>
          <table:table-cell table:formula="of:=IF([.S11]&gt;0;BASE([.S11];16;4))" office:value-type="string" office:string-value="0063">
            <text:p>0063</text:p>
          </table:table-cell>
          <table:table-cell table:formula="of:=IF([.T11]&gt;0;BASE([.T11];16;4))" office:value-type="boolean" office:boolean-value="false">
            <text:p>FALSE</text:p>
          </table:table-cell>
          <table:table-cell table:formula="of:=IF([.U11]&gt;0;BASE([.U11];16;4))" office:value-type="boolean" office:boolean-value="false">
            <text:p>FALSE</text:p>
          </table:table-cell>
          <table:table-cell table:formula="of:=IF([.V11]&gt;0;BASE([.V11];16;4))" office:value-type="boolean" office:boolean-value="false">
            <text:p>FALSE</text:p>
          </table:table-cell>
          <table:table-cell table:formula="of:=IF([.W11]&gt;0;BASE([.W11];16;4))" office:value-type="boolean" office:boolean-value="false">
            <text:p>FALSE</text:p>
          </table:table-cell>
          <table:table-cell table:style-name="ce31" table:formula="of:=255-[.C11]" office:value-type="float" office:value="216">
            <text:p>216</text:p>
          </table:table-cell>
          <table:table-cell table:style-name="ce39" table:formula="of:=255-[.D11]" office:value-type="float" office:value="177">
            <text:p>177</text:p>
          </table:table-cell>
          <table:table-cell table:style-name="ce39" table:formula="of:=255-[.E11]" office:value-type="float" office:value="99">
            <text:p>99</text:p>
          </table:table-cell>
          <table:table-cell table:style-name="ce39" table:formula="of:=255-[.F11]" office:value-type="float" office:value="-58">
            <text:p>-58</text:p>
          </table:table-cell>
          <table:table-cell table:style-name="ce39" table:formula="of:=255-[.G11]" office:value-type="float" office:value="-370">
            <text:p>-370</text:p>
          </table:table-cell>
          <table:table-cell table:style-name="ce39" table:formula="of:=255-[.H11]" office:value-type="float" office:value="-995">
            <text:p>-995</text:p>
          </table:table-cell>
          <table:table-cell table:style-name="ce43" table:formula="of:=255-[.I11]" office:value-type="float" office:value="-2245">
            <text:p>-22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12]*1000" office:value-type="float" office:value="20000">
            <text:p>20000</text:p>
          </table:table-cell>
          <table:table-cell table:style-name="ce9" table:formula="of:=[.$B$12]/[.C$4]" office:value-type="float" office:value="78">
            <text:p>78</text:p>
          </table:table-cell>
          <table:table-cell table:style-name="ce9" table:formula="of:=[.$B$12]/[.D$4]" office:value-type="float" office:value="156">
            <text:p>156</text:p>
          </table:table-cell>
          <table:table-cell table:style-name="ce9" table:formula="of:=[.$B$12]/[.E$4]" office:value-type="float" office:value="313">
            <text:p>313</text:p>
          </table:table-cell>
          <table:table-cell table:style-name="ce9" table:formula="of:=[.$B$12]/[.F$4]" office:value-type="float" office:value="625">
            <text:p>625</text:p>
          </table:table-cell>
          <table:table-cell table:style-name="ce9" table:formula="of:=[.$B$12]/[.G$4]" office:value-type="float" office:value="1250">
            <text:p>1250</text:p>
          </table:table-cell>
          <table:table-cell table:style-name="ce9" table:formula="of:=[.$B$12]/[.H$4]" office:value-type="float" office:value="2500">
            <text:p>2500</text:p>
          </table:table-cell>
          <table:table-cell table:formula="of:=[.$B$12]/[.I$4]" office:value-type="float" office:value="5000">
            <text:p>5000</text:p>
          </table:table-cell>
          <table:table-cell table:formula="of:=IF([.Q12]&gt;0;BASE([.Q12];16;4))" office:value-type="string" office:string-value="00B1">
            <text:p>00B1</text:p>
          </table:table-cell>
          <table:table-cell table:formula="of:=IF([.R12]&gt;0;BASE([.R12];16;4))" office:value-type="string" office:string-value="0063">
            <text:p>0063</text:p>
          </table:table-cell>
          <table:table-cell table:formula="of:=IF([.S12]&gt;0;BASE([.S12];16;4))" office:value-type="boolean" office:boolean-value="false">
            <text:p>FALSE</text:p>
          </table:table-cell>
          <table:table-cell table:formula="of:=IF([.T12]&gt;0;BASE([.T12];16;4))" office:value-type="boolean" office:boolean-value="false">
            <text:p>FALSE</text:p>
          </table:table-cell>
          <table:table-cell table:formula="of:=IF([.U12]&gt;0;BASE([.U12];16;4))" office:value-type="boolean" office:boolean-value="false">
            <text:p>FALSE</text:p>
          </table:table-cell>
          <table:table-cell table:formula="of:=IF([.V12]&gt;0;BASE([.V12];16;4))" office:value-type="boolean" office:boolean-value="false">
            <text:p>FALSE</text:p>
          </table:table-cell>
          <table:table-cell table:formula="of:=IF([.W12]&gt;0;BASE([.W12];16;4))" office:value-type="boolean" office:boolean-value="false">
            <text:p>FALSE</text:p>
          </table:table-cell>
          <table:table-cell table:style-name="ce30" table:formula="of:=255-[.C12]" office:value-type="float" office:value="177">
            <text:p>177</text:p>
          </table:table-cell>
          <table:table-cell table:style-name="ce39" table:formula="of:=255-[.D12]" office:value-type="float" office:value="99">
            <text:p>99</text:p>
          </table:table-cell>
          <table:table-cell table:style-name="ce39" table:formula="of:=255-[.E12]" office:value-type="float" office:value="-58">
            <text:p>-58</text:p>
          </table:table-cell>
          <table:table-cell table:style-name="ce39" table:formula="of:=255-[.F12]" office:value-type="float" office:value="-370">
            <text:p>-370</text:p>
          </table:table-cell>
          <table:table-cell table:style-name="ce39" table:formula="of:=255-[.G12]" office:value-type="float" office:value="-995">
            <text:p>-995</text:p>
          </table:table-cell>
          <table:table-cell table:style-name="ce39" table:formula="of:=255-[.H12]" office:value-type="float" office:value="-2245">
            <text:p>-2245</text:p>
          </table:table-cell>
          <table:table-cell table:style-name="ce43" table:formula="of:=255-[.I12]" office:value-type="float" office:value="-4745">
            <text:p>-47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13]*1000" office:value-type="float" office:value="30000">
            <text:p>30000</text:p>
          </table:table-cell>
          <table:table-cell table:style-name="ce9" table:formula="of:=[.$B$13]/[.C$4]" office:value-type="float" office:value="117">
            <text:p>117</text:p>
          </table:table-cell>
          <table:table-cell table:style-name="ce9" table:formula="of:=[.$B$13]/[.D$4]" office:value-type="float" office:value="234">
            <text:p>234</text:p>
          </table:table-cell>
          <table:table-cell table:style-name="ce9" table:formula="of:=[.$B$13]/[.E$4]" office:value-type="float" office:value="469">
            <text:p>469</text:p>
          </table:table-cell>
          <table:table-cell table:style-name="ce9" table:formula="of:=[.$B$13]/[.F$4]" office:value-type="float" office:value="938">
            <text:p>938</text:p>
          </table:table-cell>
          <table:table-cell table:style-name="ce9" table:formula="of:=[.$B$13]/[.G$4]" office:value-type="float" office:value="1875">
            <text:p>1875</text:p>
          </table:table-cell>
          <table:table-cell table:style-name="ce9" table:formula="of:=[.$B$13]/[.H$4]" office:value-type="float" office:value="3750">
            <text:p>3750</text:p>
          </table:table-cell>
          <table:table-cell table:formula="of:=[.$B$13]/[.I$4]" office:value-type="float" office:value="7500">
            <text:p>7500</text:p>
          </table:table-cell>
          <table:table-cell table:formula="of:=IF([.Q13]&gt;0;BASE([.Q13];16;4))" office:value-type="string" office:string-value="008A">
            <text:p>008A</text:p>
          </table:table-cell>
          <table:table-cell table:formula="of:=IF([.R13]&gt;0;BASE([.R13];16;4))" office:value-type="string" office:string-value="0015">
            <text:p>0015</text:p>
          </table:table-cell>
          <table:table-cell table:formula="of:=IF([.S13]&gt;0;BASE([.S13];16;4))" office:value-type="boolean" office:boolean-value="false">
            <text:p>FALSE</text:p>
          </table:table-cell>
          <table:table-cell table:formula="of:=IF([.T13]&gt;0;BASE([.T13];16;4))" office:value-type="boolean" office:boolean-value="false">
            <text:p>FALSE</text:p>
          </table:table-cell>
          <table:table-cell table:formula="of:=IF([.U13]&gt;0;BASE([.U13];16;4))" office:value-type="boolean" office:boolean-value="false">
            <text:p>FALSE</text:p>
          </table:table-cell>
          <table:table-cell table:formula="of:=IF([.V13]&gt;0;BASE([.V13];16;4))" office:value-type="boolean" office:boolean-value="false">
            <text:p>FALSE</text:p>
          </table:table-cell>
          <table:table-cell table:formula="of:=IF([.W13]&gt;0;BASE([.W13];16;4))" office:value-type="boolean" office:boolean-value="false">
            <text:p>FALSE</text:p>
          </table:table-cell>
          <table:table-cell table:style-name="ce30" table:formula="of:=255-[.C13]" office:value-type="float" office:value="138">
            <text:p>138</text:p>
          </table:table-cell>
          <table:table-cell table:style-name="ce39" table:formula="of:=255-[.D13]" office:value-type="float" office:value="21">
            <text:p>21</text:p>
          </table:table-cell>
          <table:table-cell table:style-name="ce39" table:formula="of:=255-[.E13]" office:value-type="float" office:value="-214">
            <text:p>-214</text:p>
          </table:table-cell>
          <table:table-cell table:style-name="ce39" table:formula="of:=255-[.F13]" office:value-type="float" office:value="-683">
            <text:p>-683</text:p>
          </table:table-cell>
          <table:table-cell table:style-name="ce39" table:formula="of:=255-[.G13]" office:value-type="float" office:value="-1620">
            <text:p>-1620</text:p>
          </table:table-cell>
          <table:table-cell table:style-name="ce39" table:formula="of:=255-[.H13]" office:value-type="float" office:value="-3495">
            <text:p>-3495</text:p>
          </table:table-cell>
          <table:table-cell table:style-name="ce43" table:formula="of:=255-[.I13]" office:value-type="float" office:value="-7245">
            <text:p>-72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14]*1000" office:value-type="float" office:value="40000">
            <text:p>40000</text:p>
          </table:table-cell>
          <table:table-cell table:style-name="ce9" table:formula="of:=[.$B$14]/[.C$4]" office:value-type="float" office:value="156">
            <text:p>156</text:p>
          </table:table-cell>
          <table:table-cell table:style-name="ce9" table:formula="of:=[.$B$14]/[.D$4]" office:value-type="float" office:value="313">
            <text:p>313</text:p>
          </table:table-cell>
          <table:table-cell table:style-name="ce9" table:formula="of:=[.$B$14]/[.E$4]" office:value-type="float" office:value="625">
            <text:p>625</text:p>
          </table:table-cell>
          <table:table-cell table:style-name="ce9" table:formula="of:=[.$B$14]/[.F$4]" office:value-type="float" office:value="1250">
            <text:p>1250</text:p>
          </table:table-cell>
          <table:table-cell table:style-name="ce9" table:formula="of:=[.$B$14]/[.G$4]" office:value-type="float" office:value="2500">
            <text:p>2500</text:p>
          </table:table-cell>
          <table:table-cell table:style-name="ce9" table:formula="of:=[.$B$14]/[.H$4]" office:value-type="float" office:value="5000">
            <text:p>5000</text:p>
          </table:table-cell>
          <table:table-cell table:formula="of:=[.$B$14]/[.I$4]" office:value-type="float" office:value="10000">
            <text:p>10000</text:p>
          </table:table-cell>
          <table:table-cell table:formula="of:=IF([.Q14]&gt;0;BASE([.Q14];16;4))" office:value-type="string" office:string-value="0063">
            <text:p>0063</text:p>
          </table:table-cell>
          <table:table-cell table:formula="of:=IF([.R14]&gt;0;BASE([.R14];16;4))" office:value-type="boolean" office:boolean-value="false">
            <text:p>FALSE</text:p>
          </table:table-cell>
          <table:table-cell table:formula="of:=IF([.S14]&gt;0;BASE([.S14];16;4))" office:value-type="boolean" office:boolean-value="false">
            <text:p>FALSE</text:p>
          </table:table-cell>
          <table:table-cell table:formula="of:=IF([.T14]&gt;0;BASE([.T14];16;4))" office:value-type="boolean" office:boolean-value="false">
            <text:p>FALSE</text:p>
          </table:table-cell>
          <table:table-cell table:formula="of:=IF([.U14]&gt;0;BASE([.U14];16;4))" office:value-type="boolean" office:boolean-value="false">
            <text:p>FALSE</text:p>
          </table:table-cell>
          <table:table-cell table:formula="of:=IF([.V14]&gt;0;BASE([.V14];16;4))" office:value-type="boolean" office:boolean-value="false">
            <text:p>FALSE</text:p>
          </table:table-cell>
          <table:table-cell table:formula="of:=IF([.W14]&gt;0;BASE([.W14];16;4))" office:value-type="boolean" office:boolean-value="false">
            <text:p>FALSE</text:p>
          </table:table-cell>
          <table:table-cell table:style-name="ce30" table:formula="of:=255-[.C14]" office:value-type="float" office:value="99">
            <text:p>99</text:p>
          </table:table-cell>
          <table:table-cell table:style-name="ce39" table:formula="of:=255-[.D14]" office:value-type="float" office:value="-58">
            <text:p>-58</text:p>
          </table:table-cell>
          <table:table-cell table:style-name="ce39" table:formula="of:=255-[.E14]" office:value-type="float" office:value="-370">
            <text:p>-370</text:p>
          </table:table-cell>
          <table:table-cell table:style-name="ce39" table:formula="of:=255-[.F14]" office:value-type="float" office:value="-995">
            <text:p>-995</text:p>
          </table:table-cell>
          <table:table-cell table:style-name="ce39" table:formula="of:=255-[.G14]" office:value-type="float" office:value="-2245">
            <text:p>-2245</text:p>
          </table:table-cell>
          <table:table-cell table:style-name="ce39" table:formula="of:=255-[.H14]" office:value-type="float" office:value="-4745">
            <text:p>-4745</text:p>
          </table:table-cell>
          <table:table-cell table:style-name="ce43" table:formula="of:=255-[.I14]" office:value-type="float" office:value="-9745">
            <text:p>-974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15]*1000" office:value-type="float" office:value="50000">
            <text:p>50000</text:p>
          </table:table-cell>
          <table:table-cell table:style-name="ce9" table:formula="of:=[.$B$15]/[.C$4]" office:value-type="float" office:value="195">
            <text:p>195</text:p>
          </table:table-cell>
          <table:table-cell table:style-name="ce9" table:formula="of:=[.$B$15]/[.D$4]" office:value-type="float" office:value="391">
            <text:p>391</text:p>
          </table:table-cell>
          <table:table-cell table:style-name="ce9" table:formula="of:=[.$B$15]/[.E$4]" office:value-type="float" office:value="781">
            <text:p>781</text:p>
          </table:table-cell>
          <table:table-cell table:style-name="ce9" table:formula="of:=[.$B$15]/[.F$4]" office:value-type="float" office:value="1563">
            <text:p>1563</text:p>
          </table:table-cell>
          <table:table-cell table:style-name="ce9" table:formula="of:=[.$B$15]/[.G$4]" office:value-type="float" office:value="3125">
            <text:p>3125</text:p>
          </table:table-cell>
          <table:table-cell table:style-name="ce9" table:formula="of:=[.$B$15]/[.H$4]" office:value-type="float" office:value="6250">
            <text:p>6250</text:p>
          </table:table-cell>
          <table:table-cell table:formula="of:=[.$B$15]/[.I$4]" office:value-type="float" office:value="12500">
            <text:p>12500</text:p>
          </table:table-cell>
          <table:table-cell table:formula="of:=IF([.Q15]&gt;0;BASE([.Q15];16;4))" office:value-type="string" office:string-value="003C">
            <text:p>003C</text:p>
          </table:table-cell>
          <table:table-cell table:formula="of:=IF([.R15]&gt;0;BASE([.R15];16;4))" office:value-type="boolean" office:boolean-value="false">
            <text:p>FALSE</text:p>
          </table:table-cell>
          <table:table-cell table:formula="of:=IF([.S15]&gt;0;BASE([.S15];16;4))" office:value-type="boolean" office:boolean-value="false">
            <text:p>FALSE</text:p>
          </table:table-cell>
          <table:table-cell table:formula="of:=IF([.T15]&gt;0;BASE([.T15];16;4))" office:value-type="boolean" office:boolean-value="false">
            <text:p>FALSE</text:p>
          </table:table-cell>
          <table:table-cell table:formula="of:=IF([.U15]&gt;0;BASE([.U15];16;4))" office:value-type="boolean" office:boolean-value="false">
            <text:p>FALSE</text:p>
          </table:table-cell>
          <table:table-cell table:formula="of:=IF([.V15]&gt;0;BASE([.V15];16;4))" office:value-type="boolean" office:boolean-value="false">
            <text:p>FALSE</text:p>
          </table:table-cell>
          <table:table-cell table:formula="of:=IF([.W15]&gt;0;BASE([.W15];16;4))" office:value-type="boolean" office:boolean-value="false">
            <text:p>FALSE</text:p>
          </table:table-cell>
          <table:table-cell table:style-name="ce30" table:formula="of:=255-[.C15]" office:value-type="float" office:value="60">
            <text:p>60</text:p>
          </table:table-cell>
          <table:table-cell table:style-name="ce39" table:formula="of:=255-[.D15]" office:value-type="float" office:value="-136">
            <text:p>-136</text:p>
          </table:table-cell>
          <table:table-cell table:style-name="ce39" table:formula="of:=255-[.E15]" office:value-type="float" office:value="-526">
            <text:p>-526</text:p>
          </table:table-cell>
          <table:table-cell table:style-name="ce39" table:formula="of:=255-[.F15]" office:value-type="float" office:value="-1308">
            <text:p>-1308</text:p>
          </table:table-cell>
          <table:table-cell table:style-name="ce39" table:formula="of:=255-[.G15]" office:value-type="float" office:value="-2870">
            <text:p>-2870</text:p>
          </table:table-cell>
          <table:table-cell table:style-name="ce39" table:formula="of:=255-[.H15]" office:value-type="float" office:value="-5995">
            <text:p>-5995</text:p>
          </table:table-cell>
          <table:table-cell table:style-name="ce43" table:formula="of:=255-[.I15]" office:value-type="float" office:value="-12245">
            <text:p>-122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A16]*1000" office:value-type="float" office:value="60000">
            <text:p>60000</text:p>
          </table:table-cell>
          <table:table-cell table:style-name="ce9" table:formula="of:=[.$B$16]/[.C$4]" office:value-type="float" office:value="234">
            <text:p>234</text:p>
          </table:table-cell>
          <table:table-cell table:style-name="ce9" table:formula="of:=[.$B$16]/[.D$4]" office:value-type="float" office:value="469">
            <text:p>469</text:p>
          </table:table-cell>
          <table:table-cell table:style-name="ce9" table:formula="of:=[.$B$16]/[.E$4]" office:value-type="float" office:value="938">
            <text:p>938</text:p>
          </table:table-cell>
          <table:table-cell table:style-name="ce9" table:formula="of:=[.$B$16]/[.F$4]" office:value-type="float" office:value="1875">
            <text:p>1875</text:p>
          </table:table-cell>
          <table:table-cell table:style-name="ce9" table:formula="of:=[.$B$16]/[.G$4]" office:value-type="float" office:value="3750">
            <text:p>3750</text:p>
          </table:table-cell>
          <table:table-cell table:style-name="ce9" table:formula="of:=[.$B$16]/[.H$4]" office:value-type="float" office:value="7500">
            <text:p>7500</text:p>
          </table:table-cell>
          <table:table-cell table:formula="of:=[.$B$16]/[.I$4]" office:value-type="float" office:value="15000">
            <text:p>15000</text:p>
          </table:table-cell>
          <table:table-cell table:formula="of:=IF([.Q16]&gt;0;BASE([.Q16];16;4))" office:value-type="string" office:string-value="0015">
            <text:p>0015</text:p>
          </table:table-cell>
          <table:table-cell table:formula="of:=IF([.R16]&gt;0;BASE([.R16];16;4))" office:value-type="boolean" office:boolean-value="false">
            <text:p>FALSE</text:p>
          </table:table-cell>
          <table:table-cell table:formula="of:=IF([.S16]&gt;0;BASE([.S16];16;4))" office:value-type="boolean" office:boolean-value="false">
            <text:p>FALSE</text:p>
          </table:table-cell>
          <table:table-cell table:formula="of:=IF([.T16]&gt;0;BASE([.T16];16;4))" office:value-type="boolean" office:boolean-value="false">
            <text:p>FALSE</text:p>
          </table:table-cell>
          <table:table-cell table:formula="of:=IF([.U16]&gt;0;BASE([.U16];16;4))" office:value-type="boolean" office:boolean-value="false">
            <text:p>FALSE</text:p>
          </table:table-cell>
          <table:table-cell table:formula="of:=IF([.V16]&gt;0;BASE([.V16];16;4))" office:value-type="boolean" office:boolean-value="false">
            <text:p>FALSE</text:p>
          </table:table-cell>
          <table:table-cell table:formula="of:=IF([.W16]&gt;0;BASE([.W16];16;4))" office:value-type="boolean" office:boolean-value="false">
            <text:p>FALSE</text:p>
          </table:table-cell>
          <table:table-cell table:style-name="ce30" table:formula="of:=255-[.C16]" office:value-type="float" office:value="21">
            <text:p>21</text:p>
          </table:table-cell>
          <table:table-cell table:style-name="ce39" table:formula="of:=255-[.D16]" office:value-type="float" office:value="-214">
            <text:p>-214</text:p>
          </table:table-cell>
          <table:table-cell table:style-name="ce39" table:formula="of:=255-[.E16]" office:value-type="float" office:value="-683">
            <text:p>-683</text:p>
          </table:table-cell>
          <table:table-cell table:style-name="ce39" table:formula="of:=255-[.F16]" office:value-type="float" office:value="-1620">
            <text:p>-1620</text:p>
          </table:table-cell>
          <table:table-cell table:style-name="ce39" table:formula="of:=255-[.G16]" office:value-type="float" office:value="-3495">
            <text:p>-3495</text:p>
          </table:table-cell>
          <table:table-cell table:style-name="ce39" table:formula="of:=255-[.H16]" office:value-type="float" office:value="-7245">
            <text:p>-7245</text:p>
          </table:table-cell>
          <table:table-cell table:style-name="ce43" table:formula="of:=255-[.I16]" office:value-type="float" office:value="-14745">
            <text:p>-1474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17]*1000" office:value-type="float" office:value="70000">
            <text:p>70000</text:p>
          </table:table-cell>
          <table:table-cell table:style-name="ce9" table:formula="of:=[.$B$17]/[.C$4]" office:value-type="float" office:value="273">
            <text:p>273</text:p>
          </table:table-cell>
          <table:table-cell table:style-name="ce9" table:formula="of:=[.$B$17]/[.D$4]" office:value-type="float" office:value="547">
            <text:p>547</text:p>
          </table:table-cell>
          <table:table-cell table:style-name="ce9" table:formula="of:=[.$B$17]/[.E$4]" office:value-type="float" office:value="1094">
            <text:p>1094</text:p>
          </table:table-cell>
          <table:table-cell table:style-name="ce9" table:formula="of:=[.$B$17]/[.F$4]" office:value-type="float" office:value="2188">
            <text:p>2188</text:p>
          </table:table-cell>
          <table:table-cell table:style-name="ce9" table:formula="of:=[.$B$17]/[.G$4]" office:value-type="float" office:value="4375">
            <text:p>4375</text:p>
          </table:table-cell>
          <table:table-cell table:style-name="ce9" table:formula="of:=[.$B$17]/[.H$4]" office:value-type="float" office:value="8750">
            <text:p>8750</text:p>
          </table:table-cell>
          <table:table-cell table:formula="of:=[.$B$17]/[.I$4]" office:value-type="float" office:value="17500">
            <text:p>17500</text:p>
          </table:table-cell>
          <table:table-cell table:formula="of:=IF([.Q17]&gt;0;BASE([.Q17];16;4))" office:value-type="boolean" office:boolean-value="false">
            <text:p>FALSE</text:p>
          </table:table-cell>
          <table:table-cell table:formula="of:=IF([.R17]&gt;0;BASE([.R17];16;4))" office:value-type="boolean" office:boolean-value="false">
            <text:p>FALSE</text:p>
          </table:table-cell>
          <table:table-cell table:formula="of:=IF([.S17]&gt;0;BASE([.S17];16;4))" office:value-type="boolean" office:boolean-value="false">
            <text:p>FALSE</text:p>
          </table:table-cell>
          <table:table-cell table:formula="of:=IF([.T17]&gt;0;BASE([.T17];16;4))" office:value-type="boolean" office:boolean-value="false">
            <text:p>FALSE</text:p>
          </table:table-cell>
          <table:table-cell table:formula="of:=IF([.U17]&gt;0;BASE([.U17];16;4))" office:value-type="boolean" office:boolean-value="false">
            <text:p>FALSE</text:p>
          </table:table-cell>
          <table:table-cell table:formula="of:=IF([.V17]&gt;0;BASE([.V17];16;4))" office:value-type="boolean" office:boolean-value="false">
            <text:p>FALSE</text:p>
          </table:table-cell>
          <table:table-cell table:formula="of:=IF([.W17]&gt;0;BASE([.W17];16;4))" office:value-type="boolean" office:boolean-value="false">
            <text:p>FALSE</text:p>
          </table:table-cell>
          <table:table-cell table:style-name="ce30" table:formula="of:=255-[.C17]" office:value-type="float" office:value="-18">
            <text:p>-18</text:p>
          </table:table-cell>
          <table:table-cell table:style-name="ce39" table:formula="of:=255-[.D17]" office:value-type="float" office:value="-292">
            <text:p>-292</text:p>
          </table:table-cell>
          <table:table-cell table:style-name="ce39" table:formula="of:=255-[.E17]" office:value-type="float" office:value="-839">
            <text:p>-839</text:p>
          </table:table-cell>
          <table:table-cell table:style-name="ce39" table:formula="of:=255-[.F17]" office:value-type="float" office:value="-1933">
            <text:p>-1933</text:p>
          </table:table-cell>
          <table:table-cell table:style-name="ce39" table:formula="of:=255-[.G17]" office:value-type="float" office:value="-4120">
            <text:p>-4120</text:p>
          </table:table-cell>
          <table:table-cell table:style-name="ce39" table:formula="of:=255-[.H17]" office:value-type="float" office:value="-8495">
            <text:p>-8495</text:p>
          </table:table-cell>
          <table:table-cell table:style-name="ce43" table:formula="of:=255-[.I17]" office:value-type="float" office:value="-17245">
            <text:p>-1724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A18]*1000" office:value-type="float" office:value="80000">
            <text:p>80000</text:p>
          </table:table-cell>
          <table:table-cell table:style-name="ce9" table:formula="of:=[.$B$18]/[.C$4]" office:value-type="float" office:value="313">
            <text:p>313</text:p>
          </table:table-cell>
          <table:table-cell table:style-name="ce9" table:formula="of:=[.$B$18]/[.D$4]" office:value-type="float" office:value="625">
            <text:p>625</text:p>
          </table:table-cell>
          <table:table-cell table:style-name="ce9" table:formula="of:=[.$B$18]/[.E$4]" office:value-type="float" office:value="1250">
            <text:p>1250</text:p>
          </table:table-cell>
          <table:table-cell table:style-name="ce9" table:formula="of:=[.$B$18]/[.F$4]" office:value-type="float" office:value="2500">
            <text:p>2500</text:p>
          </table:table-cell>
          <table:table-cell table:style-name="ce9" table:formula="of:=[.$B$18]/[.G$4]" office:value-type="float" office:value="5000">
            <text:p>5000</text:p>
          </table:table-cell>
          <table:table-cell table:style-name="ce9" table:formula="of:=[.$B$18]/[.H$4]" office:value-type="float" office:value="10000">
            <text:p>10000</text:p>
          </table:table-cell>
          <table:table-cell table:formula="of:=[.$B$18]/[.I$4]" office:value-type="float" office:value="20000">
            <text:p>20000</text:p>
          </table:table-cell>
          <table:table-cell table:formula="of:=IF([.Q18]&gt;0;BASE([.Q18];16;4))" office:value-type="boolean" office:boolean-value="false">
            <text:p>FALSE</text:p>
          </table:table-cell>
          <table:table-cell table:formula="of:=IF([.R18]&gt;0;BASE([.R18];16;4))" office:value-type="boolean" office:boolean-value="false">
            <text:p>FALSE</text:p>
          </table:table-cell>
          <table:table-cell table:formula="of:=IF([.S18]&gt;0;BASE([.S18];16;4))" office:value-type="boolean" office:boolean-value="false">
            <text:p>FALSE</text:p>
          </table:table-cell>
          <table:table-cell table:formula="of:=IF([.T18]&gt;0;BASE([.T18];16;4))" office:value-type="boolean" office:boolean-value="false">
            <text:p>FALSE</text:p>
          </table:table-cell>
          <table:table-cell table:formula="of:=IF([.U18]&gt;0;BASE([.U18];16;4))" office:value-type="boolean" office:boolean-value="false">
            <text:p>FALSE</text:p>
          </table:table-cell>
          <table:table-cell table:formula="of:=IF([.V18]&gt;0;BASE([.V18];16;4))" office:value-type="boolean" office:boolean-value="false">
            <text:p>FALSE</text:p>
          </table:table-cell>
          <table:table-cell table:formula="of:=IF([.W18]&gt;0;BASE([.W18];16;4))" office:value-type="boolean" office:boolean-value="false">
            <text:p>FALSE</text:p>
          </table:table-cell>
          <table:table-cell table:style-name="ce30" table:formula="of:=255-[.C18]" office:value-type="float" office:value="-58">
            <text:p>-58</text:p>
          </table:table-cell>
          <table:table-cell table:style-name="ce39" table:formula="of:=255-[.D18]" office:value-type="float" office:value="-370">
            <text:p>-370</text:p>
          </table:table-cell>
          <table:table-cell table:style-name="ce39" table:formula="of:=255-[.E18]" office:value-type="float" office:value="-995">
            <text:p>-995</text:p>
          </table:table-cell>
          <table:table-cell table:style-name="ce39" table:formula="of:=255-[.F18]" office:value-type="float" office:value="-2245">
            <text:p>-2245</text:p>
          </table:table-cell>
          <table:table-cell table:style-name="ce39" table:formula="of:=255-[.G18]" office:value-type="float" office:value="-4745">
            <text:p>-4745</text:p>
          </table:table-cell>
          <table:table-cell table:style-name="ce39" table:formula="of:=255-[.H18]" office:value-type="float" office:value="-9745">
            <text:p>-9745</text:p>
          </table:table-cell>
          <table:table-cell table:style-name="ce43" table:formula="of:=255-[.I18]" office:value-type="float" office:value="-19745">
            <text:p>-1974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A19]*1000" office:value-type="float" office:value="90000">
            <text:p>90000</text:p>
          </table:table-cell>
          <table:table-cell table:style-name="ce9" table:formula="of:=[.$B$19]/[.C$4]" office:value-type="float" office:value="352">
            <text:p>352</text:p>
          </table:table-cell>
          <table:table-cell table:style-name="ce9" table:formula="of:=[.$B$19]/[.D$4]" office:value-type="float" office:value="703">
            <text:p>703</text:p>
          </table:table-cell>
          <table:table-cell table:style-name="ce9" table:formula="of:=[.$B$19]/[.E$4]" office:value-type="float" office:value="1406">
            <text:p>1406</text:p>
          </table:table-cell>
          <table:table-cell table:style-name="ce9" table:formula="of:=[.$B$19]/[.F$4]" office:value-type="float" office:value="2813">
            <text:p>2813</text:p>
          </table:table-cell>
          <table:table-cell table:style-name="ce9" table:formula="of:=[.$B$19]/[.G$4]" office:value-type="float" office:value="5625">
            <text:p>5625</text:p>
          </table:table-cell>
          <table:table-cell table:style-name="ce9" table:formula="of:=[.$B$19]/[.H$4]" office:value-type="float" office:value="11250">
            <text:p>11250</text:p>
          </table:table-cell>
          <table:table-cell table:formula="of:=[.$B$19]/[.I$4]" office:value-type="float" office:value="22500">
            <text:p>22500</text:p>
          </table:table-cell>
          <table:table-cell table:formula="of:=IF([.Q19]&gt;0;BASE([.Q19];16;4))" office:value-type="boolean" office:boolean-value="false">
            <text:p>FALSE</text:p>
          </table:table-cell>
          <table:table-cell table:formula="of:=IF([.R19]&gt;0;BASE([.R19];16;4))" office:value-type="boolean" office:boolean-value="false">
            <text:p>FALSE</text:p>
          </table:table-cell>
          <table:table-cell table:formula="of:=IF([.S19]&gt;0;BASE([.S19];16;4))" office:value-type="boolean" office:boolean-value="false">
            <text:p>FALSE</text:p>
          </table:table-cell>
          <table:table-cell table:formula="of:=IF([.T19]&gt;0;BASE([.T19];16;4))" office:value-type="boolean" office:boolean-value="false">
            <text:p>FALSE</text:p>
          </table:table-cell>
          <table:table-cell table:formula="of:=IF([.U19]&gt;0;BASE([.U19];16;4))" office:value-type="boolean" office:boolean-value="false">
            <text:p>FALSE</text:p>
          </table:table-cell>
          <table:table-cell table:formula="of:=IF([.V19]&gt;0;BASE([.V19];16;4))" office:value-type="boolean" office:boolean-value="false">
            <text:p>FALSE</text:p>
          </table:table-cell>
          <table:table-cell table:formula="of:=IF([.W19]&gt;0;BASE([.W19];16;4))" office:value-type="boolean" office:boolean-value="false">
            <text:p>FALSE</text:p>
          </table:table-cell>
          <table:table-cell table:style-name="ce30" table:formula="of:=255-[.C19]" office:value-type="float" office:value="-97">
            <text:p>-97</text:p>
          </table:table-cell>
          <table:table-cell table:style-name="ce39" table:formula="of:=255-[.D19]" office:value-type="float" office:value="-448">
            <text:p>-448</text:p>
          </table:table-cell>
          <table:table-cell table:style-name="ce39" table:formula="of:=255-[.E19]" office:value-type="float" office:value="-1151">
            <text:p>-1151</text:p>
          </table:table-cell>
          <table:table-cell table:style-name="ce39" table:formula="of:=255-[.F19]" office:value-type="float" office:value="-2558">
            <text:p>-2558</text:p>
          </table:table-cell>
          <table:table-cell table:style-name="ce39" table:formula="of:=255-[.G19]" office:value-type="float" office:value="-5370">
            <text:p>-5370</text:p>
          </table:table-cell>
          <table:table-cell table:style-name="ce39" table:formula="of:=255-[.H19]" office:value-type="float" office:value="-10995">
            <text:p>-10995</text:p>
          </table:table-cell>
          <table:table-cell table:style-name="ce43" table:formula="of:=255-[.I19]" office:value-type="float" office:value="-22245">
            <text:p>-22245</text:p>
          </table:table-cell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7" table:formula="of:=[.A20]*1000" office:value-type="float" office:value="100000">
            <text:p>100000</text:p>
          </table:table-cell>
          <table:table-cell table:style-name="ce10" table:formula="of:=[.$B$20]/[.C$4]" office:value-type="float" office:value="391">
            <text:p>391</text:p>
          </table:table-cell>
          <table:table-cell table:style-name="ce10" table:formula="of:=[.$B$20]/[.D$4]" office:value-type="float" office:value="781">
            <text:p>781</text:p>
          </table:table-cell>
          <table:table-cell table:style-name="ce10" table:formula="of:=[.$B$20]/[.E$4]" office:value-type="float" office:value="1563">
            <text:p>1563</text:p>
          </table:table-cell>
          <table:table-cell table:style-name="ce10" table:formula="of:=[.$B$20]/[.F$4]" office:value-type="float" office:value="3125">
            <text:p>3125</text:p>
          </table:table-cell>
          <table:table-cell table:style-name="ce10" table:formula="of:=[.$B$20]/[.G$4]" office:value-type="float" office:value="6250">
            <text:p>6250</text:p>
          </table:table-cell>
          <table:table-cell table:style-name="ce10" table:formula="of:=[.$B$20]/[.H$4]" office:value-type="float" office:value="12500">
            <text:p>12500</text:p>
          </table:table-cell>
          <table:table-cell table:style-name="ce10" table:formula="of:=[.$B$20]/[.I$4]" office:value-type="float" office:value="25000">
            <text:p>25000</text:p>
          </table:table-cell>
          <table:table-cell table:style-name="ce21" table:formula="of:=IF([.Q20]&gt;0;BASE([.Q20];16;4))" office:value-type="boolean" office:boolean-value="false">
            <text:p>FALSE</text:p>
          </table:table-cell>
          <table:table-cell table:style-name="ce8" table:formula="of:=IF([.R20]&gt;0;BASE([.R20];16;4))" office:value-type="boolean" office:boolean-value="false">
            <text:p>FALSE</text:p>
          </table:table-cell>
          <table:table-cell table:style-name="ce8" table:formula="of:=IF([.S20]&gt;0;BASE([.S20];16;4))" office:value-type="boolean" office:boolean-value="false">
            <text:p>FALSE</text:p>
          </table:table-cell>
          <table:table-cell table:style-name="ce8" table:formula="of:=IF([.T20]&gt;0;BASE([.T20];16;4))" office:value-type="boolean" office:boolean-value="false">
            <text:p>FALSE</text:p>
          </table:table-cell>
          <table:table-cell table:style-name="ce8" table:formula="of:=IF([.U20]&gt;0;BASE([.U20];16;4))" office:value-type="boolean" office:boolean-value="false">
            <text:p>FALSE</text:p>
          </table:table-cell>
          <table:table-cell table:style-name="ce8" table:formula="of:=IF([.V20]&gt;0;BASE([.V20];16;4))" office:value-type="boolean" office:boolean-value="false">
            <text:p>FALSE</text:p>
          </table:table-cell>
          <table:table-cell table:style-name="ce27" table:formula="of:=IF([.W20]&gt;0;BASE([.W20];16;4))" office:value-type="boolean" office:boolean-value="false">
            <text:p>FALSE</text:p>
          </table:table-cell>
          <table:table-cell table:style-name="ce32" table:formula="of:=255-[.C20]" office:value-type="float" office:value="-136">
            <text:p>-136</text:p>
          </table:table-cell>
          <table:table-cell table:style-name="ce40" table:formula="of:=255-[.D20]" office:value-type="float" office:value="-526">
            <text:p>-526</text:p>
          </table:table-cell>
          <table:table-cell table:style-name="ce40" table:formula="of:=255-[.E20]" office:value-type="float" office:value="-1308">
            <text:p>-1308</text:p>
          </table:table-cell>
          <table:table-cell table:style-name="ce40" table:formula="of:=255-[.F20]" office:value-type="float" office:value="-2870">
            <text:p>-2870</text:p>
          </table:table-cell>
          <table:table-cell table:style-name="ce40" table:formula="of:=255-[.G20]" office:value-type="float" office:value="-5995">
            <text:p>-5995</text:p>
          </table:table-cell>
          <table:table-cell table:style-name="ce40" table:formula="of:=255-[.H20]" office:value-type="float" office:value="-12245">
            <text:p>-12245</text:p>
          </table:table-cell>
          <table:table-cell table:style-name="ce44" table:formula="of:=255-[.I20]" office:value-type="float" office:value="-24745">
            <text:p>-24745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8"/>
          <table:table-cell table:number-columns-repeated="5"/>
          <table:table-cell table:style-name="Default" table:number-columns-repeated="8"/>
        </table:table-row>
        <table:table-row table:style-name="ro2">
          <table:table-cell table:style-name="Default" office:value-type="string">
            <text:p>8MHz</text:p>
          </table:table-cell>
          <table:table-cell/>
          <table:table-cell table:style-name="Default" table:number-columns-repeated="8"/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>
            <text:p>msec</text:p>
          </table:table-cell>
          <table:table-cell table:style-name="ce6" office:value-type="string">
            <text:p>step</text:p>
          </table:table-cell>
          <table:table-cell table:style-name="ce1" office:value-type="float" office:value="256">
            <text:p>25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2">
            <text:p>3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22" office:value-type="float" office:value="256">
            <text:p>25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2">
            <text:p>3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22" office:value-type="float" office:value="256">
            <text:p>25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2">
            <text:p>3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24]*1000/0.5" office:value-type="float" office:value="20000">
            <text:p>20000</text:p>
          </table:table-cell>
          <table:table-cell table:style-name="ce11" table:formula="of:=[.$B$24]/[.C$23]" office:value-type="float" office:value="78">
            <text:p>78</text:p>
          </table:table-cell>
          <table:table-cell table:style-name="ce11" table:formula="of:=[.$B$24]/[.D$23]" office:value-type="float" office:value="156">
            <text:p>156</text:p>
          </table:table-cell>
          <table:table-cell table:style-name="ce11" table:formula="of:=[.$B$24]/[.E$23]" office:value-type="float" office:value="313">
            <text:p>313</text:p>
          </table:table-cell>
          <table:table-cell table:style-name="ce11" table:formula="of:=[.$B$24]/[.F$23]" office:value-type="float" office:value="625">
            <text:p>625</text:p>
          </table:table-cell>
          <table:table-cell table:style-name="ce11" table:formula="of:=[.$B$24]/[.G$23]" office:value-type="float" office:value="1250">
            <text:p>1250</text:p>
          </table:table-cell>
          <table:table-cell table:style-name="ce11" table:formula="of:=[.$B$24]/[.H$23]" office:value-type="float" office:value="2500">
            <text:p>2500</text:p>
          </table:table-cell>
          <table:table-cell table:style-name="ce11" table:formula="of:=[.$B$24]/[.I$23]" office:value-type="float" office:value="5000">
            <text:p>5000</text:p>
          </table:table-cell>
          <table:table-cell table:style-name="ce23" table:formula="of:=IF([.Q24]&gt;0;BASE([.Q24];16;4))" office:value-type="string" office:string-value="00B1">
            <text:p>00B1</text:p>
          </table:table-cell>
          <table:table-cell table:style-name="ce25" table:formula="of:=IF([.R24]&gt;0;BASE([.R24];16;4))" office:value-type="string" office:string-value="0063">
            <text:p>0063</text:p>
          </table:table-cell>
          <table:table-cell table:style-name="ce25" table:formula="of:=IF([.S24]&gt;0;BASE([.S24];16;4))" office:value-type="boolean" office:boolean-value="false">
            <text:p>FALSE</text:p>
          </table:table-cell>
          <table:table-cell table:style-name="ce25" table:formula="of:=IF([.T24]&gt;0;BASE([.T24];16;4))" office:value-type="boolean" office:boolean-value="false">
            <text:p>FALSE</text:p>
          </table:table-cell>
          <table:table-cell table:style-name="ce25" table:formula="of:=IF([.U24]&gt;0;BASE([.U24];16;4))" office:value-type="boolean" office:boolean-value="false">
            <text:p>FALSE</text:p>
          </table:table-cell>
          <table:table-cell table:style-name="ce25"/>
          <table:table-cell table:style-name="ce28"/>
          <table:table-cell table:style-name="ce33" table:formula="of:=255-[.C24]" office:value-type="float" office:value="177">
            <text:p>177</text:p>
          </table:table-cell>
          <table:table-cell table:style-name="ce41" table:formula="of:=255-[.D24]" office:value-type="float" office:value="99">
            <text:p>99</text:p>
          </table:table-cell>
          <table:table-cell table:style-name="ce41" table:formula="of:=255-[.E24]" office:value-type="float" office:value="-58">
            <text:p>-58</text:p>
          </table:table-cell>
          <table:table-cell table:style-name="ce41" table:formula="of:=255-[.F24]" office:value-type="float" office:value="-370">
            <text:p>-370</text:p>
          </table:table-cell>
          <table:table-cell table:style-name="ce41" table:formula="of:=255-[.G24]" office:value-type="float" office:value="-995">
            <text:p>-995</text:p>
          </table:table-cell>
          <table:table-cell table:style-name="ce41" table:formula="of:=255-[.H24]" office:value-type="float" office:value="-2245">
            <text:p>-2245</text:p>
          </table:table-cell>
          <table:table-cell table:style-name="ce45" table:formula="of:=255-[.I24]" office:value-type="float" office:value="-4745">
            <text:p>-47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25]*1000/0.5" office:value-type="float" office:value="40000">
            <text:p>40000</text:p>
          </table:table-cell>
          <table:table-cell table:style-name="ce12" table:formula="of:=[.$B$25]/[.C$23]" office:value-type="float" office:value="156">
            <text:p>156</text:p>
          </table:table-cell>
          <table:table-cell table:style-name="ce12" table:formula="of:=[.$B$25]/[.D$23]" office:value-type="float" office:value="313">
            <text:p>313</text:p>
          </table:table-cell>
          <table:table-cell table:style-name="ce12" table:formula="of:=[.$B$25]/[.E$23]" office:value-type="float" office:value="625">
            <text:p>625</text:p>
          </table:table-cell>
          <table:table-cell table:style-name="ce12" table:formula="of:=[.$B$25]/[.F$23]" office:value-type="float" office:value="1250">
            <text:p>1250</text:p>
          </table:table-cell>
          <table:table-cell table:style-name="ce12" table:formula="of:=[.$B$25]/[.G$23]" office:value-type="float" office:value="2500">
            <text:p>2500</text:p>
          </table:table-cell>
          <table:table-cell table:style-name="ce12" table:formula="of:=[.$B$25]/[.H$23]" office:value-type="float" office:value="5000">
            <text:p>5000</text:p>
          </table:table-cell>
          <table:table-cell table:style-name="ce12" table:formula="of:=[.$B$25]/[.I$23]" office:value-type="float" office:value="10000">
            <text:p>10000</text:p>
          </table:table-cell>
          <table:table-cell table:formula="of:=IF([.Q25]&gt;0;BASE([.Q25];16;4))" office:value-type="string" office:string-value="0063">
            <text:p>0063</text:p>
          </table:table-cell>
          <table:table-cell table:formula="of:=IF([.R25]&gt;0;BASE([.R25];16;4))" office:value-type="boolean" office:boolean-value="false">
            <text:p>FALSE</text:p>
          </table:table-cell>
          <table:table-cell table:formula="of:=IF([.S25]&gt;0;BASE([.S25];16;4))" office:value-type="boolean" office:boolean-value="false">
            <text:p>FALSE</text:p>
          </table:table-cell>
          <table:table-cell table:formula="of:=IF([.T25]&gt;0;BASE([.T25];16;4))" office:value-type="boolean" office:boolean-value="false">
            <text:p>FALSE</text:p>
          </table:table-cell>
          <table:table-cell table:formula="of:=IF([.U25]&gt;0;BASE([.U25];16;4))" office:value-type="boolean" office:boolean-value="false">
            <text:p>FALSE</text:p>
          </table:table-cell>
          <table:table-cell table:number-columns-repeated="2"/>
          <table:table-cell table:formula="of:=255-[.C25]" office:value-type="float" office:value="99">
            <text:p>99</text:p>
          </table:table-cell>
          <table:table-cell table:formula="of:=255-[.D25]" office:value-type="float" office:value="-58">
            <text:p>-58</text:p>
          </table:table-cell>
          <table:table-cell table:formula="of:=255-[.E25]" office:value-type="float" office:value="-370">
            <text:p>-370</text:p>
          </table:table-cell>
          <table:table-cell table:formula="of:=255-[.F25]" office:value-type="float" office:value="-995">
            <text:p>-995</text:p>
          </table:table-cell>
          <table:table-cell table:formula="of:=255-[.G25]" office:value-type="float" office:value="-2245">
            <text:p>-2245</text:p>
          </table:table-cell>
          <table:table-cell table:formula="of:=255-[.H25]" office:value-type="float" office:value="-4745">
            <text:p>-4745</text:p>
          </table:table-cell>
          <table:table-cell table:style-name="ce46" table:formula="of:=255-[.I25]" office:value-type="float" office:value="-9745">
            <text:p>-97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26]*1000/0.5" office:value-type="float" office:value="60000">
            <text:p>60000</text:p>
          </table:table-cell>
          <table:table-cell table:style-name="ce12" table:formula="of:=[.$B$26]/[.C$23]" office:value-type="float" office:value="234">
            <text:p>234</text:p>
          </table:table-cell>
          <table:table-cell table:style-name="ce12" table:formula="of:=[.$B$26]/[.D$23]" office:value-type="float" office:value="469">
            <text:p>469</text:p>
          </table:table-cell>
          <table:table-cell table:style-name="ce12" table:formula="of:=[.$B$26]/[.E$23]" office:value-type="float" office:value="938">
            <text:p>938</text:p>
          </table:table-cell>
          <table:table-cell table:style-name="ce12" table:formula="of:=[.$B$26]/[.F$23]" office:value-type="float" office:value="1875">
            <text:p>1875</text:p>
          </table:table-cell>
          <table:table-cell table:style-name="ce12" table:formula="of:=[.$B$26]/[.G$23]" office:value-type="float" office:value="3750">
            <text:p>3750</text:p>
          </table:table-cell>
          <table:table-cell table:style-name="ce12" table:formula="of:=[.$B$26]/[.H$23]" office:value-type="float" office:value="7500">
            <text:p>7500</text:p>
          </table:table-cell>
          <table:table-cell table:style-name="ce12" table:formula="of:=[.$B$26]/[.I$23]" office:value-type="float" office:value="15000">
            <text:p>15000</text:p>
          </table:table-cell>
          <table:table-cell table:formula="of:=IF([.Q26]&gt;0;BASE([.Q26];16;4))" office:value-type="string" office:string-value="0015">
            <text:p>0015</text:p>
          </table:table-cell>
          <table:table-cell table:formula="of:=IF([.R26]&gt;0;BASE([.R26];16;4))" office:value-type="boolean" office:boolean-value="false">
            <text:p>FALSE</text:p>
          </table:table-cell>
          <table:table-cell table:formula="of:=IF([.S26]&gt;0;BASE([.S26];16;4))" office:value-type="boolean" office:boolean-value="false">
            <text:p>FALSE</text:p>
          </table:table-cell>
          <table:table-cell table:formula="of:=IF([.T26]&gt;0;BASE([.T26];16;4))" office:value-type="boolean" office:boolean-value="false">
            <text:p>FALSE</text:p>
          </table:table-cell>
          <table:table-cell table:formula="of:=IF([.U26]&gt;0;BASE([.U26];16;4))" office:value-type="boolean" office:boolean-value="false">
            <text:p>FALSE</text:p>
          </table:table-cell>
          <table:table-cell table:number-columns-repeated="2"/>
          <table:table-cell table:formula="of:=255-[.C26]" office:value-type="float" office:value="21">
            <text:p>21</text:p>
          </table:table-cell>
          <table:table-cell table:formula="of:=255-[.D26]" office:value-type="float" office:value="-214">
            <text:p>-214</text:p>
          </table:table-cell>
          <table:table-cell table:formula="of:=255-[.E26]" office:value-type="float" office:value="-683">
            <text:p>-683</text:p>
          </table:table-cell>
          <table:table-cell table:formula="of:=255-[.F26]" office:value-type="float" office:value="-1620">
            <text:p>-1620</text:p>
          </table:table-cell>
          <table:table-cell table:formula="of:=255-[.G26]" office:value-type="float" office:value="-3495">
            <text:p>-3495</text:p>
          </table:table-cell>
          <table:table-cell table:formula="of:=255-[.H26]" office:value-type="float" office:value="-7245">
            <text:p>-7245</text:p>
          </table:table-cell>
          <table:table-cell table:style-name="ce46" table:formula="of:=255-[.I26]" office:value-type="float" office:value="-14745">
            <text:p>-147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27]*1000/0.5" office:value-type="float" office:value="80000">
            <text:p>80000</text:p>
          </table:table-cell>
          <table:table-cell table:style-name="ce12" table:formula="of:=[.$B$27]/[.C$23]" office:value-type="float" office:value="313">
            <text:p>313</text:p>
          </table:table-cell>
          <table:table-cell table:style-name="ce12" table:formula="of:=[.$B$27]/[.D$23]" office:value-type="float" office:value="625">
            <text:p>625</text:p>
          </table:table-cell>
          <table:table-cell table:style-name="ce12" table:formula="of:=[.$B$27]/[.E$23]" office:value-type="float" office:value="1250">
            <text:p>1250</text:p>
          </table:table-cell>
          <table:table-cell table:style-name="ce12" table:formula="of:=[.$B$27]/[.F$23]" office:value-type="float" office:value="2500">
            <text:p>2500</text:p>
          </table:table-cell>
          <table:table-cell table:style-name="ce12" table:formula="of:=[.$B$27]/[.G$23]" office:value-type="float" office:value="5000">
            <text:p>5000</text:p>
          </table:table-cell>
          <table:table-cell table:style-name="ce12" table:formula="of:=[.$B$27]/[.H$23]" office:value-type="float" office:value="10000">
            <text:p>10000</text:p>
          </table:table-cell>
          <table:table-cell table:style-name="ce12" table:formula="of:=[.$B$27]/[.I$23]" office:value-type="float" office:value="20000">
            <text:p>20000</text:p>
          </table:table-cell>
          <table:table-cell table:formula="of:=IF([.Q27]&gt;0;BASE([.Q27];16;4))" office:value-type="boolean" office:boolean-value="false">
            <text:p>FALSE</text:p>
          </table:table-cell>
          <table:table-cell table:formula="of:=IF([.R27]&gt;0;BASE([.R27];16;4))" office:value-type="boolean" office:boolean-value="false">
            <text:p>FALSE</text:p>
          </table:table-cell>
          <table:table-cell table:formula="of:=IF([.S27]&gt;0;BASE([.S27];16;4))" office:value-type="boolean" office:boolean-value="false">
            <text:p>FALSE</text:p>
          </table:table-cell>
          <table:table-cell table:formula="of:=IF([.T27]&gt;0;BASE([.T27];16;4))" office:value-type="boolean" office:boolean-value="false">
            <text:p>FALSE</text:p>
          </table:table-cell>
          <table:table-cell table:formula="of:=IF([.U27]&gt;0;BASE([.U27];16;4))" office:value-type="boolean" office:boolean-value="false">
            <text:p>FALSE</text:p>
          </table:table-cell>
          <table:table-cell table:number-columns-repeated="2"/>
          <table:table-cell table:formula="of:=255-[.C27]" office:value-type="float" office:value="-58">
            <text:p>-58</text:p>
          </table:table-cell>
          <table:table-cell table:formula="of:=255-[.D27]" office:value-type="float" office:value="-370">
            <text:p>-370</text:p>
          </table:table-cell>
          <table:table-cell table:formula="of:=255-[.E27]" office:value-type="float" office:value="-995">
            <text:p>-995</text:p>
          </table:table-cell>
          <table:table-cell table:formula="of:=255-[.F27]" office:value-type="float" office:value="-2245">
            <text:p>-2245</text:p>
          </table:table-cell>
          <table:table-cell table:formula="of:=255-[.G27]" office:value-type="float" office:value="-4745">
            <text:p>-4745</text:p>
          </table:table-cell>
          <table:table-cell table:formula="of:=255-[.H27]" office:value-type="float" office:value="-9745">
            <text:p>-9745</text:p>
          </table:table-cell>
          <table:table-cell table:style-name="ce46" table:formula="of:=255-[.I27]" office:value-type="float" office:value="-19745">
            <text:p>-1974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28]*1000/0.5" office:value-type="float" office:value="100000">
            <text:p>100000</text:p>
          </table:table-cell>
          <table:table-cell table:style-name="ce12" table:formula="of:=[.$B$28]/[.C$23]" office:value-type="float" office:value="391">
            <text:p>391</text:p>
          </table:table-cell>
          <table:table-cell table:style-name="ce12" table:formula="of:=[.$B$28]/[.D$23]" office:value-type="float" office:value="781">
            <text:p>781</text:p>
          </table:table-cell>
          <table:table-cell table:style-name="ce12" table:formula="of:=[.$B$28]/[.E$23]" office:value-type="float" office:value="1563">
            <text:p>1563</text:p>
          </table:table-cell>
          <table:table-cell table:style-name="ce12" table:formula="of:=[.$B$28]/[.F$23]" office:value-type="float" office:value="3125">
            <text:p>3125</text:p>
          </table:table-cell>
          <table:table-cell table:style-name="ce12" table:formula="of:=[.$B$28]/[.G$23]" office:value-type="float" office:value="6250">
            <text:p>6250</text:p>
          </table:table-cell>
          <table:table-cell table:style-name="ce12" table:formula="of:=[.$B$28]/[.H$23]" office:value-type="float" office:value="12500">
            <text:p>12500</text:p>
          </table:table-cell>
          <table:table-cell table:style-name="ce12" table:formula="of:=[.$B$28]/[.I$23]" office:value-type="float" office:value="25000">
            <text:p>25000</text:p>
          </table:table-cell>
          <table:table-cell table:formula="of:=IF([.Q28]&gt;0;BASE([.Q28];16;4))" office:value-type="boolean" office:boolean-value="false">
            <text:p>FALSE</text:p>
          </table:table-cell>
          <table:table-cell table:formula="of:=IF([.R28]&gt;0;BASE([.R28];16;4))" office:value-type="boolean" office:boolean-value="false">
            <text:p>FALSE</text:p>
          </table:table-cell>
          <table:table-cell table:formula="of:=IF([.S28]&gt;0;BASE([.S28];16;4))" office:value-type="boolean" office:boolean-value="false">
            <text:p>FALSE</text:p>
          </table:table-cell>
          <table:table-cell table:formula="of:=IF([.T28]&gt;0;BASE([.T28];16;4))" office:value-type="boolean" office:boolean-value="false">
            <text:p>FALSE</text:p>
          </table:table-cell>
          <table:table-cell table:formula="of:=IF([.U28]&gt;0;BASE([.U28];16;4))" office:value-type="boolean" office:boolean-value="false">
            <text:p>FALSE</text:p>
          </table:table-cell>
          <table:table-cell table:number-columns-repeated="2"/>
          <table:table-cell table:formula="of:=255-[.C28]" office:value-type="float" office:value="-136">
            <text:p>-136</text:p>
          </table:table-cell>
          <table:table-cell table:formula="of:=255-[.D28]" office:value-type="float" office:value="-526">
            <text:p>-526</text:p>
          </table:table-cell>
          <table:table-cell table:formula="of:=255-[.E28]" office:value-type="float" office:value="-1308">
            <text:p>-1308</text:p>
          </table:table-cell>
          <table:table-cell table:formula="of:=255-[.F28]" office:value-type="float" office:value="-2870">
            <text:p>-2870</text:p>
          </table:table-cell>
          <table:table-cell table:formula="of:=255-[.G28]" office:value-type="float" office:value="-5995">
            <text:p>-5995</text:p>
          </table:table-cell>
          <table:table-cell table:formula="of:=255-[.H28]" office:value-type="float" office:value="-12245">
            <text:p>-12245</text:p>
          </table:table-cell>
          <table:table-cell table:style-name="ce46" table:formula="of:=255-[.I28]" office:value-type="float" office:value="-24745">
            <text:p>-247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A29]*1000/0.5" office:value-type="float" office:value="120000">
            <text:p>120000</text:p>
          </table:table-cell>
          <table:table-cell table:style-name="ce12" table:formula="of:=[.$B$29]/[.C$23]" office:value-type="float" office:value="469">
            <text:p>469</text:p>
          </table:table-cell>
          <table:table-cell table:style-name="ce12" table:formula="of:=[.$B$29]/[.D$23]" office:value-type="float" office:value="938">
            <text:p>938</text:p>
          </table:table-cell>
          <table:table-cell table:style-name="ce12" table:formula="of:=[.$B$29]/[.E$23]" office:value-type="float" office:value="1875">
            <text:p>1875</text:p>
          </table:table-cell>
          <table:table-cell table:style-name="ce12" table:formula="of:=[.$B$29]/[.F$23]" office:value-type="float" office:value="3750">
            <text:p>3750</text:p>
          </table:table-cell>
          <table:table-cell table:style-name="ce12" table:formula="of:=[.$B$29]/[.G$23]" office:value-type="float" office:value="7500">
            <text:p>7500</text:p>
          </table:table-cell>
          <table:table-cell table:style-name="ce12" table:formula="of:=[.$B$29]/[.H$23]" office:value-type="float" office:value="15000">
            <text:p>15000</text:p>
          </table:table-cell>
          <table:table-cell table:style-name="ce12" table:formula="of:=[.$B$29]/[.I$23]" office:value-type="float" office:value="30000">
            <text:p>30000</text:p>
          </table:table-cell>
          <table:table-cell table:formula="of:=IF([.Q29]&gt;0;BASE([.Q29];16;4))" office:value-type="boolean" office:boolean-value="false">
            <text:p>FALSE</text:p>
          </table:table-cell>
          <table:table-cell table:formula="of:=IF([.R29]&gt;0;BASE([.R29];16;4))" office:value-type="boolean" office:boolean-value="false">
            <text:p>FALSE</text:p>
          </table:table-cell>
          <table:table-cell table:formula="of:=IF([.S29]&gt;0;BASE([.S29];16;4))" office:value-type="boolean" office:boolean-value="false">
            <text:p>FALSE</text:p>
          </table:table-cell>
          <table:table-cell table:formula="of:=IF([.T29]&gt;0;BASE([.T29];16;4))" office:value-type="boolean" office:boolean-value="false">
            <text:p>FALSE</text:p>
          </table:table-cell>
          <table:table-cell table:formula="of:=IF([.U29]&gt;0;BASE([.U29];16;4))" office:value-type="boolean" office:boolean-value="false">
            <text:p>FALSE</text:p>
          </table:table-cell>
          <table:table-cell table:number-columns-repeated="2"/>
          <table:table-cell table:formula="of:=255-[.C29]" office:value-type="float" office:value="-214">
            <text:p>-214</text:p>
          </table:table-cell>
          <table:table-cell table:formula="of:=255-[.D29]" office:value-type="float" office:value="-683">
            <text:p>-683</text:p>
          </table:table-cell>
          <table:table-cell table:formula="of:=255-[.E29]" office:value-type="float" office:value="-1620">
            <text:p>-1620</text:p>
          </table:table-cell>
          <table:table-cell table:formula="of:=255-[.F29]" office:value-type="float" office:value="-3495">
            <text:p>-3495</text:p>
          </table:table-cell>
          <table:table-cell table:formula="of:=255-[.G29]" office:value-type="float" office:value="-7245">
            <text:p>-7245</text:p>
          </table:table-cell>
          <table:table-cell table:formula="of:=255-[.H29]" office:value-type="float" office:value="-14745">
            <text:p>-14745</text:p>
          </table:table-cell>
          <table:table-cell table:style-name="ce46" table:formula="of:=255-[.I29]" office:value-type="float" office:value="-29745">
            <text:p>-2974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30]*1000/0.5" office:value-type="float" office:value="140000">
            <text:p>140000</text:p>
          </table:table-cell>
          <table:table-cell table:style-name="ce12" table:formula="of:=[.$B$30]/[.C$23]" office:value-type="float" office:value="547">
            <text:p>547</text:p>
          </table:table-cell>
          <table:table-cell table:style-name="ce12" table:formula="of:=[.$B$30]/[.D$23]" office:value-type="float" office:value="1094">
            <text:p>1094</text:p>
          </table:table-cell>
          <table:table-cell table:style-name="ce12" table:formula="of:=[.$B$30]/[.E$23]" office:value-type="float" office:value="2188">
            <text:p>2188</text:p>
          </table:table-cell>
          <table:table-cell table:style-name="ce12" table:formula="of:=[.$B$30]/[.F$23]" office:value-type="float" office:value="4375">
            <text:p>4375</text:p>
          </table:table-cell>
          <table:table-cell table:style-name="ce12" table:formula="of:=[.$B$30]/[.G$23]" office:value-type="float" office:value="8750">
            <text:p>8750</text:p>
          </table:table-cell>
          <table:table-cell table:style-name="ce12" table:formula="of:=[.$B$30]/[.H$23]" office:value-type="float" office:value="17500">
            <text:p>17500</text:p>
          </table:table-cell>
          <table:table-cell table:style-name="ce12" table:formula="of:=[.$B$30]/[.I$23]" office:value-type="float" office:value="35000">
            <text:p>35000</text:p>
          </table:table-cell>
          <table:table-cell table:formula="of:=IF([.Q30]&gt;0;BASE([.Q30];16;4))" office:value-type="boolean" office:boolean-value="false">
            <text:p>FALSE</text:p>
          </table:table-cell>
          <table:table-cell table:formula="of:=IF([.R30]&gt;0;BASE([.R30];16;4))" office:value-type="boolean" office:boolean-value="false">
            <text:p>FALSE</text:p>
          </table:table-cell>
          <table:table-cell table:formula="of:=IF([.S30]&gt;0;BASE([.S30];16;4))" office:value-type="boolean" office:boolean-value="false">
            <text:p>FALSE</text:p>
          </table:table-cell>
          <table:table-cell table:formula="of:=IF([.T30]&gt;0;BASE([.T30];16;4))" office:value-type="boolean" office:boolean-value="false">
            <text:p>FALSE</text:p>
          </table:table-cell>
          <table:table-cell table:formula="of:=IF([.U30]&gt;0;BASE([.U30];16;4))" office:value-type="boolean" office:boolean-value="false">
            <text:p>FALSE</text:p>
          </table:table-cell>
          <table:table-cell table:number-columns-repeated="2"/>
          <table:table-cell table:formula="of:=255-[.C30]" office:value-type="float" office:value="-292">
            <text:p>-292</text:p>
          </table:table-cell>
          <table:table-cell table:formula="of:=255-[.D30]" office:value-type="float" office:value="-839">
            <text:p>-839</text:p>
          </table:table-cell>
          <table:table-cell table:formula="of:=255-[.E30]" office:value-type="float" office:value="-1933">
            <text:p>-1933</text:p>
          </table:table-cell>
          <table:table-cell table:formula="of:=255-[.F30]" office:value-type="float" office:value="-4120">
            <text:p>-4120</text:p>
          </table:table-cell>
          <table:table-cell table:formula="of:=255-[.G30]" office:value-type="float" office:value="-8495">
            <text:p>-8495</text:p>
          </table:table-cell>
          <table:table-cell table:formula="of:=255-[.H30]" office:value-type="float" office:value="-17245">
            <text:p>-17245</text:p>
          </table:table-cell>
          <table:table-cell table:style-name="ce46" table:formula="of:=255-[.I30]" office:value-type="float" office:value="-34745">
            <text:p>-3474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A31]*1000/0.5" office:value-type="float" office:value="160000">
            <text:p>160000</text:p>
          </table:table-cell>
          <table:table-cell table:style-name="ce12" table:formula="of:=[.$B$31]/[.C$23]" office:value-type="float" office:value="625">
            <text:p>625</text:p>
          </table:table-cell>
          <table:table-cell table:style-name="ce12" table:formula="of:=[.$B$31]/[.D$23]" office:value-type="float" office:value="1250">
            <text:p>1250</text:p>
          </table:table-cell>
          <table:table-cell table:style-name="ce12" table:formula="of:=[.$B$31]/[.E$23]" office:value-type="float" office:value="2500">
            <text:p>2500</text:p>
          </table:table-cell>
          <table:table-cell table:style-name="ce12" table:formula="of:=[.$B$31]/[.F$23]" office:value-type="float" office:value="5000">
            <text:p>5000</text:p>
          </table:table-cell>
          <table:table-cell table:style-name="ce12" table:formula="of:=[.$B$31]/[.G$23]" office:value-type="float" office:value="10000">
            <text:p>10000</text:p>
          </table:table-cell>
          <table:table-cell table:style-name="ce12" table:formula="of:=[.$B$31]/[.H$23]" office:value-type="float" office:value="20000">
            <text:p>20000</text:p>
          </table:table-cell>
          <table:table-cell table:style-name="ce12" table:formula="of:=[.$B$31]/[.I$23]" office:value-type="float" office:value="40000">
            <text:p>40000</text:p>
          </table:table-cell>
          <table:table-cell table:formula="of:=IF([.Q31]&gt;0;BASE([.Q31];16;4))" office:value-type="boolean" office:boolean-value="false">
            <text:p>FALSE</text:p>
          </table:table-cell>
          <table:table-cell table:formula="of:=IF([.R31]&gt;0;BASE([.R31];16;4))" office:value-type="boolean" office:boolean-value="false">
            <text:p>FALSE</text:p>
          </table:table-cell>
          <table:table-cell table:formula="of:=IF([.S31]&gt;0;BASE([.S31];16;4))" office:value-type="boolean" office:boolean-value="false">
            <text:p>FALSE</text:p>
          </table:table-cell>
          <table:table-cell table:formula="of:=IF([.T31]&gt;0;BASE([.T31];16;4))" office:value-type="boolean" office:boolean-value="false">
            <text:p>FALSE</text:p>
          </table:table-cell>
          <table:table-cell table:formula="of:=IF([.U31]&gt;0;BASE([.U31];16;4))" office:value-type="boolean" office:boolean-value="false">
            <text:p>FALSE</text:p>
          </table:table-cell>
          <table:table-cell table:number-columns-repeated="2"/>
          <table:table-cell table:formula="of:=255-[.C31]" office:value-type="float" office:value="-370">
            <text:p>-370</text:p>
          </table:table-cell>
          <table:table-cell table:formula="of:=255-[.D31]" office:value-type="float" office:value="-995">
            <text:p>-995</text:p>
          </table:table-cell>
          <table:table-cell table:formula="of:=255-[.E31]" office:value-type="float" office:value="-2245">
            <text:p>-2245</text:p>
          </table:table-cell>
          <table:table-cell table:formula="of:=255-[.F31]" office:value-type="float" office:value="-4745">
            <text:p>-4745</text:p>
          </table:table-cell>
          <table:table-cell table:formula="of:=255-[.G31]" office:value-type="float" office:value="-9745">
            <text:p>-9745</text:p>
          </table:table-cell>
          <table:table-cell table:formula="of:=255-[.H31]" office:value-type="float" office:value="-19745">
            <text:p>-19745</text:p>
          </table:table-cell>
          <table:table-cell table:style-name="ce46" table:formula="of:=255-[.I31]" office:value-type="float" office:value="-39745">
            <text:p>-3974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A32]*1000/0.5" office:value-type="float" office:value="180000">
            <text:p>180000</text:p>
          </table:table-cell>
          <table:table-cell table:style-name="ce12" table:formula="of:=[.$B$32]/[.C$23]" office:value-type="float" office:value="703">
            <text:p>703</text:p>
          </table:table-cell>
          <table:table-cell table:style-name="ce12" table:formula="of:=[.$B$32]/[.D$23]" office:value-type="float" office:value="1406">
            <text:p>1406</text:p>
          </table:table-cell>
          <table:table-cell table:style-name="ce12" table:formula="of:=[.$B$32]/[.E$23]" office:value-type="float" office:value="2813">
            <text:p>2813</text:p>
          </table:table-cell>
          <table:table-cell table:style-name="ce12" table:formula="of:=[.$B$32]/[.F$23]" office:value-type="float" office:value="5625">
            <text:p>5625</text:p>
          </table:table-cell>
          <table:table-cell table:style-name="ce12" table:formula="of:=[.$B$32]/[.G$23]" office:value-type="float" office:value="11250">
            <text:p>11250</text:p>
          </table:table-cell>
          <table:table-cell table:style-name="ce12" table:formula="of:=[.$B$32]/[.H$23]" office:value-type="float" office:value="22500">
            <text:p>22500</text:p>
          </table:table-cell>
          <table:table-cell table:style-name="ce12" table:formula="of:=[.$B$32]/[.I$23]" office:value-type="float" office:value="45000">
            <text:p>45000</text:p>
          </table:table-cell>
          <table:table-cell table:formula="of:=IF([.Q32]&gt;0;BASE([.Q32];16;4))" office:value-type="boolean" office:boolean-value="false">
            <text:p>FALSE</text:p>
          </table:table-cell>
          <table:table-cell table:formula="of:=IF([.R32]&gt;0;BASE([.R32];16;4))" office:value-type="boolean" office:boolean-value="false">
            <text:p>FALSE</text:p>
          </table:table-cell>
          <table:table-cell table:formula="of:=IF([.S32]&gt;0;BASE([.S32];16;4))" office:value-type="boolean" office:boolean-value="false">
            <text:p>FALSE</text:p>
          </table:table-cell>
          <table:table-cell table:formula="of:=IF([.T32]&gt;0;BASE([.T32];16;4))" office:value-type="boolean" office:boolean-value="false">
            <text:p>FALSE</text:p>
          </table:table-cell>
          <table:table-cell table:formula="of:=IF([.U32]&gt;0;BASE([.U32];16;4))" office:value-type="boolean" office:boolean-value="false">
            <text:p>FALSE</text:p>
          </table:table-cell>
          <table:table-cell table:number-columns-repeated="2"/>
          <table:table-cell table:formula="of:=255-[.C32]" office:value-type="float" office:value="-448">
            <text:p>-448</text:p>
          </table:table-cell>
          <table:table-cell table:formula="of:=255-[.D32]" office:value-type="float" office:value="-1151">
            <text:p>-1151</text:p>
          </table:table-cell>
          <table:table-cell table:formula="of:=255-[.E32]" office:value-type="float" office:value="-2558">
            <text:p>-2558</text:p>
          </table:table-cell>
          <table:table-cell table:formula="of:=255-[.F32]" office:value-type="float" office:value="-5370">
            <text:p>-5370</text:p>
          </table:table-cell>
          <table:table-cell table:formula="of:=255-[.G32]" office:value-type="float" office:value="-10995">
            <text:p>-10995</text:p>
          </table:table-cell>
          <table:table-cell table:formula="of:=255-[.H32]" office:value-type="float" office:value="-22245">
            <text:p>-22245</text:p>
          </table:table-cell>
          <table:table-cell table:style-name="ce46" table:formula="of:=255-[.I32]" office:value-type="float" office:value="-44745">
            <text:p>-44745</text:p>
          </table:table-cell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table:formula="of:=[.A33]*1000/0.5" office:value-type="float" office:value="200000">
            <text:p>200000</text:p>
          </table:table-cell>
          <table:table-cell table:style-name="ce13" table:formula="of:=[.$B$33]/[.C$23]" office:value-type="float" office:value="781">
            <text:p>781</text:p>
          </table:table-cell>
          <table:table-cell table:style-name="ce13" table:formula="of:=[.$B$33]/[.D$23]" office:value-type="float" office:value="1563">
            <text:p>1563</text:p>
          </table:table-cell>
          <table:table-cell table:style-name="ce13" table:formula="of:=[.$B$33]/[.E$23]" office:value-type="float" office:value="3125">
            <text:p>3125</text:p>
          </table:table-cell>
          <table:table-cell table:style-name="ce13" table:formula="of:=[.$B$33]/[.F$23]" office:value-type="float" office:value="6250">
            <text:p>6250</text:p>
          </table:table-cell>
          <table:table-cell table:style-name="ce13" table:formula="of:=[.$B$33]/[.G$23]" office:value-type="float" office:value="12500">
            <text:p>12500</text:p>
          </table:table-cell>
          <table:table-cell table:style-name="ce13" table:formula="of:=[.$B$33]/[.H$23]" office:value-type="float" office:value="25000">
            <text:p>25000</text:p>
          </table:table-cell>
          <table:table-cell table:style-name="ce13" table:formula="of:=[.$B$33]/[.I$23]" office:value-type="float" office:value="50000">
            <text:p>50000</text:p>
          </table:table-cell>
          <table:table-cell table:style-name="ce21" table:formula="of:=IF([.Q33]&gt;0;BASE([.Q33];16;4))" office:value-type="boolean" office:boolean-value="false">
            <text:p>FALSE</text:p>
          </table:table-cell>
          <table:table-cell table:style-name="ce8" table:formula="of:=IF([.R33]&gt;0;BASE([.R33];16;4))" office:value-type="boolean" office:boolean-value="false">
            <text:p>FALSE</text:p>
          </table:table-cell>
          <table:table-cell table:style-name="ce8" table:formula="of:=IF([.S33]&gt;0;BASE([.S33];16;4))" office:value-type="boolean" office:boolean-value="false">
            <text:p>FALSE</text:p>
          </table:table-cell>
          <table:table-cell table:style-name="ce8" table:formula="of:=IF([.T33]&gt;0;BASE([.T33];16;4))" office:value-type="boolean" office:boolean-value="false">
            <text:p>FALSE</text:p>
          </table:table-cell>
          <table:table-cell table:style-name="ce8" table:formula="of:=IF([.U33]&gt;0;BASE([.U33];16;4))" office:value-type="boolean" office:boolean-value="false">
            <text:p>FALSE</text:p>
          </table:table-cell>
          <table:table-cell table:style-name="ce8"/>
          <table:table-cell table:style-name="ce27"/>
          <table:table-cell table:style-name="ce35" table:formula="of:=255-[.C33]" office:value-type="float" office:value="-526">
            <text:p>-526</text:p>
          </table:table-cell>
          <table:table-cell table:style-name="ce37" table:formula="of:=255-[.D33]" office:value-type="float" office:value="-1308">
            <text:p>-1308</text:p>
          </table:table-cell>
          <table:table-cell table:style-name="ce37" table:formula="of:=255-[.E33]" office:value-type="float" office:value="-2870">
            <text:p>-2870</text:p>
          </table:table-cell>
          <table:table-cell table:style-name="ce37" table:formula="of:=255-[.F33]" office:value-type="float" office:value="-5995">
            <text:p>-5995</text:p>
          </table:table-cell>
          <table:table-cell table:style-name="ce37" table:formula="of:=255-[.G33]" office:value-type="float" office:value="-12245">
            <text:p>-12245</text:p>
          </table:table-cell>
          <table:table-cell table:style-name="ce37" table:formula="of:=255-[.H33]" office:value-type="float" office:value="-24745">
            <text:p>-24745</text:p>
          </table:table-cell>
          <table:table-cell table:style-name="ce47" table:formula="of:=255-[.I33]" office:value-type="float" office:value="-49745">
            <text:p>-49745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8"/>
          <table:table-cell table:number-columns-repeated="5"/>
          <table:table-cell table:style-name="Default" table:number-columns-repeated="8"/>
        </table:table-row>
        <table:table-row table:style-name="ro2">
          <table:table-cell table:style-name="Default" office:value-type="string">
            <text:p>10MHz</text:p>
          </table:table-cell>
          <table:table-cell/>
          <table:table-cell table:style-name="Default" table:number-columns-repeated="8"/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>
            <text:p>msec</text:p>
          </table:table-cell>
          <table:table-cell table:style-name="ce6" office:value-type="string">
            <text:p>step</text:p>
          </table:table-cell>
          <table:table-cell table:style-name="ce1" office:value-type="float" office:value="256">
            <text:p>25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2">
            <text:p>3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1" office:value-type="float" office:value="256">
            <text:p>25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2">
            <text:p>3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22" office:value-type="float" office:value="256">
            <text:p>25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2">
            <text:p>3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37]*1000/0.4" office:value-type="float" office:value="25000">
            <text:p>25000</text:p>
          </table:table-cell>
          <table:table-cell table:formula="of:=[.$B$37]/[.C$36]" office:value-type="float" office:value="98">
            <text:p>98</text:p>
          </table:table-cell>
          <table:table-cell table:formula="of:=[.$B$37]/[.D$36]" office:value-type="float" office:value="195">
            <text:p>195</text:p>
          </table:table-cell>
          <table:table-cell table:formula="of:=[.$B$37]/[.E$36]" office:value-type="float" office:value="391">
            <text:p>391</text:p>
          </table:table-cell>
          <table:table-cell table:formula="of:=[.$B$37]/[.F$36]" office:value-type="float" office:value="781">
            <text:p>781</text:p>
          </table:table-cell>
          <table:table-cell table:formula="of:=[.$B$37]/[.G$36]" office:value-type="float" office:value="1563">
            <text:p>1563</text:p>
          </table:table-cell>
          <table:table-cell table:formula="of:=[.$B$37]/[.H$36]" office:value-type="float" office:value="3125">
            <text:p>3125</text:p>
          </table:table-cell>
          <table:table-cell table:style-name="ce17" table:formula="of:=[.$B$37]/[.I$36]" office:value-type="float" office:value="6250">
            <text:p>6250</text:p>
          </table:table-cell>
          <table:table-cell table:style-name="ce23" table:formula="of:=IF([.Q37]&gt;0;BASE([.Q37];16;4))" office:value-type="string" office:string-value="009D">
            <text:p>009D</text:p>
          </table:table-cell>
          <table:table-cell table:style-name="ce25" table:formula="of:=IF([.R37]&gt;0;BASE([.R37];16;4))" office:value-type="string" office:string-value="003C">
            <text:p>003C</text:p>
          </table:table-cell>
          <table:table-cell table:style-name="ce25" table:formula="of:=IF([.S37]&gt;0;BASE([.S37];16;4))" office:value-type="boolean" office:boolean-value="false">
            <text:p>FALSE</text:p>
          </table:table-cell>
          <table:table-cell table:style-name="ce25" table:formula="of:=IF([.T37]&gt;0;BASE([.T37];16;4))" office:value-type="boolean" office:boolean-value="false">
            <text:p>FALSE</text:p>
          </table:table-cell>
          <table:table-cell table:style-name="ce25" table:formula="of:=IF([.U37]&gt;0;BASE([.U37];16;4))" office:value-type="boolean" office:boolean-value="false">
            <text:p>FALSE</text:p>
          </table:table-cell>
          <table:table-cell table:style-name="ce25"/>
          <table:table-cell table:style-name="ce28"/>
          <table:table-cell table:style-name="ce36" table:formula="of:=255-[.C37]" office:value-type="float" office:value="157">
            <text:p>157</text:p>
          </table:table-cell>
          <table:table-cell table:formula="of:=255-[.D37]" office:value-type="float" office:value="60">
            <text:p>60</text:p>
          </table:table-cell>
          <table:table-cell table:formula="of:=255-[.E37]" office:value-type="float" office:value="-136">
            <text:p>-136</text:p>
          </table:table-cell>
          <table:table-cell table:formula="of:=255-[.F37]" office:value-type="float" office:value="-526">
            <text:p>-526</text:p>
          </table:table-cell>
          <table:table-cell table:formula="of:=255-[.G37]" office:value-type="float" office:value="-1308">
            <text:p>-1308</text:p>
          </table:table-cell>
          <table:table-cell table:formula="of:=255-[.H37]" office:value-type="float" office:value="-2870">
            <text:p>-2870</text:p>
          </table:table-cell>
          <table:table-cell table:formula="of:=255-[.I37]" office:value-type="float" office:value="-5995">
            <text:p>-59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38]*1000/0.4" office:value-type="float" office:value="50000">
            <text:p>50000</text:p>
          </table:table-cell>
          <table:table-cell table:formula="of:=[.$B$38]/[.C$36]" office:value-type="float" office:value="195">
            <text:p>195</text:p>
          </table:table-cell>
          <table:table-cell table:formula="of:=[.$B$38]/[.D$36]" office:value-type="float" office:value="391">
            <text:p>391</text:p>
          </table:table-cell>
          <table:table-cell table:formula="of:=[.$B$38]/[.E$36]" office:value-type="float" office:value="781">
            <text:p>781</text:p>
          </table:table-cell>
          <table:table-cell table:formula="of:=[.$B$38]/[.F$36]" office:value-type="float" office:value="1563">
            <text:p>1563</text:p>
          </table:table-cell>
          <table:table-cell table:formula="of:=[.$B$38]/[.G$36]" office:value-type="float" office:value="3125">
            <text:p>3125</text:p>
          </table:table-cell>
          <table:table-cell table:formula="of:=[.$B$38]/[.H$36]" office:value-type="float" office:value="6250">
            <text:p>6250</text:p>
          </table:table-cell>
          <table:table-cell table:style-name="ce17" table:formula="of:=[.$B$38]/[.I$36]" office:value-type="float" office:value="12500">
            <text:p>12500</text:p>
          </table:table-cell>
          <table:table-cell table:formula="of:=IF([.Q38]&gt;0;BASE([.Q38];16;4))" office:value-type="string" office:string-value="003C">
            <text:p>003C</text:p>
          </table:table-cell>
          <table:table-cell table:formula="of:=IF([.R38]&gt;0;BASE([.R38];16;4))" office:value-type="boolean" office:boolean-value="false">
            <text:p>FALSE</text:p>
          </table:table-cell>
          <table:table-cell table:formula="of:=IF([.S38]&gt;0;BASE([.S38];16;4))" office:value-type="boolean" office:boolean-value="false">
            <text:p>FALSE</text:p>
          </table:table-cell>
          <table:table-cell table:formula="of:=IF([.T38]&gt;0;BASE([.T38];16;4))" office:value-type="boolean" office:boolean-value="false">
            <text:p>FALSE</text:p>
          </table:table-cell>
          <table:table-cell table:formula="of:=IF([.U38]&gt;0;BASE([.U38];16;4))" office:value-type="boolean" office:boolean-value="false">
            <text:p>FALSE</text:p>
          </table:table-cell>
          <table:table-cell table:number-columns-repeated="2"/>
          <table:table-cell table:style-name="ce36" table:formula="of:=255-[.C38]" office:value-type="float" office:value="60">
            <text:p>60</text:p>
          </table:table-cell>
          <table:table-cell table:formula="of:=255-[.D38]" office:value-type="float" office:value="-136">
            <text:p>-136</text:p>
          </table:table-cell>
          <table:table-cell table:formula="of:=255-[.E38]" office:value-type="float" office:value="-526">
            <text:p>-526</text:p>
          </table:table-cell>
          <table:table-cell table:formula="of:=255-[.F38]" office:value-type="float" office:value="-1308">
            <text:p>-1308</text:p>
          </table:table-cell>
          <table:table-cell table:formula="of:=255-[.G38]" office:value-type="float" office:value="-2870">
            <text:p>-2870</text:p>
          </table:table-cell>
          <table:table-cell table:formula="of:=255-[.H38]" office:value-type="float" office:value="-5995">
            <text:p>-5995</text:p>
          </table:table-cell>
          <table:table-cell table:formula="of:=255-[.I38]" office:value-type="float" office:value="-12245">
            <text:p>-122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39]*1000/0.4" office:value-type="float" office:value="75000">
            <text:p>75000</text:p>
          </table:table-cell>
          <table:table-cell table:formula="of:=[.$B$39]/[.C$36]" office:value-type="float" office:value="293">
            <text:p>293</text:p>
          </table:table-cell>
          <table:table-cell table:formula="of:=[.$B$39]/[.D$36]" office:value-type="float" office:value="586">
            <text:p>586</text:p>
          </table:table-cell>
          <table:table-cell table:formula="of:=[.$B$39]/[.E$36]" office:value-type="float" office:value="1172">
            <text:p>1172</text:p>
          </table:table-cell>
          <table:table-cell table:formula="of:=[.$B$39]/[.F$36]" office:value-type="float" office:value="2344">
            <text:p>2344</text:p>
          </table:table-cell>
          <table:table-cell table:formula="of:=[.$B$39]/[.G$36]" office:value-type="float" office:value="4688">
            <text:p>4688</text:p>
          </table:table-cell>
          <table:table-cell table:formula="of:=[.$B$39]/[.H$36]" office:value-type="float" office:value="9375">
            <text:p>9375</text:p>
          </table:table-cell>
          <table:table-cell table:style-name="ce17" table:formula="of:=[.$B$39]/[.I$36]" office:value-type="float" office:value="18750">
            <text:p>18750</text:p>
          </table:table-cell>
          <table:table-cell table:formula="of:=IF([.Q39]&gt;0;BASE([.Q39];16;4))" office:value-type="boolean" office:boolean-value="false">
            <text:p>FALSE</text:p>
          </table:table-cell>
          <table:table-cell table:formula="of:=IF([.R39]&gt;0;BASE([.R39];16;4))" office:value-type="boolean" office:boolean-value="false">
            <text:p>FALSE</text:p>
          </table:table-cell>
          <table:table-cell table:formula="of:=IF([.S39]&gt;0;BASE([.S39];16;4))" office:value-type="boolean" office:boolean-value="false">
            <text:p>FALSE</text:p>
          </table:table-cell>
          <table:table-cell table:formula="of:=IF([.T39]&gt;0;BASE([.T39];16;4))" office:value-type="boolean" office:boolean-value="false">
            <text:p>FALSE</text:p>
          </table:table-cell>
          <table:table-cell table:formula="of:=IF([.U39]&gt;0;BASE([.U39];16;4))" office:value-type="boolean" office:boolean-value="false">
            <text:p>FALSE</text:p>
          </table:table-cell>
          <table:table-cell table:number-columns-repeated="2"/>
          <table:table-cell table:style-name="ce36" table:formula="of:=255-[.C39]" office:value-type="float" office:value="-38">
            <text:p>-38</text:p>
          </table:table-cell>
          <table:table-cell table:formula="of:=255-[.D39]" office:value-type="float" office:value="-331">
            <text:p>-331</text:p>
          </table:table-cell>
          <table:table-cell table:formula="of:=255-[.E39]" office:value-type="float" office:value="-917">
            <text:p>-917</text:p>
          </table:table-cell>
          <table:table-cell table:formula="of:=255-[.F39]" office:value-type="float" office:value="-2089">
            <text:p>-2089</text:p>
          </table:table-cell>
          <table:table-cell table:formula="of:=255-[.G39]" office:value-type="float" office:value="-4433">
            <text:p>-4433</text:p>
          </table:table-cell>
          <table:table-cell table:formula="of:=255-[.H39]" office:value-type="float" office:value="-9120">
            <text:p>-9120</text:p>
          </table:table-cell>
          <table:table-cell table:formula="of:=255-[.I39]" office:value-type="float" office:value="-18495">
            <text:p>-184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40]*1000/0.4" office:value-type="float" office:value="100000">
            <text:p>100000</text:p>
          </table:table-cell>
          <table:table-cell table:formula="of:=[.$B$40]/[.C$36]" office:value-type="float" office:value="391">
            <text:p>391</text:p>
          </table:table-cell>
          <table:table-cell table:formula="of:=[.$B$40]/[.D$36]" office:value-type="float" office:value="781">
            <text:p>781</text:p>
          </table:table-cell>
          <table:table-cell table:formula="of:=[.$B$40]/[.E$36]" office:value-type="float" office:value="1563">
            <text:p>1563</text:p>
          </table:table-cell>
          <table:table-cell table:formula="of:=[.$B$40]/[.F$36]" office:value-type="float" office:value="3125">
            <text:p>3125</text:p>
          </table:table-cell>
          <table:table-cell table:formula="of:=[.$B$40]/[.G$36]" office:value-type="float" office:value="6250">
            <text:p>6250</text:p>
          </table:table-cell>
          <table:table-cell table:formula="of:=[.$B$40]/[.H$36]" office:value-type="float" office:value="12500">
            <text:p>12500</text:p>
          </table:table-cell>
          <table:table-cell table:style-name="ce17" table:formula="of:=[.$B$40]/[.I$36]" office:value-type="float" office:value="25000">
            <text:p>25000</text:p>
          </table:table-cell>
          <table:table-cell table:formula="of:=IF([.Q40]&gt;0;BASE([.Q40];16;4))" office:value-type="boolean" office:boolean-value="false">
            <text:p>FALSE</text:p>
          </table:table-cell>
          <table:table-cell table:formula="of:=IF([.R40]&gt;0;BASE([.R40];16;4))" office:value-type="boolean" office:boolean-value="false">
            <text:p>FALSE</text:p>
          </table:table-cell>
          <table:table-cell table:formula="of:=IF([.S40]&gt;0;BASE([.S40];16;4))" office:value-type="boolean" office:boolean-value="false">
            <text:p>FALSE</text:p>
          </table:table-cell>
          <table:table-cell table:formula="of:=IF([.T40]&gt;0;BASE([.T40];16;4))" office:value-type="boolean" office:boolean-value="false">
            <text:p>FALSE</text:p>
          </table:table-cell>
          <table:table-cell table:formula="of:=IF([.U40]&gt;0;BASE([.U40];16;4))" office:value-type="boolean" office:boolean-value="false">
            <text:p>FALSE</text:p>
          </table:table-cell>
          <table:table-cell table:number-columns-repeated="2"/>
          <table:table-cell table:style-name="ce36" table:formula="of:=255-[.C40]" office:value-type="float" office:value="-136">
            <text:p>-136</text:p>
          </table:table-cell>
          <table:table-cell table:formula="of:=255-[.D40]" office:value-type="float" office:value="-526">
            <text:p>-526</text:p>
          </table:table-cell>
          <table:table-cell table:formula="of:=255-[.E40]" office:value-type="float" office:value="-1308">
            <text:p>-1308</text:p>
          </table:table-cell>
          <table:table-cell table:formula="of:=255-[.F40]" office:value-type="float" office:value="-2870">
            <text:p>-2870</text:p>
          </table:table-cell>
          <table:table-cell table:formula="of:=255-[.G40]" office:value-type="float" office:value="-5995">
            <text:p>-5995</text:p>
          </table:table-cell>
          <table:table-cell table:formula="of:=255-[.H40]" office:value-type="float" office:value="-12245">
            <text:p>-12245</text:p>
          </table:table-cell>
          <table:table-cell table:formula="of:=255-[.I40]" office:value-type="float" office:value="-24745">
            <text:p>-2474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41]*1000/0.4" office:value-type="float" office:value="125000">
            <text:p>125000</text:p>
          </table:table-cell>
          <table:table-cell table:formula="of:=[.$B$41]/[.C$36]" office:value-type="float" office:value="488">
            <text:p>488</text:p>
          </table:table-cell>
          <table:table-cell table:formula="of:=[.$B$41]/[.D$36]" office:value-type="float" office:value="977">
            <text:p>977</text:p>
          </table:table-cell>
          <table:table-cell table:formula="of:=[.$B$41]/[.E$36]" office:value-type="float" office:value="1953">
            <text:p>1953</text:p>
          </table:table-cell>
          <table:table-cell table:formula="of:=[.$B$41]/[.F$36]" office:value-type="float" office:value="3906">
            <text:p>3906</text:p>
          </table:table-cell>
          <table:table-cell table:formula="of:=[.$B$41]/[.G$36]" office:value-type="float" office:value="7813">
            <text:p>7813</text:p>
          </table:table-cell>
          <table:table-cell table:formula="of:=[.$B$41]/[.H$36]" office:value-type="float" office:value="15625">
            <text:p>15625</text:p>
          </table:table-cell>
          <table:table-cell table:style-name="ce17" table:formula="of:=[.$B$41]/[.I$36]" office:value-type="float" office:value="31250">
            <text:p>31250</text:p>
          </table:table-cell>
          <table:table-cell table:formula="of:=IF([.Q41]&gt;0;BASE([.Q41];16;4))" office:value-type="boolean" office:boolean-value="false">
            <text:p>FALSE</text:p>
          </table:table-cell>
          <table:table-cell table:formula="of:=IF([.R41]&gt;0;BASE([.R41];16;4))" office:value-type="boolean" office:boolean-value="false">
            <text:p>FALSE</text:p>
          </table:table-cell>
          <table:table-cell table:formula="of:=IF([.S41]&gt;0;BASE([.S41];16;4))" office:value-type="boolean" office:boolean-value="false">
            <text:p>FALSE</text:p>
          </table:table-cell>
          <table:table-cell table:formula="of:=IF([.T41]&gt;0;BASE([.T41];16;4))" office:value-type="boolean" office:boolean-value="false">
            <text:p>FALSE</text:p>
          </table:table-cell>
          <table:table-cell table:formula="of:=IF([.U41]&gt;0;BASE([.U41];16;4))" office:value-type="boolean" office:boolean-value="false">
            <text:p>FALSE</text:p>
          </table:table-cell>
          <table:table-cell table:number-columns-repeated="2"/>
          <table:table-cell table:style-name="ce36" table:formula="of:=255-[.C41]" office:value-type="float" office:value="-233">
            <text:p>-233</text:p>
          </table:table-cell>
          <table:table-cell table:formula="of:=255-[.D41]" office:value-type="float" office:value="-722">
            <text:p>-722</text:p>
          </table:table-cell>
          <table:table-cell table:formula="of:=255-[.E41]" office:value-type="float" office:value="-1698">
            <text:p>-1698</text:p>
          </table:table-cell>
          <table:table-cell table:formula="of:=255-[.F41]" office:value-type="float" office:value="-3651">
            <text:p>-3651</text:p>
          </table:table-cell>
          <table:table-cell table:formula="of:=255-[.G41]" office:value-type="float" office:value="-7558">
            <text:p>-7558</text:p>
          </table:table-cell>
          <table:table-cell table:formula="of:=255-[.H41]" office:value-type="float" office:value="-15370">
            <text:p>-15370</text:p>
          </table:table-cell>
          <table:table-cell table:formula="of:=255-[.I41]" office:value-type="float" office:value="-30995">
            <text:p>-3099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A42]*1000/0.4" office:value-type="float" office:value="150000">
            <text:p>150000</text:p>
          </table:table-cell>
          <table:table-cell table:formula="of:=[.$B$42]/[.C$36]" office:value-type="float" office:value="586">
            <text:p>586</text:p>
          </table:table-cell>
          <table:table-cell table:formula="of:=[.$B$42]/[.D$36]" office:value-type="float" office:value="1172">
            <text:p>1172</text:p>
          </table:table-cell>
          <table:table-cell table:formula="of:=[.$B$42]/[.E$36]" office:value-type="float" office:value="2344">
            <text:p>2344</text:p>
          </table:table-cell>
          <table:table-cell table:formula="of:=[.$B$42]/[.F$36]" office:value-type="float" office:value="4688">
            <text:p>4688</text:p>
          </table:table-cell>
          <table:table-cell table:formula="of:=[.$B$42]/[.G$36]" office:value-type="float" office:value="9375">
            <text:p>9375</text:p>
          </table:table-cell>
          <table:table-cell table:formula="of:=[.$B$42]/[.H$36]" office:value-type="float" office:value="18750">
            <text:p>18750</text:p>
          </table:table-cell>
          <table:table-cell table:style-name="ce17" table:formula="of:=[.$B$42]/[.I$36]" office:value-type="float" office:value="37500">
            <text:p>37500</text:p>
          </table:table-cell>
          <table:table-cell table:formula="of:=IF([.Q42]&gt;0;BASE([.Q42];16;4))" office:value-type="boolean" office:boolean-value="false">
            <text:p>FALSE</text:p>
          </table:table-cell>
          <table:table-cell table:formula="of:=IF([.R42]&gt;0;BASE([.R42];16;4))" office:value-type="boolean" office:boolean-value="false">
            <text:p>FALSE</text:p>
          </table:table-cell>
          <table:table-cell table:formula="of:=IF([.S42]&gt;0;BASE([.S42];16;4))" office:value-type="boolean" office:boolean-value="false">
            <text:p>FALSE</text:p>
          </table:table-cell>
          <table:table-cell table:formula="of:=IF([.T42]&gt;0;BASE([.T42];16;4))" office:value-type="boolean" office:boolean-value="false">
            <text:p>FALSE</text:p>
          </table:table-cell>
          <table:table-cell table:formula="of:=IF([.U42]&gt;0;BASE([.U42];16;4))" office:value-type="boolean" office:boolean-value="false">
            <text:p>FALSE</text:p>
          </table:table-cell>
          <table:table-cell table:number-columns-repeated="2"/>
          <table:table-cell table:style-name="ce36" table:formula="of:=255-[.C42]" office:value-type="float" office:value="-331">
            <text:p>-331</text:p>
          </table:table-cell>
          <table:table-cell table:formula="of:=255-[.D42]" office:value-type="float" office:value="-917">
            <text:p>-917</text:p>
          </table:table-cell>
          <table:table-cell table:formula="of:=255-[.E42]" office:value-type="float" office:value="-2089">
            <text:p>-2089</text:p>
          </table:table-cell>
          <table:table-cell table:formula="of:=255-[.F42]" office:value-type="float" office:value="-4433">
            <text:p>-4433</text:p>
          </table:table-cell>
          <table:table-cell table:formula="of:=255-[.G42]" office:value-type="float" office:value="-9120">
            <text:p>-9120</text:p>
          </table:table-cell>
          <table:table-cell table:formula="of:=255-[.H42]" office:value-type="float" office:value="-18495">
            <text:p>-18495</text:p>
          </table:table-cell>
          <table:table-cell table:formula="of:=255-[.I42]" office:value-type="float" office:value="-37245">
            <text:p>-3724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43]*1000/0.4" office:value-type="float" office:value="175000">
            <text:p>175000</text:p>
          </table:table-cell>
          <table:table-cell table:formula="of:=[.$B$43]/[.C$36]" office:value-type="float" office:value="684">
            <text:p>684</text:p>
          </table:table-cell>
          <table:table-cell table:formula="of:=[.$B$43]/[.D$36]" office:value-type="float" office:value="1367">
            <text:p>1367</text:p>
          </table:table-cell>
          <table:table-cell table:formula="of:=[.$B$43]/[.E$36]" office:value-type="float" office:value="2734">
            <text:p>2734</text:p>
          </table:table-cell>
          <table:table-cell table:formula="of:=[.$B$43]/[.F$36]" office:value-type="float" office:value="5469">
            <text:p>5469</text:p>
          </table:table-cell>
          <table:table-cell table:formula="of:=[.$B$43]/[.G$36]" office:value-type="float" office:value="10938">
            <text:p>10938</text:p>
          </table:table-cell>
          <table:table-cell table:formula="of:=[.$B$43]/[.H$36]" office:value-type="float" office:value="21875">
            <text:p>21875</text:p>
          </table:table-cell>
          <table:table-cell table:style-name="ce17" table:formula="of:=[.$B$43]/[.I$36]" office:value-type="float" office:value="43750">
            <text:p>43750</text:p>
          </table:table-cell>
          <table:table-cell table:formula="of:=IF([.Q43]&gt;0;BASE([.Q43];16;4))" office:value-type="boolean" office:boolean-value="false">
            <text:p>FALSE</text:p>
          </table:table-cell>
          <table:table-cell table:formula="of:=IF([.R43]&gt;0;BASE([.R43];16;4))" office:value-type="boolean" office:boolean-value="false">
            <text:p>FALSE</text:p>
          </table:table-cell>
          <table:table-cell table:formula="of:=IF([.S43]&gt;0;BASE([.S43];16;4))" office:value-type="boolean" office:boolean-value="false">
            <text:p>FALSE</text:p>
          </table:table-cell>
          <table:table-cell table:formula="of:=IF([.T43]&gt;0;BASE([.T43];16;4))" office:value-type="boolean" office:boolean-value="false">
            <text:p>FALSE</text:p>
          </table:table-cell>
          <table:table-cell table:formula="of:=IF([.U43]&gt;0;BASE([.U43];16;4))" office:value-type="boolean" office:boolean-value="false">
            <text:p>FALSE</text:p>
          </table:table-cell>
          <table:table-cell table:number-columns-repeated="2"/>
          <table:table-cell table:style-name="ce36" table:formula="of:=255-[.C43]" office:value-type="float" office:value="-429">
            <text:p>-429</text:p>
          </table:table-cell>
          <table:table-cell table:formula="of:=255-[.D43]" office:value-type="float" office:value="-1112">
            <text:p>-1112</text:p>
          </table:table-cell>
          <table:table-cell table:formula="of:=255-[.E43]" office:value-type="float" office:value="-2479">
            <text:p>-2479</text:p>
          </table:table-cell>
          <table:table-cell table:formula="of:=255-[.F43]" office:value-type="float" office:value="-5214">
            <text:p>-5214</text:p>
          </table:table-cell>
          <table:table-cell table:formula="of:=255-[.G43]" office:value-type="float" office:value="-10683">
            <text:p>-10683</text:p>
          </table:table-cell>
          <table:table-cell table:formula="of:=255-[.H43]" office:value-type="float" office:value="-21620">
            <text:p>-21620</text:p>
          </table:table-cell>
          <table:table-cell table:formula="of:=255-[.I43]" office:value-type="float" office:value="-43495">
            <text:p>-4349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A44]*1000/0.4" office:value-type="float" office:value="200000">
            <text:p>200000</text:p>
          </table:table-cell>
          <table:table-cell table:formula="of:=[.$B$44]/[.C$36]" office:value-type="float" office:value="781">
            <text:p>781</text:p>
          </table:table-cell>
          <table:table-cell table:formula="of:=[.$B$44]/[.D$36]" office:value-type="float" office:value="1563">
            <text:p>1563</text:p>
          </table:table-cell>
          <table:table-cell table:formula="of:=[.$B$44]/[.E$36]" office:value-type="float" office:value="3125">
            <text:p>3125</text:p>
          </table:table-cell>
          <table:table-cell table:formula="of:=[.$B$44]/[.F$36]" office:value-type="float" office:value="6250">
            <text:p>6250</text:p>
          </table:table-cell>
          <table:table-cell table:formula="of:=[.$B$44]/[.G$36]" office:value-type="float" office:value="12500">
            <text:p>12500</text:p>
          </table:table-cell>
          <table:table-cell table:formula="of:=[.$B$44]/[.H$36]" office:value-type="float" office:value="25000">
            <text:p>25000</text:p>
          </table:table-cell>
          <table:table-cell table:style-name="ce17" table:formula="of:=[.$B$44]/[.I$36]" office:value-type="float" office:value="50000">
            <text:p>50000</text:p>
          </table:table-cell>
          <table:table-cell table:formula="of:=IF([.Q44]&gt;0;BASE([.Q44];16;4))" office:value-type="boolean" office:boolean-value="false">
            <text:p>FALSE</text:p>
          </table:table-cell>
          <table:table-cell table:formula="of:=IF([.R44]&gt;0;BASE([.R44];16;4))" office:value-type="boolean" office:boolean-value="false">
            <text:p>FALSE</text:p>
          </table:table-cell>
          <table:table-cell table:formula="of:=IF([.S44]&gt;0;BASE([.S44];16;4))" office:value-type="boolean" office:boolean-value="false">
            <text:p>FALSE</text:p>
          </table:table-cell>
          <table:table-cell table:formula="of:=IF([.T44]&gt;0;BASE([.T44];16;4))" office:value-type="boolean" office:boolean-value="false">
            <text:p>FALSE</text:p>
          </table:table-cell>
          <table:table-cell table:formula="of:=IF([.U44]&gt;0;BASE([.U44];16;4))" office:value-type="boolean" office:boolean-value="false">
            <text:p>FALSE</text:p>
          </table:table-cell>
          <table:table-cell table:number-columns-repeated="2"/>
          <table:table-cell table:style-name="ce36" table:formula="of:=255-[.C44]" office:value-type="float" office:value="-526">
            <text:p>-526</text:p>
          </table:table-cell>
          <table:table-cell table:formula="of:=255-[.D44]" office:value-type="float" office:value="-1308">
            <text:p>-1308</text:p>
          </table:table-cell>
          <table:table-cell table:formula="of:=255-[.E44]" office:value-type="float" office:value="-2870">
            <text:p>-2870</text:p>
          </table:table-cell>
          <table:table-cell table:formula="of:=255-[.F44]" office:value-type="float" office:value="-5995">
            <text:p>-5995</text:p>
          </table:table-cell>
          <table:table-cell table:formula="of:=255-[.G44]" office:value-type="float" office:value="-12245">
            <text:p>-12245</text:p>
          </table:table-cell>
          <table:table-cell table:formula="of:=255-[.H44]" office:value-type="float" office:value="-24745">
            <text:p>-24745</text:p>
          </table:table-cell>
          <table:table-cell table:formula="of:=255-[.I44]" office:value-type="float" office:value="-49745">
            <text:p>-4974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A45]*1000/0.4" office:value-type="float" office:value="225000">
            <text:p>225000</text:p>
          </table:table-cell>
          <table:table-cell table:formula="of:=[.$B$45]/[.C$36]" office:value-type="float" office:value="879">
            <text:p>879</text:p>
          </table:table-cell>
          <table:table-cell table:formula="of:=[.$B$45]/[.D$36]" office:value-type="float" office:value="1758">
            <text:p>1758</text:p>
          </table:table-cell>
          <table:table-cell table:formula="of:=[.$B$45]/[.E$36]" office:value-type="float" office:value="3516">
            <text:p>3516</text:p>
          </table:table-cell>
          <table:table-cell table:formula="of:=[.$B$45]/[.F$36]" office:value-type="float" office:value="7031">
            <text:p>7031</text:p>
          </table:table-cell>
          <table:table-cell table:formula="of:=[.$B$45]/[.G$36]" office:value-type="float" office:value="14063">
            <text:p>14063</text:p>
          </table:table-cell>
          <table:table-cell table:formula="of:=[.$B$45]/[.H$36]" office:value-type="float" office:value="28125">
            <text:p>28125</text:p>
          </table:table-cell>
          <table:table-cell table:style-name="ce17" table:formula="of:=[.$B$45]/[.I$36]" office:value-type="float" office:value="56250">
            <text:p>56250</text:p>
          </table:table-cell>
          <table:table-cell table:formula="of:=IF([.Q45]&gt;0;BASE([.Q45];16;4))" office:value-type="boolean" office:boolean-value="false">
            <text:p>FALSE</text:p>
          </table:table-cell>
          <table:table-cell table:formula="of:=IF([.R45]&gt;0;BASE([.R45];16;4))" office:value-type="boolean" office:boolean-value="false">
            <text:p>FALSE</text:p>
          </table:table-cell>
          <table:table-cell table:formula="of:=IF([.S45]&gt;0;BASE([.S45];16;4))" office:value-type="boolean" office:boolean-value="false">
            <text:p>FALSE</text:p>
          </table:table-cell>
          <table:table-cell table:formula="of:=IF([.T45]&gt;0;BASE([.T45];16;4))" office:value-type="boolean" office:boolean-value="false">
            <text:p>FALSE</text:p>
          </table:table-cell>
          <table:table-cell table:formula="of:=IF([.U45]&gt;0;BASE([.U45];16;4))" office:value-type="boolean" office:boolean-value="false">
            <text:p>FALSE</text:p>
          </table:table-cell>
          <table:table-cell table:number-columns-repeated="2"/>
          <table:table-cell table:style-name="ce36" table:formula="of:=255-[.C45]" office:value-type="float" office:value="-624">
            <text:p>-624</text:p>
          </table:table-cell>
          <table:table-cell table:formula="of:=255-[.D45]" office:value-type="float" office:value="-1503">
            <text:p>-1503</text:p>
          </table:table-cell>
          <table:table-cell table:formula="of:=255-[.E45]" office:value-type="float" office:value="-3261">
            <text:p>-3261</text:p>
          </table:table-cell>
          <table:table-cell table:formula="of:=255-[.F45]" office:value-type="float" office:value="-6776">
            <text:p>-6776</text:p>
          </table:table-cell>
          <table:table-cell table:formula="of:=255-[.G45]" office:value-type="float" office:value="-13808">
            <text:p>-13808</text:p>
          </table:table-cell>
          <table:table-cell table:formula="of:=255-[.H45]" office:value-type="float" office:value="-27870">
            <text:p>-27870</text:p>
          </table:table-cell>
          <table:table-cell table:formula="of:=255-[.I45]" office:value-type="float" office:value="-55995">
            <text:p>-55995</text:p>
          </table:table-cell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table:formula="of:=[.A46]*1000/0.4" office:value-type="float" office:value="250000">
            <text:p>250000</text:p>
          </table:table-cell>
          <table:table-cell table:style-name="ce15" table:formula="of:=[.$B$46]/[.C$36]" office:value-type="float" office:value="977">
            <text:p>977</text:p>
          </table:table-cell>
          <table:table-cell table:style-name="ce15" table:formula="of:=[.$B$46]/[.D$36]" office:value-type="float" office:value="1953">
            <text:p>1953</text:p>
          </table:table-cell>
          <table:table-cell table:style-name="ce15" table:formula="of:=[.$B$46]/[.E$36]" office:value-type="float" office:value="3906">
            <text:p>3906</text:p>
          </table:table-cell>
          <table:table-cell table:style-name="ce15" table:formula="of:=[.$B$46]/[.F$36]" office:value-type="float" office:value="7813">
            <text:p>7813</text:p>
          </table:table-cell>
          <table:table-cell table:style-name="ce15" table:formula="of:=[.$B$46]/[.G$36]" office:value-type="float" office:value="15625">
            <text:p>15625</text:p>
          </table:table-cell>
          <table:table-cell table:style-name="ce15" table:formula="of:=[.$B$46]/[.H$36]" office:value-type="float" office:value="31250">
            <text:p>31250</text:p>
          </table:table-cell>
          <table:table-cell table:style-name="ce18" table:formula="of:=[.$B$46]/[.I$36]" office:value-type="float" office:value="62500">
            <text:p>62500</text:p>
          </table:table-cell>
          <table:table-cell table:style-name="ce21" table:formula="of:=IF([.Q46]&gt;0;BASE([.Q46];16;4))" office:value-type="boolean" office:boolean-value="false">
            <text:p>FALSE</text:p>
          </table:table-cell>
          <table:table-cell table:style-name="ce8" table:formula="of:=IF([.R46]&gt;0;BASE([.R46];16;4))" office:value-type="boolean" office:boolean-value="false">
            <text:p>FALSE</text:p>
          </table:table-cell>
          <table:table-cell table:style-name="ce8" table:formula="of:=IF([.S46]&gt;0;BASE([.S46];16;4))" office:value-type="boolean" office:boolean-value="false">
            <text:p>FALSE</text:p>
          </table:table-cell>
          <table:table-cell table:style-name="ce8" table:formula="of:=IF([.T46]&gt;0;BASE([.T46];16;4))" office:value-type="boolean" office:boolean-value="false">
            <text:p>FALSE</text:p>
          </table:table-cell>
          <table:table-cell table:style-name="ce8" table:formula="of:=IF([.U46]&gt;0;BASE([.U46];16;4))" office:value-type="boolean" office:boolean-value="false">
            <text:p>FALSE</text:p>
          </table:table-cell>
          <table:table-cell table:style-name="ce8"/>
          <table:table-cell table:style-name="ce27"/>
          <table:table-cell table:style-name="ce37" table:formula="of:=255-[.C46]" office:value-type="float" office:value="-722">
            <text:p>-722</text:p>
          </table:table-cell>
          <table:table-cell table:style-name="ce37" table:formula="of:=255-[.D46]" office:value-type="float" office:value="-1698">
            <text:p>-1698</text:p>
          </table:table-cell>
          <table:table-cell table:style-name="ce37" table:formula="of:=255-[.E46]" office:value-type="float" office:value="-3651">
            <text:p>-3651</text:p>
          </table:table-cell>
          <table:table-cell table:style-name="ce37" table:formula="of:=255-[.F46]" office:value-type="float" office:value="-7558">
            <text:p>-7558</text:p>
          </table:table-cell>
          <table:table-cell table:style-name="ce37" table:formula="of:=255-[.G46]" office:value-type="float" office:value="-15370">
            <text:p>-15370</text:p>
          </table:table-cell>
          <table:table-cell table:style-name="ce37" table:formula="of:=255-[.H46]" office:value-type="float" office:value="-30995">
            <text:p>-30995</text:p>
          </table:table-cell>
          <table:table-cell table:style-name="ce49" table:formula="of:=255-[.I46]" office:value-type="float" office:value="-62245">
            <text:p>-62245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8"/>
          <table:table-cell table:number-columns-repeated="5"/>
          <table:table-cell table:style-name="Default" table:number-columns-repeated="8"/>
        </table:table-row>
        <table:table-row table:style-name="ro2">
          <table:table-cell table:style-name="Default" office:value-type="string">
            <text:p>20MHz</text:p>
          </table:table-cell>
          <table:table-cell/>
          <table:table-cell table:style-name="Default" table:number-columns-repeated="8"/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>
            <text:p>msec</text:p>
          </table:table-cell>
          <table:table-cell table:style-name="ce6" office:value-type="string">
            <text:p>step</text:p>
          </table:table-cell>
          <table:table-cell table:style-name="ce1" office:value-type="float" office:value="256">
            <text:p>25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2">
            <text:p>3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22" office:value-type="float" office:value="256">
            <text:p>25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2">
            <text:p>3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22" office:value-type="float" office:value="256">
            <text:p>25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2">
            <text:p>3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</table:table-row>
        <table:table-row table:style-name="ro1">
          <table:table-cell table:style-name="ce2" office:value-type="float" office:value="0.01">
            <text:p>0.01</text:p>
          </table:table-cell>
          <table:table-cell table:formula="of:=[.A50]*1000/0.2" office:value-type="float" office:value="50">
            <text:p>50</text:p>
          </table:table-cell>
          <table:table-cell table:formula="of:=[.$B$50]/[.C$49]" office:value-type="float" office:value="0">
            <text:p>0</text:p>
          </table:table-cell>
          <table:table-cell table:formula="of:=[.$B$50]/[.D$49]" office:value-type="float" office:value="0">
            <text:p>0</text:p>
          </table:table-cell>
          <table:table-cell table:formula="of:=[.$B$50]/[.E$49]" office:value-type="float" office:value="1">
            <text:p>1</text:p>
          </table:table-cell>
          <table:table-cell table:formula="of:=[.$B$50]/[.F$49]" office:value-type="float" office:value="2">
            <text:p>2</text:p>
          </table:table-cell>
          <table:table-cell table:formula="of:=[.$B$50]/[.G$49]" office:value-type="float" office:value="3">
            <text:p>3</text:p>
          </table:table-cell>
          <table:table-cell table:formula="of:=[.$B$50]/[.H$49]" office:value-type="float" office:value="6">
            <text:p>6</text:p>
          </table:table-cell>
          <table:table-cell table:style-name="ce14" table:formula="of:=[.$B$50]/[.I$49]" office:value-type="float" office:value="13">
            <text:p>13</text:p>
          </table:table-cell>
          <table:table-cell table:style-name="ce23" table:formula="of:=IF([.Q50]&gt;0;BASE([.Q50];16;4))" office:value-type="string" office:string-value="00FF">
            <text:p>00FF</text:p>
          </table:table-cell>
          <table:table-cell table:style-name="ce25" table:formula="of:=IF([.R50]&gt;0;BASE([.R50];16;4))" office:value-type="string" office:string-value="00FF">
            <text:p>00FF</text:p>
          </table:table-cell>
          <table:table-cell table:style-name="ce25" table:formula="of:=IF([.S50]&gt;0;BASE([.S50];16;4))" office:value-type="string" office:string-value="00FE">
            <text:p>00FE</text:p>
          </table:table-cell>
          <table:table-cell table:style-name="ce25" table:formula="of:=IF([.T50]&gt;0;BASE([.T50];16;4))" office:value-type="string" office:string-value="00FD">
            <text:p>00FD</text:p>
          </table:table-cell>
          <table:table-cell table:style-name="ce25" table:formula="of:=IF([.U50]&gt;0;BASE([.U50];16;4))" office:value-type="string" office:string-value="00FC">
            <text:p>00FC</text:p>
          </table:table-cell>
          <table:table-cell table:style-name="ce25" table:formula="of:=IF([.V50]&gt;0;BASE([.V50];16;4))" office:value-type="string" office:string-value="00F9">
            <text:p>00F9</text:p>
          </table:table-cell>
          <table:table-cell table:style-name="ce28" table:formula="of:=IF([.W50]&gt;0;BASE([.W50];16;4))" office:value-type="string" office:string-value="00F2">
            <text:p>00F2</text:p>
          </table:table-cell>
          <table:table-cell table:style-name="ce33" table:formula="of:=255-[.C50]" office:value-type="float" office:value="255">
            <text:p>255</text:p>
          </table:table-cell>
          <table:table-cell table:style-name="ce41" table:formula="of:=255-[.D50]" office:value-type="float" office:value="255">
            <text:p>255</text:p>
          </table:table-cell>
          <table:table-cell table:style-name="ce41" table:formula="of:=255-[.E50]" office:value-type="float" office:value="254">
            <text:p>254</text:p>
          </table:table-cell>
          <table:table-cell table:style-name="ce41" table:formula="of:=255-[.F50]" office:value-type="float" office:value="253">
            <text:p>253</text:p>
          </table:table-cell>
          <table:table-cell table:style-name="ce41" table:formula="of:=255-[.G50]" office:value-type="float" office:value="252">
            <text:p>252</text:p>
          </table:table-cell>
          <table:table-cell table:style-name="ce41" table:formula="of:=255-[.H50]" office:value-type="float" office:value="249">
            <text:p>249</text:p>
          </table:table-cell>
          <table:table-cell table:style-name="ce50" table:formula="of:=255-[.I50]" office:value-type="float" office:value="242">
            <text:p>242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51]*1000/0.2" office:value-type="float" office:value="500">
            <text:p>500</text:p>
          </table:table-cell>
          <table:table-cell table:formula="of:=[.$B$51]/[.C$49]" office:value-type="float" office:value="2">
            <text:p>2</text:p>
          </table:table-cell>
          <table:table-cell table:formula="of:=[.$B$51]/[.D$49]" office:value-type="float" office:value="4">
            <text:p>4</text:p>
          </table:table-cell>
          <table:table-cell table:formula="of:=[.$B$51]/[.E$49]" office:value-type="float" office:value="8">
            <text:p>8</text:p>
          </table:table-cell>
          <table:table-cell table:formula="of:=[.$B$51]/[.F$49]" office:value-type="float" office:value="16">
            <text:p>16</text:p>
          </table:table-cell>
          <table:table-cell table:formula="of:=[.$B$51]/[.G$49]" office:value-type="float" office:value="31">
            <text:p>31</text:p>
          </table:table-cell>
          <table:table-cell table:formula="of:=[.$B$51]/[.H$49]" office:value-type="float" office:value="63">
            <text:p>63</text:p>
          </table:table-cell>
          <table:table-cell table:style-name="ce14" table:formula="of:=[.$B$51]/[.I$49]" office:value-type="float" office:value="125">
            <text:p>125</text:p>
          </table:table-cell>
          <table:table-cell table:formula="of:=IF([.Q51]&gt;0;BASE([.Q51];16;4))" office:value-type="string" office:string-value="00FD">
            <text:p>00FD</text:p>
          </table:table-cell>
          <table:table-cell table:formula="of:=IF([.R51]&gt;0;BASE([.R51];16;4))" office:value-type="string" office:string-value="00FB">
            <text:p>00FB</text:p>
          </table:table-cell>
          <table:table-cell table:formula="of:=IF([.S51]&gt;0;BASE([.S51];16;4))" office:value-type="string" office:string-value="00F7">
            <text:p>00F7</text:p>
          </table:table-cell>
          <table:table-cell table:formula="of:=IF([.T51]&gt;0;BASE([.T51];16;4))" office:value-type="string" office:string-value="00EF">
            <text:p>00EF</text:p>
          </table:table-cell>
          <table:table-cell table:formula="of:=IF([.U51]&gt;0;BASE([.U51];16;4))" office:value-type="string" office:string-value="00E0">
            <text:p>00E0</text:p>
          </table:table-cell>
          <table:table-cell table:formula="of:=IF([.V51]&gt;0;BASE([.V51];16;4))" office:value-type="string" office:string-value="00C0">
            <text:p>00C0</text:p>
          </table:table-cell>
          <table:table-cell table:formula="of:=IF([.W51]&gt;0;BASE([.W51];16;4))" office:value-type="string" office:string-value="0082">
            <text:p>0082</text:p>
          </table:table-cell>
          <table:table-cell table:formula="of:=255-[.C51]" office:value-type="float" office:value="253">
            <text:p>253</text:p>
          </table:table-cell>
          <table:table-cell table:formula="of:=255-[.D51]" office:value-type="float" office:value="251">
            <text:p>251</text:p>
          </table:table-cell>
          <table:table-cell table:formula="of:=255-[.E51]" office:value-type="float" office:value="247">
            <text:p>247</text:p>
          </table:table-cell>
          <table:table-cell table:formula="of:=255-[.F51]" office:value-type="float" office:value="239">
            <text:p>239</text:p>
          </table:table-cell>
          <table:table-cell table:formula="of:=255-[.G51]" office:value-type="float" office:value="224">
            <text:p>224</text:p>
          </table:table-cell>
          <table:table-cell table:formula="of:=255-[.H51]" office:value-type="float" office:value="192">
            <text:p>192</text:p>
          </table:table-cell>
          <table:table-cell table:formula="of:=255-[.I51]" office:value-type="float" office:value="130">
            <text:p>13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52]*1000/0.2" office:value-type="float" office:value="50000">
            <text:p>50000</text:p>
          </table:table-cell>
          <table:table-cell table:formula="of:=[.$B$52]/[.C$49]" office:value-type="float" office:value="195">
            <text:p>195</text:p>
          </table:table-cell>
          <table:table-cell table:formula="of:=[.$B$52]/[.D$49]" office:value-type="float" office:value="391">
            <text:p>391</text:p>
          </table:table-cell>
          <table:table-cell table:formula="of:=[.$B$52]/[.E$49]" office:value-type="float" office:value="781">
            <text:p>781</text:p>
          </table:table-cell>
          <table:table-cell table:formula="of:=[.$B$52]/[.F$49]" office:value-type="float" office:value="1563">
            <text:p>1563</text:p>
          </table:table-cell>
          <table:table-cell table:formula="of:=[.$B$52]/[.G$49]" office:value-type="float" office:value="3125">
            <text:p>3125</text:p>
          </table:table-cell>
          <table:table-cell table:formula="of:=[.$B$52]/[.H$49]" office:value-type="float" office:value="6250">
            <text:p>6250</text:p>
          </table:table-cell>
          <table:table-cell table:style-name="ce14" table:formula="of:=[.$B$52]/[.I$49]" office:value-type="float" office:value="12500">
            <text:p>12500</text:p>
          </table:table-cell>
          <table:table-cell table:formula="of:=IF([.Q52]&gt;0;BASE([.Q52];16;4))" office:value-type="string" office:string-value="003C">
            <text:p>003C</text:p>
          </table:table-cell>
          <table:table-cell table:formula="of:=IF([.R52]&gt;0;BASE([.R52];16;4))" office:value-type="boolean" office:boolean-value="false">
            <text:p>FALSE</text:p>
          </table:table-cell>
          <table:table-cell table:formula="of:=IF([.S52]&gt;0;BASE([.S52];16;4))" office:value-type="boolean" office:boolean-value="false">
            <text:p>FALSE</text:p>
          </table:table-cell>
          <table:table-cell table:formula="of:=IF([.T52]&gt;0;BASE([.T52];16;4))" office:value-type="boolean" office:boolean-value="false">
            <text:p>FALSE</text:p>
          </table:table-cell>
          <table:table-cell table:formula="of:=IF([.U52]&gt;0;BASE([.U52];16;4))" office:value-type="boolean" office:boolean-value="false">
            <text:p>FALSE</text:p>
          </table:table-cell>
          <table:table-cell table:formula="of:=IF([.V52]&gt;0;BASE([.V52];16;4))" office:value-type="boolean" office:boolean-value="false">
            <text:p>FALSE</text:p>
          </table:table-cell>
          <table:table-cell table:formula="of:=IF([.W52]&gt;0;BASE([.W52];16;4))" office:value-type="boolean" office:boolean-value="false">
            <text:p>FALSE</text:p>
          </table:table-cell>
          <table:table-cell table:formula="of:=255-[.C52]" office:value-type="float" office:value="60">
            <text:p>60</text:p>
          </table:table-cell>
          <table:table-cell table:formula="of:=255-[.D52]" office:value-type="float" office:value="-136">
            <text:p>-136</text:p>
          </table:table-cell>
          <table:table-cell table:formula="of:=255-[.E52]" office:value-type="float" office:value="-526">
            <text:p>-526</text:p>
          </table:table-cell>
          <table:table-cell table:formula="of:=255-[.F52]" office:value-type="float" office:value="-1308">
            <text:p>-1308</text:p>
          </table:table-cell>
          <table:table-cell table:formula="of:=255-[.G52]" office:value-type="float" office:value="-2870">
            <text:p>-2870</text:p>
          </table:table-cell>
          <table:table-cell table:formula="of:=255-[.H52]" office:value-type="float" office:value="-5995">
            <text:p>-5995</text:p>
          </table:table-cell>
          <table:table-cell table:formula="of:=255-[.I52]" office:value-type="float" office:value="-12245">
            <text:p>-122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53]*1000/0.2" office:value-type="float" office:value="100000">
            <text:p>100000</text:p>
          </table:table-cell>
          <table:table-cell table:formula="of:=[.$B$53]/[.C$49]" office:value-type="float" office:value="391">
            <text:p>391</text:p>
          </table:table-cell>
          <table:table-cell table:formula="of:=[.$B$53]/[.D$49]" office:value-type="float" office:value="781">
            <text:p>781</text:p>
          </table:table-cell>
          <table:table-cell table:formula="of:=[.$B$53]/[.E$49]" office:value-type="float" office:value="1563">
            <text:p>1563</text:p>
          </table:table-cell>
          <table:table-cell table:formula="of:=[.$B$53]/[.F$49]" office:value-type="float" office:value="3125">
            <text:p>3125</text:p>
          </table:table-cell>
          <table:table-cell table:formula="of:=[.$B$53]/[.G$49]" office:value-type="float" office:value="6250">
            <text:p>6250</text:p>
          </table:table-cell>
          <table:table-cell table:formula="of:=[.$B$53]/[.H$49]" office:value-type="float" office:value="12500">
            <text:p>12500</text:p>
          </table:table-cell>
          <table:table-cell table:style-name="ce14" table:formula="of:=[.$B$53]/[.I$49]" office:value-type="float" office:value="25000">
            <text:p>25000</text:p>
          </table:table-cell>
          <table:table-cell table:formula="of:=IF([.Q53]&gt;0;BASE([.Q53];16;4))" office:value-type="boolean" office:boolean-value="false">
            <text:p>FALSE</text:p>
          </table:table-cell>
          <table:table-cell table:formula="of:=IF([.R53]&gt;0;BASE([.R53];16;4))" office:value-type="boolean" office:boolean-value="false">
            <text:p>FALSE</text:p>
          </table:table-cell>
          <table:table-cell table:formula="of:=IF([.S53]&gt;0;BASE([.S53];16;4))" office:value-type="boolean" office:boolean-value="false">
            <text:p>FALSE</text:p>
          </table:table-cell>
          <table:table-cell table:formula="of:=IF([.T53]&gt;0;BASE([.T53];16;4))" office:value-type="boolean" office:boolean-value="false">
            <text:p>FALSE</text:p>
          </table:table-cell>
          <table:table-cell table:formula="of:=IF([.U53]&gt;0;BASE([.U53];16;4))" office:value-type="boolean" office:boolean-value="false">
            <text:p>FALSE</text:p>
          </table:table-cell>
          <table:table-cell table:formula="of:=IF([.V53]&gt;0;BASE([.V53];16;4))" office:value-type="boolean" office:boolean-value="false">
            <text:p>FALSE</text:p>
          </table:table-cell>
          <table:table-cell table:formula="of:=IF([.W53]&gt;0;BASE([.W53];16;4))" office:value-type="boolean" office:boolean-value="false">
            <text:p>FALSE</text:p>
          </table:table-cell>
          <table:table-cell table:formula="of:=255-[.C53]" office:value-type="float" office:value="-136">
            <text:p>-136</text:p>
          </table:table-cell>
          <table:table-cell table:formula="of:=255-[.D53]" office:value-type="float" office:value="-526">
            <text:p>-526</text:p>
          </table:table-cell>
          <table:table-cell table:formula="of:=255-[.E53]" office:value-type="float" office:value="-1308">
            <text:p>-1308</text:p>
          </table:table-cell>
          <table:table-cell table:formula="of:=255-[.F53]" office:value-type="float" office:value="-2870">
            <text:p>-2870</text:p>
          </table:table-cell>
          <table:table-cell table:formula="of:=255-[.G53]" office:value-type="float" office:value="-5995">
            <text:p>-5995</text:p>
          </table:table-cell>
          <table:table-cell table:formula="of:=255-[.H53]" office:value-type="float" office:value="-12245">
            <text:p>-12245</text:p>
          </table:table-cell>
          <table:table-cell table:formula="of:=255-[.I53]" office:value-type="float" office:value="-24745">
            <text:p>-247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54]*1000/0.2" office:value-type="float" office:value="150000">
            <text:p>150000</text:p>
          </table:table-cell>
          <table:table-cell table:formula="of:=[.$B$54]/[.C$49]" office:value-type="float" office:value="586">
            <text:p>586</text:p>
          </table:table-cell>
          <table:table-cell table:formula="of:=[.$B$54]/[.D$49]" office:value-type="float" office:value="1172">
            <text:p>1172</text:p>
          </table:table-cell>
          <table:table-cell table:formula="of:=[.$B$54]/[.E$49]" office:value-type="float" office:value="2344">
            <text:p>2344</text:p>
          </table:table-cell>
          <table:table-cell table:formula="of:=[.$B$54]/[.F$49]" office:value-type="float" office:value="4688">
            <text:p>4688</text:p>
          </table:table-cell>
          <table:table-cell table:formula="of:=[.$B$54]/[.G$49]" office:value-type="float" office:value="9375">
            <text:p>9375</text:p>
          </table:table-cell>
          <table:table-cell table:formula="of:=[.$B$54]/[.H$49]" office:value-type="float" office:value="18750">
            <text:p>18750</text:p>
          </table:table-cell>
          <table:table-cell table:style-name="ce14" table:formula="of:=[.$B$54]/[.I$49]" office:value-type="float" office:value="37500">
            <text:p>37500</text:p>
          </table:table-cell>
          <table:table-cell table:formula="of:=IF([.Q54]&gt;0;BASE([.Q54];16;4))" office:value-type="boolean" office:boolean-value="false">
            <text:p>FALSE</text:p>
          </table:table-cell>
          <table:table-cell table:formula="of:=IF([.R54]&gt;0;BASE([.R54];16;4))" office:value-type="boolean" office:boolean-value="false">
            <text:p>FALSE</text:p>
          </table:table-cell>
          <table:table-cell table:formula="of:=IF([.S54]&gt;0;BASE([.S54];16;4))" office:value-type="boolean" office:boolean-value="false">
            <text:p>FALSE</text:p>
          </table:table-cell>
          <table:table-cell table:formula="of:=IF([.T54]&gt;0;BASE([.T54];16;4))" office:value-type="boolean" office:boolean-value="false">
            <text:p>FALSE</text:p>
          </table:table-cell>
          <table:table-cell table:formula="of:=IF([.U54]&gt;0;BASE([.U54];16;4))" office:value-type="boolean" office:boolean-value="false">
            <text:p>FALSE</text:p>
          </table:table-cell>
          <table:table-cell table:formula="of:=IF([.V54]&gt;0;BASE([.V54];16;4))" office:value-type="boolean" office:boolean-value="false">
            <text:p>FALSE</text:p>
          </table:table-cell>
          <table:table-cell table:formula="of:=IF([.W54]&gt;0;BASE([.W54];16;4))" office:value-type="boolean" office:boolean-value="false">
            <text:p>FALSE</text:p>
          </table:table-cell>
          <table:table-cell table:formula="of:=255-[.C54]" office:value-type="float" office:value="-331">
            <text:p>-331</text:p>
          </table:table-cell>
          <table:table-cell table:formula="of:=255-[.D54]" office:value-type="float" office:value="-917">
            <text:p>-917</text:p>
          </table:table-cell>
          <table:table-cell table:formula="of:=255-[.E54]" office:value-type="float" office:value="-2089">
            <text:p>-2089</text:p>
          </table:table-cell>
          <table:table-cell table:formula="of:=255-[.F54]" office:value-type="float" office:value="-4433">
            <text:p>-4433</text:p>
          </table:table-cell>
          <table:table-cell table:formula="of:=255-[.G54]" office:value-type="float" office:value="-9120">
            <text:p>-9120</text:p>
          </table:table-cell>
          <table:table-cell table:formula="of:=255-[.H54]" office:value-type="float" office:value="-18495">
            <text:p>-18495</text:p>
          </table:table-cell>
          <table:table-cell table:formula="of:=255-[.I54]" office:value-type="float" office:value="-37245">
            <text:p>-372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55]*1000/0.2" office:value-type="float" office:value="200000">
            <text:p>200000</text:p>
          </table:table-cell>
          <table:table-cell table:formula="of:=[.$B$55]/[.C$49]" office:value-type="float" office:value="781">
            <text:p>781</text:p>
          </table:table-cell>
          <table:table-cell table:formula="of:=[.$B$55]/[.D$49]" office:value-type="float" office:value="1563">
            <text:p>1563</text:p>
          </table:table-cell>
          <table:table-cell table:formula="of:=[.$B$55]/[.E$49]" office:value-type="float" office:value="3125">
            <text:p>3125</text:p>
          </table:table-cell>
          <table:table-cell table:formula="of:=[.$B$55]/[.F$49]" office:value-type="float" office:value="6250">
            <text:p>6250</text:p>
          </table:table-cell>
          <table:table-cell table:formula="of:=[.$B$55]/[.G$49]" office:value-type="float" office:value="12500">
            <text:p>12500</text:p>
          </table:table-cell>
          <table:table-cell table:formula="of:=[.$B$55]/[.H$49]" office:value-type="float" office:value="25000">
            <text:p>25000</text:p>
          </table:table-cell>
          <table:table-cell table:style-name="ce14" table:formula="of:=[.$B$55]/[.I$49]" office:value-type="float" office:value="50000">
            <text:p>50000</text:p>
          </table:table-cell>
          <table:table-cell table:formula="of:=IF([.Q55]&gt;0;BASE([.Q55];16;4))" office:value-type="boolean" office:boolean-value="false">
            <text:p>FALSE</text:p>
          </table:table-cell>
          <table:table-cell table:formula="of:=IF([.R55]&gt;0;BASE([.R55];16;4))" office:value-type="boolean" office:boolean-value="false">
            <text:p>FALSE</text:p>
          </table:table-cell>
          <table:table-cell table:formula="of:=IF([.S55]&gt;0;BASE([.S55];16;4))" office:value-type="boolean" office:boolean-value="false">
            <text:p>FALSE</text:p>
          </table:table-cell>
          <table:table-cell table:formula="of:=IF([.T55]&gt;0;BASE([.T55];16;4))" office:value-type="boolean" office:boolean-value="false">
            <text:p>FALSE</text:p>
          </table:table-cell>
          <table:table-cell table:formula="of:=IF([.U55]&gt;0;BASE([.U55];16;4))" office:value-type="boolean" office:boolean-value="false">
            <text:p>FALSE</text:p>
          </table:table-cell>
          <table:table-cell table:formula="of:=IF([.V55]&gt;0;BASE([.V55];16;4))" office:value-type="boolean" office:boolean-value="false">
            <text:p>FALSE</text:p>
          </table:table-cell>
          <table:table-cell table:formula="of:=IF([.W55]&gt;0;BASE([.W55];16;4))" office:value-type="boolean" office:boolean-value="false">
            <text:p>FALSE</text:p>
          </table:table-cell>
          <table:table-cell table:formula="of:=255-[.C55]" office:value-type="float" office:value="-526">
            <text:p>-526</text:p>
          </table:table-cell>
          <table:table-cell table:formula="of:=255-[.D55]" office:value-type="float" office:value="-1308">
            <text:p>-1308</text:p>
          </table:table-cell>
          <table:table-cell table:formula="of:=255-[.E55]" office:value-type="float" office:value="-2870">
            <text:p>-2870</text:p>
          </table:table-cell>
          <table:table-cell table:formula="of:=255-[.F55]" office:value-type="float" office:value="-5995">
            <text:p>-5995</text:p>
          </table:table-cell>
          <table:table-cell table:formula="of:=255-[.G55]" office:value-type="float" office:value="-12245">
            <text:p>-12245</text:p>
          </table:table-cell>
          <table:table-cell table:formula="of:=255-[.H55]" office:value-type="float" office:value="-24745">
            <text:p>-24745</text:p>
          </table:table-cell>
          <table:table-cell table:formula="of:=255-[.I55]" office:value-type="float" office:value="-49745">
            <text:p>-4974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56]*1000/0.2" office:value-type="float" office:value="250000">
            <text:p>250000</text:p>
          </table:table-cell>
          <table:table-cell table:formula="of:=[.$B$56]/[.C$49]" office:value-type="float" office:value="977">
            <text:p>977</text:p>
          </table:table-cell>
          <table:table-cell table:formula="of:=[.$B$56]/[.D$49]" office:value-type="float" office:value="1953">
            <text:p>1953</text:p>
          </table:table-cell>
          <table:table-cell table:formula="of:=[.$B$56]/[.E$49]" office:value-type="float" office:value="3906">
            <text:p>3906</text:p>
          </table:table-cell>
          <table:table-cell table:formula="of:=[.$B$56]/[.F$49]" office:value-type="float" office:value="7813">
            <text:p>7813</text:p>
          </table:table-cell>
          <table:table-cell table:formula="of:=[.$B$56]/[.G$49]" office:value-type="float" office:value="15625">
            <text:p>15625</text:p>
          </table:table-cell>
          <table:table-cell table:formula="of:=[.$B$56]/[.H$49]" office:value-type="float" office:value="31250">
            <text:p>31250</text:p>
          </table:table-cell>
          <table:table-cell table:style-name="ce14" table:formula="of:=[.$B$56]/[.I$49]" office:value-type="float" office:value="62500">
            <text:p>62500</text:p>
          </table:table-cell>
          <table:table-cell table:formula="of:=IF([.Q56]&gt;0;BASE([.Q56];16;4))" office:value-type="boolean" office:boolean-value="false">
            <text:p>FALSE</text:p>
          </table:table-cell>
          <table:table-cell table:formula="of:=IF([.R56]&gt;0;BASE([.R56];16;4))" office:value-type="boolean" office:boolean-value="false">
            <text:p>FALSE</text:p>
          </table:table-cell>
          <table:table-cell table:formula="of:=IF([.S56]&gt;0;BASE([.S56];16;4))" office:value-type="boolean" office:boolean-value="false">
            <text:p>FALSE</text:p>
          </table:table-cell>
          <table:table-cell table:formula="of:=IF([.T56]&gt;0;BASE([.T56];16;4))" office:value-type="boolean" office:boolean-value="false">
            <text:p>FALSE</text:p>
          </table:table-cell>
          <table:table-cell table:formula="of:=IF([.U56]&gt;0;BASE([.U56];16;4))" office:value-type="boolean" office:boolean-value="false">
            <text:p>FALSE</text:p>
          </table:table-cell>
          <table:table-cell table:formula="of:=IF([.V56]&gt;0;BASE([.V56];16;4))" office:value-type="boolean" office:boolean-value="false">
            <text:p>FALSE</text:p>
          </table:table-cell>
          <table:table-cell table:formula="of:=IF([.W56]&gt;0;BASE([.W56];16;4))" office:value-type="boolean" office:boolean-value="false">
            <text:p>FALSE</text:p>
          </table:table-cell>
          <table:table-cell table:formula="of:=255-[.C56]" office:value-type="float" office:value="-722">
            <text:p>-722</text:p>
          </table:table-cell>
          <table:table-cell table:formula="of:=255-[.D56]" office:value-type="float" office:value="-1698">
            <text:p>-1698</text:p>
          </table:table-cell>
          <table:table-cell table:formula="of:=255-[.E56]" office:value-type="float" office:value="-3651">
            <text:p>-3651</text:p>
          </table:table-cell>
          <table:table-cell table:formula="of:=255-[.F56]" office:value-type="float" office:value="-7558">
            <text:p>-7558</text:p>
          </table:table-cell>
          <table:table-cell table:formula="of:=255-[.G56]" office:value-type="float" office:value="-15370">
            <text:p>-15370</text:p>
          </table:table-cell>
          <table:table-cell table:formula="of:=255-[.H56]" office:value-type="float" office:value="-30995">
            <text:p>-30995</text:p>
          </table:table-cell>
          <table:table-cell table:formula="of:=255-[.I56]" office:value-type="float" office:value="-62245">
            <text:p>-622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A57]*1000/0.2" office:value-type="float" office:value="300000">
            <text:p>300000</text:p>
          </table:table-cell>
          <table:table-cell table:formula="of:=[.$B$57]/[.C$49]" office:value-type="float" office:value="1172">
            <text:p>1172</text:p>
          </table:table-cell>
          <table:table-cell table:formula="of:=[.$B$57]/[.D$49]" office:value-type="float" office:value="2344">
            <text:p>2344</text:p>
          </table:table-cell>
          <table:table-cell table:formula="of:=[.$B$57]/[.E$49]" office:value-type="float" office:value="4688">
            <text:p>4688</text:p>
          </table:table-cell>
          <table:table-cell table:formula="of:=[.$B$57]/[.F$49]" office:value-type="float" office:value="9375">
            <text:p>9375</text:p>
          </table:table-cell>
          <table:table-cell table:formula="of:=[.$B$57]/[.G$49]" office:value-type="float" office:value="18750">
            <text:p>18750</text:p>
          </table:table-cell>
          <table:table-cell table:formula="of:=[.$B$57]/[.H$49]" office:value-type="float" office:value="37500">
            <text:p>37500</text:p>
          </table:table-cell>
          <table:table-cell table:style-name="ce14" table:formula="of:=[.$B$57]/[.I$49]" office:value-type="float" office:value="75000">
            <text:p>75000</text:p>
          </table:table-cell>
          <table:table-cell table:formula="of:=IF([.Q57]&gt;0;BASE([.Q57];16;4))" office:value-type="boolean" office:boolean-value="false">
            <text:p>FALSE</text:p>
          </table:table-cell>
          <table:table-cell table:formula="of:=IF([.R57]&gt;0;BASE([.R57];16;4))" office:value-type="boolean" office:boolean-value="false">
            <text:p>FALSE</text:p>
          </table:table-cell>
          <table:table-cell table:formula="of:=IF([.S57]&gt;0;BASE([.S57];16;4))" office:value-type="boolean" office:boolean-value="false">
            <text:p>FALSE</text:p>
          </table:table-cell>
          <table:table-cell table:formula="of:=IF([.T57]&gt;0;BASE([.T57];16;4))" office:value-type="boolean" office:boolean-value="false">
            <text:p>FALSE</text:p>
          </table:table-cell>
          <table:table-cell table:formula="of:=IF([.U57]&gt;0;BASE([.U57];16;4))" office:value-type="boolean" office:boolean-value="false">
            <text:p>FALSE</text:p>
          </table:table-cell>
          <table:table-cell table:formula="of:=IF([.V57]&gt;0;BASE([.V57];16;4))" office:value-type="boolean" office:boolean-value="false">
            <text:p>FALSE</text:p>
          </table:table-cell>
          <table:table-cell table:formula="of:=IF([.W57]&gt;0;BASE([.W57];16;4))" office:value-type="boolean" office:boolean-value="false">
            <text:p>FALSE</text:p>
          </table:table-cell>
          <table:table-cell table:formula="of:=255-[.C57]" office:value-type="float" office:value="-917">
            <text:p>-917</text:p>
          </table:table-cell>
          <table:table-cell table:formula="of:=255-[.D57]" office:value-type="float" office:value="-2089">
            <text:p>-2089</text:p>
          </table:table-cell>
          <table:table-cell table:formula="of:=255-[.E57]" office:value-type="float" office:value="-4433">
            <text:p>-4433</text:p>
          </table:table-cell>
          <table:table-cell table:formula="of:=255-[.F57]" office:value-type="float" office:value="-9120">
            <text:p>-9120</text:p>
          </table:table-cell>
          <table:table-cell table:formula="of:=255-[.G57]" office:value-type="float" office:value="-18495">
            <text:p>-18495</text:p>
          </table:table-cell>
          <table:table-cell table:formula="of:=255-[.H57]" office:value-type="float" office:value="-37245">
            <text:p>-37245</text:p>
          </table:table-cell>
          <table:table-cell table:formula="of:=255-[.I57]" office:value-type="float" office:value="-74745">
            <text:p>-7474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58]*1000/0.2" office:value-type="float" office:value="350000">
            <text:p>350000</text:p>
          </table:table-cell>
          <table:table-cell table:formula="of:=[.$B$58]/[.C$49]" office:value-type="float" office:value="1367">
            <text:p>1367</text:p>
          </table:table-cell>
          <table:table-cell table:formula="of:=[.$B$58]/[.D$49]" office:value-type="float" office:value="2734">
            <text:p>2734</text:p>
          </table:table-cell>
          <table:table-cell table:formula="of:=[.$B$58]/[.E$49]" office:value-type="float" office:value="5469">
            <text:p>5469</text:p>
          </table:table-cell>
          <table:table-cell table:formula="of:=[.$B$58]/[.F$49]" office:value-type="float" office:value="10938">
            <text:p>10938</text:p>
          </table:table-cell>
          <table:table-cell table:formula="of:=[.$B$58]/[.G$49]" office:value-type="float" office:value="21875">
            <text:p>21875</text:p>
          </table:table-cell>
          <table:table-cell table:formula="of:=[.$B$58]/[.H$49]" office:value-type="float" office:value="43750">
            <text:p>43750</text:p>
          </table:table-cell>
          <table:table-cell table:style-name="ce14" table:formula="of:=[.$B$58]/[.I$49]" office:value-type="float" office:value="87500">
            <text:p>87500</text:p>
          </table:table-cell>
          <table:table-cell table:formula="of:=IF([.Q58]&gt;0;BASE([.Q58];16;4))" office:value-type="boolean" office:boolean-value="false">
            <text:p>FALSE</text:p>
          </table:table-cell>
          <table:table-cell table:formula="of:=IF([.R58]&gt;0;BASE([.R58];16;4))" office:value-type="boolean" office:boolean-value="false">
            <text:p>FALSE</text:p>
          </table:table-cell>
          <table:table-cell table:formula="of:=IF([.S58]&gt;0;BASE([.S58];16;4))" office:value-type="boolean" office:boolean-value="false">
            <text:p>FALSE</text:p>
          </table:table-cell>
          <table:table-cell table:formula="of:=IF([.T58]&gt;0;BASE([.T58];16;4))" office:value-type="boolean" office:boolean-value="false">
            <text:p>FALSE</text:p>
          </table:table-cell>
          <table:table-cell table:formula="of:=IF([.U58]&gt;0;BASE([.U58];16;4))" office:value-type="boolean" office:boolean-value="false">
            <text:p>FALSE</text:p>
          </table:table-cell>
          <table:table-cell table:formula="of:=IF([.V58]&gt;0;BASE([.V58];16;4))" office:value-type="boolean" office:boolean-value="false">
            <text:p>FALSE</text:p>
          </table:table-cell>
          <table:table-cell table:formula="of:=IF([.W58]&gt;0;BASE([.W58];16;4))" office:value-type="boolean" office:boolean-value="false">
            <text:p>FALSE</text:p>
          </table:table-cell>
          <table:table-cell table:formula="of:=255-[.C58]" office:value-type="float" office:value="-1112">
            <text:p>-1112</text:p>
          </table:table-cell>
          <table:table-cell table:formula="of:=255-[.D58]" office:value-type="float" office:value="-2479">
            <text:p>-2479</text:p>
          </table:table-cell>
          <table:table-cell table:formula="of:=255-[.E58]" office:value-type="float" office:value="-5214">
            <text:p>-5214</text:p>
          </table:table-cell>
          <table:table-cell table:formula="of:=255-[.F58]" office:value-type="float" office:value="-10683">
            <text:p>-10683</text:p>
          </table:table-cell>
          <table:table-cell table:formula="of:=255-[.G58]" office:value-type="float" office:value="-21620">
            <text:p>-21620</text:p>
          </table:table-cell>
          <table:table-cell table:formula="of:=255-[.H58]" office:value-type="float" office:value="-43495">
            <text:p>-43495</text:p>
          </table:table-cell>
          <table:table-cell table:formula="of:=255-[.I58]" office:value-type="float" office:value="-87245">
            <text:p>-8724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A59]*1000/0.2" office:value-type="float" office:value="400000">
            <text:p>400000</text:p>
          </table:table-cell>
          <table:table-cell table:formula="of:=[.$B$59]/[.C$49]" office:value-type="float" office:value="1563">
            <text:p>1563</text:p>
          </table:table-cell>
          <table:table-cell table:formula="of:=[.$B$59]/[.D$49]" office:value-type="float" office:value="3125">
            <text:p>3125</text:p>
          </table:table-cell>
          <table:table-cell table:formula="of:=[.$B$59]/[.E$49]" office:value-type="float" office:value="6250">
            <text:p>6250</text:p>
          </table:table-cell>
          <table:table-cell table:formula="of:=[.$B$59]/[.F$49]" office:value-type="float" office:value="12500">
            <text:p>12500</text:p>
          </table:table-cell>
          <table:table-cell table:formula="of:=[.$B$59]/[.G$49]" office:value-type="float" office:value="25000">
            <text:p>25000</text:p>
          </table:table-cell>
          <table:table-cell table:formula="of:=[.$B$59]/[.H$49]" office:value-type="float" office:value="50000">
            <text:p>50000</text:p>
          </table:table-cell>
          <table:table-cell table:style-name="ce14" table:formula="of:=[.$B$59]/[.I$49]" office:value-type="float" office:value="100000">
            <text:p>100000</text:p>
          </table:table-cell>
          <table:table-cell table:formula="of:=IF([.Q59]&gt;0;BASE([.Q59];16;4))" office:value-type="boolean" office:boolean-value="false">
            <text:p>FALSE</text:p>
          </table:table-cell>
          <table:table-cell table:formula="of:=IF([.R59]&gt;0;BASE([.R59];16;4))" office:value-type="boolean" office:boolean-value="false">
            <text:p>FALSE</text:p>
          </table:table-cell>
          <table:table-cell table:formula="of:=IF([.S59]&gt;0;BASE([.S59];16;4))" office:value-type="boolean" office:boolean-value="false">
            <text:p>FALSE</text:p>
          </table:table-cell>
          <table:table-cell table:formula="of:=IF([.T59]&gt;0;BASE([.T59];16;4))" office:value-type="boolean" office:boolean-value="false">
            <text:p>FALSE</text:p>
          </table:table-cell>
          <table:table-cell table:formula="of:=IF([.U59]&gt;0;BASE([.U59];16;4))" office:value-type="boolean" office:boolean-value="false">
            <text:p>FALSE</text:p>
          </table:table-cell>
          <table:table-cell table:formula="of:=IF([.V59]&gt;0;BASE([.V59];16;4))" office:value-type="boolean" office:boolean-value="false">
            <text:p>FALSE</text:p>
          </table:table-cell>
          <table:table-cell table:formula="of:=IF([.W59]&gt;0;BASE([.W59];16;4))" office:value-type="boolean" office:boolean-value="false">
            <text:p>FALSE</text:p>
          </table:table-cell>
          <table:table-cell table:formula="of:=255-[.C59]" office:value-type="float" office:value="-1308">
            <text:p>-1308</text:p>
          </table:table-cell>
          <table:table-cell table:formula="of:=255-[.D59]" office:value-type="float" office:value="-2870">
            <text:p>-2870</text:p>
          </table:table-cell>
          <table:table-cell table:formula="of:=255-[.E59]" office:value-type="float" office:value="-5995">
            <text:p>-5995</text:p>
          </table:table-cell>
          <table:table-cell table:formula="of:=255-[.F59]" office:value-type="float" office:value="-12245">
            <text:p>-12245</text:p>
          </table:table-cell>
          <table:table-cell table:formula="of:=255-[.G59]" office:value-type="float" office:value="-24745">
            <text:p>-24745</text:p>
          </table:table-cell>
          <table:table-cell table:formula="of:=255-[.H59]" office:value-type="float" office:value="-49745">
            <text:p>-49745</text:p>
          </table:table-cell>
          <table:table-cell table:formula="of:=255-[.I59]" office:value-type="float" office:value="-99745">
            <text:p>-9974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A60]*1000/0.2" office:value-type="float" office:value="450000">
            <text:p>450000</text:p>
          </table:table-cell>
          <table:table-cell table:formula="of:=[.$B$60]/[.C$49]" office:value-type="float" office:value="1758">
            <text:p>1758</text:p>
          </table:table-cell>
          <table:table-cell table:formula="of:=[.$B$60]/[.D$49]" office:value-type="float" office:value="3516">
            <text:p>3516</text:p>
          </table:table-cell>
          <table:table-cell table:formula="of:=[.$B$60]/[.E$49]" office:value-type="float" office:value="7031">
            <text:p>7031</text:p>
          </table:table-cell>
          <table:table-cell table:formula="of:=[.$B$60]/[.F$49]" office:value-type="float" office:value="14063">
            <text:p>14063</text:p>
          </table:table-cell>
          <table:table-cell table:formula="of:=[.$B$60]/[.G$49]" office:value-type="float" office:value="28125">
            <text:p>28125</text:p>
          </table:table-cell>
          <table:table-cell table:formula="of:=[.$B$60]/[.H$49]" office:value-type="float" office:value="56250">
            <text:p>56250</text:p>
          </table:table-cell>
          <table:table-cell table:style-name="ce14" table:formula="of:=[.$B$60]/[.I$49]" office:value-type="float" office:value="112500">
            <text:p>112500</text:p>
          </table:table-cell>
          <table:table-cell table:formula="of:=IF([.Q60]&gt;0;BASE([.Q60];16;4))" office:value-type="boolean" office:boolean-value="false">
            <text:p>FALSE</text:p>
          </table:table-cell>
          <table:table-cell table:formula="of:=IF([.R60]&gt;0;BASE([.R60];16;4))" office:value-type="boolean" office:boolean-value="false">
            <text:p>FALSE</text:p>
          </table:table-cell>
          <table:table-cell table:formula="of:=IF([.S60]&gt;0;BASE([.S60];16;4))" office:value-type="boolean" office:boolean-value="false">
            <text:p>FALSE</text:p>
          </table:table-cell>
          <table:table-cell table:formula="of:=IF([.T60]&gt;0;BASE([.T60];16;4))" office:value-type="boolean" office:boolean-value="false">
            <text:p>FALSE</text:p>
          </table:table-cell>
          <table:table-cell table:formula="of:=IF([.U60]&gt;0;BASE([.U60];16;4))" office:value-type="boolean" office:boolean-value="false">
            <text:p>FALSE</text:p>
          </table:table-cell>
          <table:table-cell table:formula="of:=IF([.V60]&gt;0;BASE([.V60];16;4))" office:value-type="boolean" office:boolean-value="false">
            <text:p>FALSE</text:p>
          </table:table-cell>
          <table:table-cell table:formula="of:=IF([.W60]&gt;0;BASE([.W60];16;4))" office:value-type="boolean" office:boolean-value="false">
            <text:p>FALSE</text:p>
          </table:table-cell>
          <table:table-cell table:formula="of:=255-[.C60]" office:value-type="float" office:value="-1503">
            <text:p>-1503</text:p>
          </table:table-cell>
          <table:table-cell table:formula="of:=255-[.D60]" office:value-type="float" office:value="-3261">
            <text:p>-3261</text:p>
          </table:table-cell>
          <table:table-cell table:formula="of:=255-[.E60]" office:value-type="float" office:value="-6776">
            <text:p>-6776</text:p>
          </table:table-cell>
          <table:table-cell table:formula="of:=255-[.F60]" office:value-type="float" office:value="-13808">
            <text:p>-13808</text:p>
          </table:table-cell>
          <table:table-cell table:formula="of:=255-[.G60]" office:value-type="float" office:value="-27870">
            <text:p>-27870</text:p>
          </table:table-cell>
          <table:table-cell table:formula="of:=255-[.H60]" office:value-type="float" office:value="-55995">
            <text:p>-55995</text:p>
          </table:table-cell>
          <table:table-cell table:formula="of:=255-[.I60]" office:value-type="float" office:value="-112245">
            <text:p>-112245</text:p>
          </table:table-cell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table:formula="of:=[.A61]*1000/0.2" office:value-type="float" office:value="500000">
            <text:p>500000</text:p>
          </table:table-cell>
          <table:table-cell table:formula="of:=[.$B$61]/[.C$49]" office:value-type="float" office:value="1953">
            <text:p>1953</text:p>
          </table:table-cell>
          <table:table-cell table:formula="of:=[.$B$61]/[.D$49]" office:value-type="float" office:value="3906">
            <text:p>3906</text:p>
          </table:table-cell>
          <table:table-cell table:formula="of:=[.$B$61]/[.E$49]" office:value-type="float" office:value="7813">
            <text:p>7813</text:p>
          </table:table-cell>
          <table:table-cell table:formula="of:=[.$B$61]/[.F$49]" office:value-type="float" office:value="15625">
            <text:p>15625</text:p>
          </table:table-cell>
          <table:table-cell table:formula="of:=[.$B$61]/[.G$49]" office:value-type="float" office:value="31250">
            <text:p>31250</text:p>
          </table:table-cell>
          <table:table-cell table:formula="of:=[.$B$61]/[.H$49]" office:value-type="float" office:value="62500">
            <text:p>62500</text:p>
          </table:table-cell>
          <table:table-cell table:style-name="ce14" table:formula="of:=[.$B$61]/[.I$49]" office:value-type="float" office:value="125000">
            <text:p>125000</text:p>
          </table:table-cell>
          <table:table-cell table:style-name="ce21" table:formula="of:=IF([.Q61]&gt;0;BASE([.Q61];16;4))" office:value-type="boolean" office:boolean-value="false">
            <text:p>FALSE</text:p>
          </table:table-cell>
          <table:table-cell table:style-name="ce8" table:formula="of:=IF([.R61]&gt;0;BASE([.R61];16;4))" office:value-type="boolean" office:boolean-value="false">
            <text:p>FALSE</text:p>
          </table:table-cell>
          <table:table-cell table:style-name="ce8" table:formula="of:=IF([.S61]&gt;0;BASE([.S61];16;4))" office:value-type="boolean" office:boolean-value="false">
            <text:p>FALSE</text:p>
          </table:table-cell>
          <table:table-cell table:style-name="ce8" table:formula="of:=IF([.T61]&gt;0;BASE([.T61];16;4))" office:value-type="boolean" office:boolean-value="false">
            <text:p>FALSE</text:p>
          </table:table-cell>
          <table:table-cell table:style-name="ce8" table:formula="of:=IF([.U61]&gt;0;BASE([.U61];16;4))" office:value-type="boolean" office:boolean-value="false">
            <text:p>FALSE</text:p>
          </table:table-cell>
          <table:table-cell table:style-name="ce8" table:formula="of:=IF([.V61]&gt;0;BASE([.V61];16;4))" office:value-type="boolean" office:boolean-value="false">
            <text:p>FALSE</text:p>
          </table:table-cell>
          <table:table-cell table:style-name="ce27" table:formula="of:=IF([.W61]&gt;0;BASE([.W61];16;4))" office:value-type="boolean" office:boolean-value="false">
            <text:p>FALSE</text:p>
          </table:table-cell>
          <table:table-cell table:style-name="ce35" table:formula="of:=255-[.C61]" office:value-type="float" office:value="-1698">
            <text:p>-1698</text:p>
          </table:table-cell>
          <table:table-cell table:style-name="ce37" table:formula="of:=255-[.D61]" office:value-type="float" office:value="-3651">
            <text:p>-3651</text:p>
          </table:table-cell>
          <table:table-cell table:style-name="ce37" table:formula="of:=255-[.E61]" office:value-type="float" office:value="-7558">
            <text:p>-7558</text:p>
          </table:table-cell>
          <table:table-cell table:style-name="ce37" table:formula="of:=255-[.F61]" office:value-type="float" office:value="-15370">
            <text:p>-15370</text:p>
          </table:table-cell>
          <table:table-cell table:style-name="ce37" table:formula="of:=255-[.G61]" office:value-type="float" office:value="-30995">
            <text:p>-30995</text:p>
          </table:table-cell>
          <table:table-cell table:style-name="ce37" table:formula="of:=255-[.H61]" office:value-type="float" office:value="-62245">
            <text:p>-62245</text:p>
          </table:table-cell>
          <table:table-cell table:style-name="ce49" table:formula="of:=255-[.I61]" office:value-type="float" office:value="-124745">
            <text:p>-124745</text:p>
          </table:table-cell>
        </table:table-row>
      </table:table>
      <table:table table:name="TMR1" table:style-name="ta1" table:print="false">
        <table:table-column table:style-name="co8" table:default-cell-style-name="Default"/>
        <table:table-column table:style-name="co9" table:default-cell-style-name="ce3"/>
        <table:table-column table:style-name="co9" table:default-cell-style-name="Default"/>
        <table:table-column table:style-name="co9" table:default-cell-style-name="ce53"/>
        <table:table-column table:style-name="co9" table:number-columns-repeated="2" table:default-cell-style-name="ce56"/>
        <table:table-column table:style-name="co9" table:default-cell-style-name="ce60"/>
        <table:table-column table:style-name="co7" table:default-cell-style-name="ce20"/>
        <table:table-column table:style-name="co7" table:number-columns-repeated="3" table:default-cell-style-name="Default"/>
        <table:table-column table:style-name="co7" table:default-cell-style-name="ce85"/>
        <table:table-column table:style-name="co7" table:number-columns-repeated="2" table:default-cell-style-name="ce56"/>
        <table:table-column table:style-name="co7" table:default-cell-style-name="ce60"/>
        <table:table-row table:style-name="ro2">
          <table:table-cell/>
          <table:table-cell table:style-name="Default"/>
          <table:table-cell office:value-type="string">
            <text:p>PIC <text:s/>TMR1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>
            <text:p>4MHz</text:p>
          </table:table-cell>
          <table:table-cell office:value-type="string">
            <text:p>注) <text:s/>この表で65535より大きい場合は設定できない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Default"/>
          <table:table-cell/>
          <table:table-cell table:style-name="Default" office:value-type="string">
            <text:p>prescale</text:p>
          </table:table-cell>
          <table:table-cell table:style-name="Default" table:number-columns-repeated="3"/>
          <table:table-cell table:style-name="Default" office:value-type="string">
            <text:p>prescale</text:p>
          </table:table-cell>
          <table:table-cell table:number-columns-repeated="3"/>
          <table:table-cell table:style-name="Default" office:value-type="string">
            <text:p>prescale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msec</text:p>
          </table:table-cell>
          <table:table-cell table:style-name="ce6" office:value-type="string">
            <text:p>step</text:p>
          </table:table-cell>
          <table:table-cell table:style-name="ce1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62" office:value-type="float" office:value="8">
            <text:p>8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2">
            <text:p>2</text:p>
          </table:table-cell>
          <table:table-cell table:style-name="ce74" office:value-type="float" office:value="1">
            <text:p>1</text:p>
          </table:table-cell>
          <table:table-cell table:style-name="ce80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58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5]*1000/1" office:value-type="float" office:value="10000">
            <text:p>10000</text:p>
          </table:table-cell>
          <table:table-cell table:style-name="ce52" table:formula="of:=[.C5]/[.$D$4]" office:value-type="float" office:value="1250">
            <text:p>1,250</text:p>
          </table:table-cell>
          <table:table-cell table:style-name="ce55" table:formula="of:=[.C5]/[.$E$4]" office:value-type="float" office:value="2500">
            <text:p>2,500</text:p>
          </table:table-cell>
          <table:table-cell table:style-name="ce55" table:formula="of:=[.C5]/[.$F$4]" office:value-type="float" office:value="5000">
            <text:p>5,000</text:p>
          </table:table-cell>
          <table:table-cell table:style-name="ce59" table:formula="of:=[.C5]/[.$G$4]" office:value-type="float" office:value="10000">
            <text:p>10,000</text:p>
          </table:table-cell>
          <table:table-cell table:style-name="ce63" table:formula="of:=IF([.L5]&gt;0;BASE([.L5];16;4))" office:value-type="string" office:string-value="FB1D">
            <text:p>FB1D</text:p>
          </table:table-cell>
          <table:table-cell table:style-name="ce71" table:formula="of:=IF([.M5]&gt;0;BASE([.M5];16;4))" office:value-type="string" office:string-value="F63B">
            <text:p>F63B</text:p>
          </table:table-cell>
          <table:table-cell table:style-name="ce71" table:formula="of:=IF([.N5]&gt;0;BASE([.N5];16;4))" office:value-type="string" office:string-value="EC77">
            <text:p>EC77</text:p>
          </table:table-cell>
          <table:table-cell table:style-name="ce75" table:formula="of:=IF([.O5]&gt;0;BASE([.O5];16;4))" office:value-type="string" office:string-value="D8EF">
            <text:p>D8EF</text:p>
          </table:table-cell>
          <table:table-cell table:style-name="ce81" table:formula="of:=65535-[.D5]" office:value-type="float" office:value="64285">
            <text:p>64,285</text:p>
          </table:table-cell>
          <table:table-cell table:style-name="ce59" table:formula="of:=65535-[.E5]" office:value-type="float" office:value="63035">
            <text:p>63,035</text:p>
          </table:table-cell>
          <table:table-cell table:style-name="ce59" table:formula="of:=65535-[.F5]" office:value-type="float" office:value="60535">
            <text:p>60,535</text:p>
          </table:table-cell>
          <table:table-cell table:style-name="ce59" table:formula="of:=65535-[.G5]" office:value-type="float" office:value="55535">
            <text:p>55,53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6]*1000/1" office:value-type="float" office:value="20000">
            <text:p>20000</text:p>
          </table:table-cell>
          <table:table-cell table:formula="of:=[.C6]/[.$D$4]" office:value-type="float" office:value="2500">
            <text:p>2,500</text:p>
          </table:table-cell>
          <table:table-cell table:formula="of:=[.C6]/[.$E$4]" office:value-type="float" office:value="5000">
            <text:p>5,000</text:p>
          </table:table-cell>
          <table:table-cell table:formula="of:=[.C6]/[.$F$4]" office:value-type="float" office:value="10000">
            <text:p>10,000</text:p>
          </table:table-cell>
          <table:table-cell table:formula="of:=[.C6]/[.$G$4]" office:value-type="float" office:value="20000">
            <text:p>20,000</text:p>
          </table:table-cell>
          <table:table-cell table:style-name="ce64" table:formula="of:=IF([.L6]&gt;0;BASE([.L6];16;4))" office:value-type="string" office:string-value="F63B">
            <text:p>F63B</text:p>
          </table:table-cell>
          <table:table-cell table:style-name="ce72" table:formula="of:=IF([.M6]&gt;0;BASE([.M6];16;4))" office:value-type="string" office:string-value="EC77">
            <text:p>EC77</text:p>
          </table:table-cell>
          <table:table-cell table:style-name="ce72" table:formula="of:=IF([.N6]&gt;0;BASE([.N6];16;4))" office:value-type="string" office:string-value="D8EF">
            <text:p>D8EF</text:p>
          </table:table-cell>
          <table:table-cell table:style-name="ce76" table:formula="of:=IF([.O6]&gt;0;BASE([.O6];16;4))" office:value-type="string" office:string-value="B1DF">
            <text:p>B1DF</text:p>
          </table:table-cell>
          <table:table-cell table:style-name="ce82" table:formula="of:=65535-[.D6]" office:value-type="float" office:value="63035">
            <text:p>63,035</text:p>
          </table:table-cell>
          <table:table-cell table:style-name="ce60" table:formula="of:=65535-[.E6]" office:value-type="float" office:value="60535">
            <text:p>60,535</text:p>
          </table:table-cell>
          <table:table-cell table:style-name="ce60" table:formula="of:=65535-[.F6]" office:value-type="float" office:value="55535">
            <text:p>55,535</text:p>
          </table:table-cell>
          <table:table-cell table:formula="of:=65535-[.G6]" office:value-type="float" office:value="45535">
            <text:p>45,535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7]*1000/1" office:value-type="float" office:value="30000">
            <text:p>30000</text:p>
          </table:table-cell>
          <table:table-cell table:formula="of:=[.C7]/[.$D$4]" office:value-type="float" office:value="3750">
            <text:p>3,750</text:p>
          </table:table-cell>
          <table:table-cell table:formula="of:=[.C7]/[.$E$4]" office:value-type="float" office:value="7500">
            <text:p>7,500</text:p>
          </table:table-cell>
          <table:table-cell table:formula="of:=[.C7]/[.$F$4]" office:value-type="float" office:value="15000">
            <text:p>15,000</text:p>
          </table:table-cell>
          <table:table-cell table:formula="of:=[.C7]/[.$G$4]" office:value-type="float" office:value="30000">
            <text:p>30,000</text:p>
          </table:table-cell>
          <table:table-cell table:style-name="ce64" table:formula="of:=IF([.L7]&gt;0;BASE([.L7];16;4))" office:value-type="string" office:string-value="F159">
            <text:p>F159</text:p>
          </table:table-cell>
          <table:table-cell table:style-name="ce72" table:formula="of:=IF([.M7]&gt;0;BASE([.M7];16;4))" office:value-type="string" office:string-value="E2B3">
            <text:p>E2B3</text:p>
          </table:table-cell>
          <table:table-cell table:style-name="ce72" table:formula="of:=IF([.N7]&gt;0;BASE([.N7];16;4))" office:value-type="string" office:string-value="C567">
            <text:p>C567</text:p>
          </table:table-cell>
          <table:table-cell table:style-name="ce76" table:formula="of:=IF([.O7]&gt;0;BASE([.O7];16;4))" office:value-type="string" office:string-value="8ACF">
            <text:p>8ACF</text:p>
          </table:table-cell>
          <table:table-cell table:style-name="ce82" table:formula="of:=65535-[.D7]" office:value-type="float" office:value="61785">
            <text:p>61,785</text:p>
          </table:table-cell>
          <table:table-cell table:style-name="ce60" table:formula="of:=65535-[.E7]" office:value-type="float" office:value="58035">
            <text:p>58,035</text:p>
          </table:table-cell>
          <table:table-cell table:style-name="ce60" table:formula="of:=65535-[.F7]" office:value-type="float" office:value="50535">
            <text:p>50,535</text:p>
          </table:table-cell>
          <table:table-cell table:formula="of:=65535-[.G7]" office:value-type="float" office:value="35535">
            <text:p>35,535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B8]*1000/1" office:value-type="float" office:value="40000">
            <text:p>40000</text:p>
          </table:table-cell>
          <table:table-cell table:formula="of:=[.C8]/[.$D$4]" office:value-type="float" office:value="5000">
            <text:p>5,000</text:p>
          </table:table-cell>
          <table:table-cell table:formula="of:=[.C8]/[.$E$4]" office:value-type="float" office:value="10000">
            <text:p>10,000</text:p>
          </table:table-cell>
          <table:table-cell table:formula="of:=[.C8]/[.$F$4]" office:value-type="float" office:value="20000">
            <text:p>20,000</text:p>
          </table:table-cell>
          <table:table-cell table:formula="of:=[.C8]/[.$G$4]" office:value-type="float" office:value="40000">
            <text:p>40,000</text:p>
          </table:table-cell>
          <table:table-cell table:style-name="ce64" table:formula="of:=IF([.L8]&gt;0;BASE([.L8];16;4))" office:value-type="string" office:string-value="EC77">
            <text:p>EC77</text:p>
          </table:table-cell>
          <table:table-cell table:style-name="ce72" table:formula="of:=IF([.M8]&gt;0;BASE([.M8];16;4))" office:value-type="string" office:string-value="D8EF">
            <text:p>D8EF</text:p>
          </table:table-cell>
          <table:table-cell table:style-name="ce72" table:formula="of:=IF([.N8]&gt;0;BASE([.N8];16;4))" office:value-type="string" office:string-value="B1DF">
            <text:p>B1DF</text:p>
          </table:table-cell>
          <table:table-cell table:style-name="ce76" table:formula="of:=IF([.O8]&gt;0;BASE([.O8];16;4))" office:value-type="string" office:string-value="63BF">
            <text:p>63BF</text:p>
          </table:table-cell>
          <table:table-cell table:style-name="ce82" table:formula="of:=65535-[.D8]" office:value-type="float" office:value="60535">
            <text:p>60,535</text:p>
          </table:table-cell>
          <table:table-cell table:style-name="ce60" table:formula="of:=65535-[.E8]" office:value-type="float" office:value="55535">
            <text:p>55,535</text:p>
          </table:table-cell>
          <table:table-cell table:style-name="ce60" table:formula="of:=65535-[.F8]" office:value-type="float" office:value="45535">
            <text:p>45,535</text:p>
          </table:table-cell>
          <table:table-cell table:formula="of:=65535-[.G8]" office:value-type="float" office:value="25535">
            <text:p>25,535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B9]*1000/1" office:value-type="float" office:value="50000">
            <text:p>50000</text:p>
          </table:table-cell>
          <table:table-cell table:formula="of:=[.C9]/[.$D$4]" office:value-type="float" office:value="6250">
            <text:p>6,250</text:p>
          </table:table-cell>
          <table:table-cell table:formula="of:=[.C9]/[.$E$4]" office:value-type="float" office:value="12500">
            <text:p>12,500</text:p>
          </table:table-cell>
          <table:table-cell table:formula="of:=[.C9]/[.$F$4]" office:value-type="float" office:value="25000">
            <text:p>25,000</text:p>
          </table:table-cell>
          <table:table-cell table:formula="of:=[.C9]/[.$G$4]" office:value-type="float" office:value="50000">
            <text:p>50,000</text:p>
          </table:table-cell>
          <table:table-cell table:style-name="ce64" table:formula="of:=IF([.L9]&gt;0;BASE([.L9];16;4))" office:value-type="string" office:string-value="E795">
            <text:p>E795</text:p>
          </table:table-cell>
          <table:table-cell table:style-name="ce72" table:formula="of:=IF([.M9]&gt;0;BASE([.M9];16;4))" office:value-type="string" office:string-value="CF2B">
            <text:p>CF2B</text:p>
          </table:table-cell>
          <table:table-cell table:style-name="ce72" table:formula="of:=IF([.N9]&gt;0;BASE([.N9];16;4))" office:value-type="string" office:string-value="9E57">
            <text:p>9E57</text:p>
          </table:table-cell>
          <table:table-cell table:style-name="ce76" table:formula="of:=IF([.O9]&gt;0;BASE([.O9];16;4))" office:value-type="string" office:string-value="3CAF">
            <text:p>3CAF</text:p>
          </table:table-cell>
          <table:table-cell table:style-name="ce82" table:formula="of:=65535-[.D9]" office:value-type="float" office:value="59285">
            <text:p>59,285</text:p>
          </table:table-cell>
          <table:table-cell table:style-name="ce60" table:formula="of:=65535-[.E9]" office:value-type="float" office:value="53035">
            <text:p>53,035</text:p>
          </table:table-cell>
          <table:table-cell table:style-name="ce60" table:formula="of:=65535-[.F9]" office:value-type="float" office:value="40535">
            <text:p>40,535</text:p>
          </table:table-cell>
          <table:table-cell table:formula="of:=65535-[.G9]" office:value-type="float" office:value="15535">
            <text:p>15,53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B10]*1000/1" office:value-type="float" office:value="60000">
            <text:p>60000</text:p>
          </table:table-cell>
          <table:table-cell table:formula="of:=[.C10]/[.$D$4]" office:value-type="float" office:value="7500">
            <text:p>7,500</text:p>
          </table:table-cell>
          <table:table-cell table:formula="of:=[.C10]/[.$E$4]" office:value-type="float" office:value="15000">
            <text:p>15,000</text:p>
          </table:table-cell>
          <table:table-cell table:formula="of:=[.C10]/[.$F$4]" office:value-type="float" office:value="30000">
            <text:p>30,000</text:p>
          </table:table-cell>
          <table:table-cell table:formula="of:=[.C10]/[.$G$4]" office:value-type="float" office:value="60000">
            <text:p>60,000</text:p>
          </table:table-cell>
          <table:table-cell table:style-name="ce64" table:formula="of:=IF([.L10]&gt;0;BASE([.L10];16;4))" office:value-type="string" office:string-value="E2B3">
            <text:p>E2B3</text:p>
          </table:table-cell>
          <table:table-cell table:style-name="ce72" table:formula="of:=IF([.M10]&gt;0;BASE([.M10];16;4))" office:value-type="string" office:string-value="C567">
            <text:p>C567</text:p>
          </table:table-cell>
          <table:table-cell table:style-name="ce72" table:formula="of:=IF([.N10]&gt;0;BASE([.N10];16;4))" office:value-type="string" office:string-value="8ACF">
            <text:p>8ACF</text:p>
          </table:table-cell>
          <table:table-cell table:style-name="ce76" table:formula="of:=IF([.O10]&gt;0;BASE([.O10];16;4))" office:value-type="string" office:string-value="159F">
            <text:p>159F</text:p>
          </table:table-cell>
          <table:table-cell table:style-name="ce82" table:formula="of:=65535-[.D10]" office:value-type="float" office:value="58035">
            <text:p>58,035</text:p>
          </table:table-cell>
          <table:table-cell table:style-name="ce60" table:formula="of:=65535-[.E10]" office:value-type="float" office:value="50535">
            <text:p>50,535</text:p>
          </table:table-cell>
          <table:table-cell table:style-name="ce60" table:formula="of:=65535-[.F10]" office:value-type="float" office:value="35535">
            <text:p>35,535</text:p>
          </table:table-cell>
          <table:table-cell table:formula="of:=65535-[.G10]" office:value-type="float" office:value="5535">
            <text:p>5,53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B11]*1000/1" office:value-type="float" office:value="70000">
            <text:p>70000</text:p>
          </table:table-cell>
          <table:table-cell table:formula="of:=[.C11]/[.$D$4]" office:value-type="float" office:value="8750">
            <text:p>8,750</text:p>
          </table:table-cell>
          <table:table-cell table:formula="of:=[.C11]/[.$E$4]" office:value-type="float" office:value="17500">
            <text:p>17,500</text:p>
          </table:table-cell>
          <table:table-cell table:formula="of:=[.C11]/[.$F$4]" office:value-type="float" office:value="35000">
            <text:p>35,000</text:p>
          </table:table-cell>
          <table:table-cell table:formula="of:=[.C11]/[.$G$4]" office:value-type="float" office:value="70000">
            <text:p>70,000</text:p>
          </table:table-cell>
          <table:table-cell table:style-name="ce64" table:formula="of:=IF([.L11]&gt;0;BASE([.L11];16;4))" office:value-type="string" office:string-value="DDD1">
            <text:p>DDD1</text:p>
          </table:table-cell>
          <table:table-cell table:style-name="ce72" table:formula="of:=IF([.M11]&gt;0;BASE([.M11];16;4))" office:value-type="string" office:string-value="BBA3">
            <text:p>BBA3</text:p>
          </table:table-cell>
          <table:table-cell table:style-name="ce72" table:formula="of:=IF([.N11]&gt;0;BASE([.N11];16;4))" office:value-type="string" office:string-value="7747">
            <text:p>7747</text:p>
          </table:table-cell>
          <table:table-cell table:style-name="ce76" table:formula="of:=IF([.O11]&gt;0;BASE([.O11];16;4))" office:value-type="boolean" office:boolean-value="false">
            <text:p>FALSE</text:p>
          </table:table-cell>
          <table:table-cell table:style-name="ce82" table:formula="of:=65535-[.D11]" office:value-type="float" office:value="56785">
            <text:p>56,785</text:p>
          </table:table-cell>
          <table:table-cell table:style-name="ce60" table:formula="of:=65535-[.E11]" office:value-type="float" office:value="48035">
            <text:p>48,035</text:p>
          </table:table-cell>
          <table:table-cell table:style-name="ce60" table:formula="of:=65535-[.F11]" office:value-type="float" office:value="30535">
            <text:p>30,535</text:p>
          </table:table-cell>
          <table:table-cell table:formula="of:=65535-[.G11]" office:value-type="float" office:value="-4465">
            <text:p>-4,465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B12]*1000/1" office:value-type="float" office:value="80000">
            <text:p>80000</text:p>
          </table:table-cell>
          <table:table-cell table:formula="of:=[.C12]/[.$D$4]" office:value-type="float" office:value="10000">
            <text:p>10,000</text:p>
          </table:table-cell>
          <table:table-cell table:formula="of:=[.C12]/[.$E$4]" office:value-type="float" office:value="20000">
            <text:p>20,000</text:p>
          </table:table-cell>
          <table:table-cell table:formula="of:=[.C12]/[.$F$4]" office:value-type="float" office:value="40000">
            <text:p>40,000</text:p>
          </table:table-cell>
          <table:table-cell table:formula="of:=[.C12]/[.$G$4]" office:value-type="float" office:value="80000">
            <text:p>80,000</text:p>
          </table:table-cell>
          <table:table-cell table:style-name="ce64" table:formula="of:=IF([.L12]&gt;0;BASE([.L12];16;4))" office:value-type="string" office:string-value="D8EF">
            <text:p>D8EF</text:p>
          </table:table-cell>
          <table:table-cell table:style-name="ce72" table:formula="of:=IF([.M12]&gt;0;BASE([.M12];16;4))" office:value-type="string" office:string-value="B1DF">
            <text:p>B1DF</text:p>
          </table:table-cell>
          <table:table-cell table:style-name="ce72" table:formula="of:=IF([.N12]&gt;0;BASE([.N12];16;4))" office:value-type="string" office:string-value="63BF">
            <text:p>63BF</text:p>
          </table:table-cell>
          <table:table-cell table:style-name="ce76" table:formula="of:=IF([.O12]&gt;0;BASE([.O12];16;4))" office:value-type="boolean" office:boolean-value="false">
            <text:p>FALSE</text:p>
          </table:table-cell>
          <table:table-cell table:style-name="ce82" table:formula="of:=65535-[.D12]" office:value-type="float" office:value="55535">
            <text:p>55,535</text:p>
          </table:table-cell>
          <table:table-cell table:style-name="ce60" table:formula="of:=65535-[.E12]" office:value-type="float" office:value="45535">
            <text:p>45,535</text:p>
          </table:table-cell>
          <table:table-cell table:style-name="ce60" table:formula="of:=65535-[.F12]" office:value-type="float" office:value="25535">
            <text:p>25,535</text:p>
          </table:table-cell>
          <table:table-cell table:formula="of:=65535-[.G12]" office:value-type="float" office:value="-14465">
            <text:p>-14,465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B13]*1000/1" office:value-type="float" office:value="90000">
            <text:p>90000</text:p>
          </table:table-cell>
          <table:table-cell table:formula="of:=[.C13]/[.$D$4]" office:value-type="float" office:value="11250">
            <text:p>11,250</text:p>
          </table:table-cell>
          <table:table-cell table:formula="of:=[.C13]/[.$E$4]" office:value-type="float" office:value="22500">
            <text:p>22,500</text:p>
          </table:table-cell>
          <table:table-cell table:formula="of:=[.C13]/[.$F$4]" office:value-type="float" office:value="45000">
            <text:p>45,000</text:p>
          </table:table-cell>
          <table:table-cell table:formula="of:=[.C13]/[.$G$4]" office:value-type="float" office:value="90000">
            <text:p>90,000</text:p>
          </table:table-cell>
          <table:table-cell table:style-name="ce64" table:formula="of:=IF([.L13]&gt;0;BASE([.L13];16;4))" office:value-type="string" office:string-value="D40D">
            <text:p>D40D</text:p>
          </table:table-cell>
          <table:table-cell table:style-name="ce72" table:formula="of:=IF([.M13]&gt;0;BASE([.M13];16;4))" office:value-type="string" office:string-value="A81B">
            <text:p>A81B</text:p>
          </table:table-cell>
          <table:table-cell table:style-name="ce72" table:formula="of:=IF([.N13]&gt;0;BASE([.N13];16;4))" office:value-type="string" office:string-value="5037">
            <text:p>5037</text:p>
          </table:table-cell>
          <table:table-cell table:style-name="ce76" table:formula="of:=IF([.O13]&gt;0;BASE([.O13];16;4))" office:value-type="boolean" office:boolean-value="false">
            <text:p>FALSE</text:p>
          </table:table-cell>
          <table:table-cell table:style-name="ce82" table:formula="of:=65535-[.D13]" office:value-type="float" office:value="54285">
            <text:p>54,285</text:p>
          </table:table-cell>
          <table:table-cell table:style-name="ce60" table:formula="of:=65535-[.E13]" office:value-type="float" office:value="43035">
            <text:p>43,035</text:p>
          </table:table-cell>
          <table:table-cell table:style-name="ce60" table:formula="of:=65535-[.F13]" office:value-type="float" office:value="20535">
            <text:p>20,535</text:p>
          </table:table-cell>
          <table:table-cell table:formula="of:=65535-[.G13]" office:value-type="float" office:value="-24465">
            <text:p>-24,46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B14]*1000/1" office:value-type="float" office:value="100000">
            <text:p>100000</text:p>
          </table:table-cell>
          <table:table-cell table:formula="of:=[.C14]/[.$D$4]" office:value-type="float" office:value="12500">
            <text:p>12,500</text:p>
          </table:table-cell>
          <table:table-cell table:formula="of:=[.C14]/[.$E$4]" office:value-type="float" office:value="25000">
            <text:p>25,000</text:p>
          </table:table-cell>
          <table:table-cell table:formula="of:=[.C14]/[.$F$4]" office:value-type="float" office:value="50000">
            <text:p>50,000</text:p>
          </table:table-cell>
          <table:table-cell table:formula="of:=[.C14]/[.$G$4]" office:value-type="float" office:value="100000">
            <text:p>100,000</text:p>
          </table:table-cell>
          <table:table-cell table:style-name="ce64" table:formula="of:=IF([.L14]&gt;0;BASE([.L14];16;4))" office:value-type="string" office:string-value="CF2B">
            <text:p>CF2B</text:p>
          </table:table-cell>
          <table:table-cell table:style-name="ce72" table:formula="of:=IF([.M14]&gt;0;BASE([.M14];16;4))" office:value-type="string" office:string-value="9E57">
            <text:p>9E57</text:p>
          </table:table-cell>
          <table:table-cell table:style-name="ce72" table:formula="of:=IF([.N14]&gt;0;BASE([.N14];16;4))" office:value-type="string" office:string-value="3CAF">
            <text:p>3CAF</text:p>
          </table:table-cell>
          <table:table-cell table:style-name="ce76" table:formula="of:=IF([.O14]&gt;0;BASE([.O14];16;4))" office:value-type="boolean" office:boolean-value="false">
            <text:p>FALSE</text:p>
          </table:table-cell>
          <table:table-cell table:style-name="ce82" table:formula="of:=65535-[.D14]" office:value-type="float" office:value="53035">
            <text:p>53,035</text:p>
          </table:table-cell>
          <table:table-cell table:style-name="ce60" table:formula="of:=65535-[.E14]" office:value-type="float" office:value="40535">
            <text:p>40,535</text:p>
          </table:table-cell>
          <table:table-cell table:style-name="ce60" table:formula="of:=65535-[.F14]" office:value-type="float" office:value="15535">
            <text:p>15,535</text:p>
          </table:table-cell>
          <table:table-cell table:formula="of:=65535-[.G14]" office:value-type="float" office:value="-34465">
            <text:p>-34,465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B15]*1000/1" office:value-type="float" office:value="200000">
            <text:p>200000</text:p>
          </table:table-cell>
          <table:table-cell table:formula="of:=[.C15]/[.$D$4]" office:value-type="float" office:value="25000">
            <text:p>25,000</text:p>
          </table:table-cell>
          <table:table-cell table:formula="of:=[.C15]/[.$E$4]" office:value-type="float" office:value="50000">
            <text:p>50,000</text:p>
          </table:table-cell>
          <table:table-cell table:formula="of:=[.C15]/[.$F$4]" office:value-type="float" office:value="100000">
            <text:p>100,000</text:p>
          </table:table-cell>
          <table:table-cell table:formula="of:=[.C15]/[.$G$4]" office:value-type="float" office:value="200000">
            <text:p>200,000</text:p>
          </table:table-cell>
          <table:table-cell table:style-name="ce64" table:formula="of:=IF([.L15]&gt;0;BASE([.L15];16;4))" office:value-type="string" office:string-value="9E57">
            <text:p>9E57</text:p>
          </table:table-cell>
          <table:table-cell table:style-name="ce72" table:formula="of:=IF([.M15]&gt;0;BASE([.M15];16;4))" office:value-type="string" office:string-value="3CAF">
            <text:p>3CAF</text:p>
          </table:table-cell>
          <table:table-cell table:style-name="ce72" table:formula="of:=IF([.N15]&gt;0;BASE([.N15];16;4))" office:value-type="boolean" office:boolean-value="false">
            <text:p>FALSE</text:p>
          </table:table-cell>
          <table:table-cell table:style-name="ce76" table:formula="of:=IF([.O15]&gt;0;BASE([.O15];16;4))" office:value-type="boolean" office:boolean-value="false">
            <text:p>FALSE</text:p>
          </table:table-cell>
          <table:table-cell table:style-name="ce82" table:formula="of:=65535-[.D15]" office:value-type="float" office:value="40535">
            <text:p>40,535</text:p>
          </table:table-cell>
          <table:table-cell table:style-name="ce60" table:formula="of:=65535-[.E15]" office:value-type="float" office:value="15535">
            <text:p>15,535</text:p>
          </table:table-cell>
          <table:table-cell table:style-name="ce60" table:formula="of:=65535-[.F15]" office:value-type="float" office:value="-34465">
            <text:p>-34,465</text:p>
          </table:table-cell>
          <table:table-cell table:formula="of:=65535-[.G15]" office:value-type="float" office:value="-134465">
            <text:p>-134,465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.B16]*1000/1" office:value-type="float" office:value="300000">
            <text:p>300000</text:p>
          </table:table-cell>
          <table:table-cell table:formula="of:=[.C16]/[.$D$4]" office:value-type="float" office:value="37500">
            <text:p>37,500</text:p>
          </table:table-cell>
          <table:table-cell table:formula="of:=[.C16]/[.$E$4]" office:value-type="float" office:value="75000">
            <text:p>75,000</text:p>
          </table:table-cell>
          <table:table-cell table:formula="of:=[.C16]/[.$F$4]" office:value-type="float" office:value="150000">
            <text:p>150,000</text:p>
          </table:table-cell>
          <table:table-cell table:formula="of:=[.C16]/[.$G$4]" office:value-type="float" office:value="300000">
            <text:p>300,000</text:p>
          </table:table-cell>
          <table:table-cell table:style-name="ce64" table:formula="of:=IF([.L16]&gt;0;BASE([.L16];16;4))" office:value-type="string" office:string-value="6D83">
            <text:p>6D83</text:p>
          </table:table-cell>
          <table:table-cell table:style-name="ce72" table:formula="of:=IF([.M16]&gt;0;BASE([.M16];16;4))" office:value-type="boolean" office:boolean-value="false">
            <text:p>FALSE</text:p>
          </table:table-cell>
          <table:table-cell table:style-name="ce72" table:formula="of:=IF([.N16]&gt;0;BASE([.N16];16;4))" office:value-type="boolean" office:boolean-value="false">
            <text:p>FALSE</text:p>
          </table:table-cell>
          <table:table-cell table:style-name="ce76" table:formula="of:=IF([.O16]&gt;0;BASE([.O16];16;4))" office:value-type="boolean" office:boolean-value="false">
            <text:p>FALSE</text:p>
          </table:table-cell>
          <table:table-cell table:style-name="ce82" table:formula="of:=65535-[.D16]" office:value-type="float" office:value="28035">
            <text:p>28,035</text:p>
          </table:table-cell>
          <table:table-cell table:style-name="ce60" table:formula="of:=65535-[.E16]" office:value-type="float" office:value="-9465">
            <text:p>-9,465</text:p>
          </table:table-cell>
          <table:table-cell table:style-name="ce60" table:formula="of:=65535-[.F16]" office:value-type="float" office:value="-84465">
            <text:p>-84,465</text:p>
          </table:table-cell>
          <table:table-cell table:formula="of:=65535-[.G16]" office:value-type="float" office:value="-234465">
            <text:p>-234,465</text:p>
          </table:table-cell>
        </table:table-row>
        <table:table-row table:style-name="ro1">
          <table:table-cell/>
          <table:table-cell table:style-name="ce4" office:value-type="float" office:value="400">
            <text:p>400</text:p>
          </table:table-cell>
          <table:table-cell table:formula="of:=[.B17]*1000/1" office:value-type="float" office:value="400000">
            <text:p>400000</text:p>
          </table:table-cell>
          <table:table-cell table:formula="of:=[.C17]/[.$D$4]" office:value-type="float" office:value="50000">
            <text:p>50,000</text:p>
          </table:table-cell>
          <table:table-cell table:formula="of:=[.C17]/[.$E$4]" office:value-type="float" office:value="100000">
            <text:p>100,000</text:p>
          </table:table-cell>
          <table:table-cell table:formula="of:=[.C17]/[.$F$4]" office:value-type="float" office:value="200000">
            <text:p>200,000</text:p>
          </table:table-cell>
          <table:table-cell table:formula="of:=[.C17]/[.$G$4]" office:value-type="float" office:value="400000">
            <text:p>400,000</text:p>
          </table:table-cell>
          <table:table-cell table:style-name="ce64" table:formula="of:=IF([.L17]&gt;0;BASE([.L17];16;4))" office:value-type="string" office:string-value="3CAF">
            <text:p>3CAF</text:p>
          </table:table-cell>
          <table:table-cell table:style-name="ce72" table:formula="of:=IF([.M17]&gt;0;BASE([.M17];16;4))" office:value-type="boolean" office:boolean-value="false">
            <text:p>FALSE</text:p>
          </table:table-cell>
          <table:table-cell table:style-name="ce72" table:formula="of:=IF([.N17]&gt;0;BASE([.N17];16;4))" office:value-type="boolean" office:boolean-value="false">
            <text:p>FALSE</text:p>
          </table:table-cell>
          <table:table-cell table:style-name="ce76" table:formula="of:=IF([.O17]&gt;0;BASE([.O17];16;4))" office:value-type="boolean" office:boolean-value="false">
            <text:p>FALSE</text:p>
          </table:table-cell>
          <table:table-cell table:style-name="ce82" table:formula="of:=65535-[.D17]" office:value-type="float" office:value="15535">
            <text:p>15,535</text:p>
          </table:table-cell>
          <table:table-cell table:style-name="ce60" table:formula="of:=65535-[.E17]" office:value-type="float" office:value="-34465">
            <text:p>-34,465</text:p>
          </table:table-cell>
          <table:table-cell table:style-name="ce60" table:formula="of:=65535-[.F17]" office:value-type="float" office:value="-134465">
            <text:p>-134,465</text:p>
          </table:table-cell>
          <table:table-cell table:formula="of:=65535-[.G17]" office:value-type="float" office:value="-334465">
            <text:p>-334,465</text:p>
          </table:table-cell>
        </table:table-row>
        <table:table-row table:style-name="ro1">
          <table:table-cell/>
          <table:table-cell table:style-name="ce4" office:value-type="float" office:value="500">
            <text:p>500</text:p>
          </table:table-cell>
          <table:table-cell table:formula="of:=[.B18]*1000/1" office:value-type="float" office:value="500000">
            <text:p>500000</text:p>
          </table:table-cell>
          <table:table-cell table:formula="of:=[.C18]/[.$D$4]" office:value-type="float" office:value="62500">
            <text:p>62,500</text:p>
          </table:table-cell>
          <table:table-cell table:formula="of:=[.C18]/[.$E$4]" office:value-type="float" office:value="125000">
            <text:p>125,000</text:p>
          </table:table-cell>
          <table:table-cell table:formula="of:=[.C18]/[.$F$4]" office:value-type="float" office:value="250000">
            <text:p>250,000</text:p>
          </table:table-cell>
          <table:table-cell table:formula="of:=[.C18]/[.$G$4]" office:value-type="float" office:value="500000">
            <text:p>500,000</text:p>
          </table:table-cell>
          <table:table-cell table:style-name="ce64" table:formula="of:=IF([.L18]&gt;0;BASE([.L18];16;4))" office:value-type="string" office:string-value="0BDB">
            <text:p>0BDB</text:p>
          </table:table-cell>
          <table:table-cell table:style-name="ce72" table:formula="of:=IF([.M18]&gt;0;BASE([.M18];16;4))" office:value-type="boolean" office:boolean-value="false">
            <text:p>FALSE</text:p>
          </table:table-cell>
          <table:table-cell table:style-name="ce72" table:formula="of:=IF([.N18]&gt;0;BASE([.N18];16;4))" office:value-type="boolean" office:boolean-value="false">
            <text:p>FALSE</text:p>
          </table:table-cell>
          <table:table-cell table:style-name="ce76" table:formula="of:=IF([.O18]&gt;0;BASE([.O18];16;4))" office:value-type="boolean" office:boolean-value="false">
            <text:p>FALSE</text:p>
          </table:table-cell>
          <table:table-cell table:style-name="ce82" table:formula="of:=65535-[.D18]" office:value-type="float" office:value="3035">
            <text:p>3,035</text:p>
          </table:table-cell>
          <table:table-cell table:style-name="ce60" table:formula="of:=65535-[.E18]" office:value-type="float" office:value="-59465">
            <text:p>-59,465</text:p>
          </table:table-cell>
          <table:table-cell table:style-name="ce60" table:formula="of:=65535-[.F18]" office:value-type="float" office:value="-184465">
            <text:p>-184,465</text:p>
          </table:table-cell>
          <table:table-cell table:formula="of:=65535-[.G18]" office:value-type="float" office:value="-434465">
            <text:p>-434,465</text:p>
          </table:table-cell>
        </table:table-row>
        <table:table-row table:style-name="ro1">
          <table:table-cell/>
          <table:table-cell table:style-name="ce4" office:value-type="float" office:value="600">
            <text:p>600</text:p>
          </table:table-cell>
          <table:table-cell table:formula="of:=[.B19]*1000/1" office:value-type="float" office:value="600000">
            <text:p>600000</text:p>
          </table:table-cell>
          <table:table-cell table:formula="of:=[.C19]/[.$D$4]" office:value-type="float" office:value="75000">
            <text:p>75,000</text:p>
          </table:table-cell>
          <table:table-cell table:formula="of:=[.C19]/[.$E$4]" office:value-type="float" office:value="150000">
            <text:p>150,000</text:p>
          </table:table-cell>
          <table:table-cell table:formula="of:=[.C19]/[.$F$4]" office:value-type="float" office:value="300000">
            <text:p>300,000</text:p>
          </table:table-cell>
          <table:table-cell table:formula="of:=[.C19]/[.$G$4]" office:value-type="float" office:value="600000">
            <text:p>600,000</text:p>
          </table:table-cell>
          <table:table-cell table:style-name="ce64" table:formula="of:=IF([.L19]&gt;0;BASE([.L19];16;4))" office:value-type="boolean" office:boolean-value="false">
            <text:p>FALSE</text:p>
          </table:table-cell>
          <table:table-cell table:style-name="ce72" table:formula="of:=IF([.M19]&gt;0;BASE([.M19];16;4))" office:value-type="boolean" office:boolean-value="false">
            <text:p>FALSE</text:p>
          </table:table-cell>
          <table:table-cell table:style-name="ce72" table:formula="of:=IF([.N19]&gt;0;BASE([.N19];16;4))" office:value-type="boolean" office:boolean-value="false">
            <text:p>FALSE</text:p>
          </table:table-cell>
          <table:table-cell table:style-name="ce76" table:formula="of:=IF([.O19]&gt;0;BASE([.O19];16;4))" office:value-type="boolean" office:boolean-value="false">
            <text:p>FALSE</text:p>
          </table:table-cell>
          <table:table-cell table:style-name="ce82" table:formula="of:=65535-[.D19]" office:value-type="float" office:value="-9465">
            <text:p>-9,465</text:p>
          </table:table-cell>
          <table:table-cell table:style-name="ce60" table:formula="of:=65535-[.E19]" office:value-type="float" office:value="-84465">
            <text:p>-84,465</text:p>
          </table:table-cell>
          <table:table-cell table:style-name="ce60" table:formula="of:=65535-[.F19]" office:value-type="float" office:value="-234465">
            <text:p>-234,465</text:p>
          </table:table-cell>
          <table:table-cell table:formula="of:=65535-[.G19]" office:value-type="float" office:value="-534465">
            <text:p>-534,465</text:p>
          </table:table-cell>
        </table:table-row>
        <table:table-row table:style-name="ro1">
          <table:table-cell/>
          <table:table-cell table:style-name="ce4" office:value-type="float" office:value="700">
            <text:p>700</text:p>
          </table:table-cell>
          <table:table-cell table:formula="of:=[.B20]*1000/1" office:value-type="float" office:value="700000">
            <text:p>700000</text:p>
          </table:table-cell>
          <table:table-cell table:formula="of:=[.C20]/[.$D$4]" office:value-type="float" office:value="87500">
            <text:p>87,500</text:p>
          </table:table-cell>
          <table:table-cell table:formula="of:=[.C20]/[.$E$4]" office:value-type="float" office:value="175000">
            <text:p>175,000</text:p>
          </table:table-cell>
          <table:table-cell table:formula="of:=[.C20]/[.$F$4]" office:value-type="float" office:value="350000">
            <text:p>350,000</text:p>
          </table:table-cell>
          <table:table-cell table:formula="of:=[.C20]/[.$G$4]" office:value-type="float" office:value="700000">
            <text:p>700,000</text:p>
          </table:table-cell>
          <table:table-cell table:style-name="ce64" table:formula="of:=IF([.L20]&gt;0;BASE([.L20];16;4))" office:value-type="boolean" office:boolean-value="false">
            <text:p>FALSE</text:p>
          </table:table-cell>
          <table:table-cell table:style-name="ce72" table:formula="of:=IF([.M20]&gt;0;BASE([.M20];16;4))" office:value-type="boolean" office:boolean-value="false">
            <text:p>FALSE</text:p>
          </table:table-cell>
          <table:table-cell table:style-name="ce72" table:formula="of:=IF([.N20]&gt;0;BASE([.N20];16;4))" office:value-type="boolean" office:boolean-value="false">
            <text:p>FALSE</text:p>
          </table:table-cell>
          <table:table-cell table:style-name="ce76" table:formula="of:=IF([.O20]&gt;0;BASE([.O20];16;4))" office:value-type="boolean" office:boolean-value="false">
            <text:p>FALSE</text:p>
          </table:table-cell>
          <table:table-cell table:style-name="ce82" table:formula="of:=65535-[.D20]" office:value-type="float" office:value="-21965">
            <text:p>-21,965</text:p>
          </table:table-cell>
          <table:table-cell table:style-name="ce60" table:formula="of:=65535-[.E20]" office:value-type="float" office:value="-109465">
            <text:p>-109,465</text:p>
          </table:table-cell>
          <table:table-cell table:style-name="ce60" table:formula="of:=65535-[.F20]" office:value-type="float" office:value="-284465">
            <text:p>-284,465</text:p>
          </table:table-cell>
          <table:table-cell table:formula="of:=65535-[.G20]" office:value-type="float" office:value="-634465">
            <text:p>-634,465</text:p>
          </table:table-cell>
        </table:table-row>
        <table:table-row table:style-name="ro1">
          <table:table-cell/>
          <table:table-cell table:style-name="ce4" office:value-type="float" office:value="800">
            <text:p>800</text:p>
          </table:table-cell>
          <table:table-cell table:formula="of:=[.B21]*1000/1" office:value-type="float" office:value="800000">
            <text:p>800000</text:p>
          </table:table-cell>
          <table:table-cell table:formula="of:=[.C21]/[.$D$4]" office:value-type="float" office:value="100000">
            <text:p>100,000</text:p>
          </table:table-cell>
          <table:table-cell table:formula="of:=[.C21]/[.$E$4]" office:value-type="float" office:value="200000">
            <text:p>200,000</text:p>
          </table:table-cell>
          <table:table-cell table:formula="of:=[.C21]/[.$F$4]" office:value-type="float" office:value="400000">
            <text:p>400,000</text:p>
          </table:table-cell>
          <table:table-cell table:formula="of:=[.C21]/[.$G$4]" office:value-type="float" office:value="800000">
            <text:p>800,000</text:p>
          </table:table-cell>
          <table:table-cell table:style-name="ce64" table:formula="of:=IF([.L21]&gt;0;BASE([.L21];16;4))" office:value-type="boolean" office:boolean-value="false">
            <text:p>FALSE</text:p>
          </table:table-cell>
          <table:table-cell table:style-name="ce72" table:formula="of:=IF([.M21]&gt;0;BASE([.M21];16;4))" office:value-type="boolean" office:boolean-value="false">
            <text:p>FALSE</text:p>
          </table:table-cell>
          <table:table-cell table:style-name="ce72" table:formula="of:=IF([.N21]&gt;0;BASE([.N21];16;4))" office:value-type="boolean" office:boolean-value="false">
            <text:p>FALSE</text:p>
          </table:table-cell>
          <table:table-cell table:style-name="ce76" table:formula="of:=IF([.O21]&gt;0;BASE([.O21];16;4))" office:value-type="boolean" office:boolean-value="false">
            <text:p>FALSE</text:p>
          </table:table-cell>
          <table:table-cell table:style-name="ce82" table:formula="of:=65535-[.D21]" office:value-type="float" office:value="-34465">
            <text:p>-34,465</text:p>
          </table:table-cell>
          <table:table-cell table:style-name="ce60" table:formula="of:=65535-[.E21]" office:value-type="float" office:value="-134465">
            <text:p>-134,465</text:p>
          </table:table-cell>
          <table:table-cell table:style-name="ce60" table:formula="of:=65535-[.F21]" office:value-type="float" office:value="-334465">
            <text:p>-334,465</text:p>
          </table:table-cell>
          <table:table-cell table:formula="of:=65535-[.G21]" office:value-type="float" office:value="-734465">
            <text:p>-734,465</text:p>
          </table:table-cell>
        </table:table-row>
        <table:table-row table:style-name="ro1">
          <table:table-cell/>
          <table:table-cell table:style-name="ce4" office:value-type="float" office:value="900">
            <text:p>900</text:p>
          </table:table-cell>
          <table:table-cell table:formula="of:=[.B22]*1000/1" office:value-type="float" office:value="900000">
            <text:p>900000</text:p>
          </table:table-cell>
          <table:table-cell table:formula="of:=[.C22]/[.$D$4]" office:value-type="float" office:value="112500">
            <text:p>112,500</text:p>
          </table:table-cell>
          <table:table-cell table:formula="of:=[.C22]/[.$E$4]" office:value-type="float" office:value="225000">
            <text:p>225,000</text:p>
          </table:table-cell>
          <table:table-cell table:formula="of:=[.C22]/[.$F$4]" office:value-type="float" office:value="450000">
            <text:p>450,000</text:p>
          </table:table-cell>
          <table:table-cell table:formula="of:=[.C22]/[.$G$4]" office:value-type="float" office:value="900000">
            <text:p>900,000</text:p>
          </table:table-cell>
          <table:table-cell table:style-name="ce64" table:formula="of:=IF([.L22]&gt;0;BASE([.L22];16;4))" office:value-type="boolean" office:boolean-value="false">
            <text:p>FALSE</text:p>
          </table:table-cell>
          <table:table-cell table:style-name="ce72" table:formula="of:=IF([.M22]&gt;0;BASE([.M22];16;4))" office:value-type="boolean" office:boolean-value="false">
            <text:p>FALSE</text:p>
          </table:table-cell>
          <table:table-cell table:style-name="ce72" table:formula="of:=IF([.N22]&gt;0;BASE([.N22];16;4))" office:value-type="boolean" office:boolean-value="false">
            <text:p>FALSE</text:p>
          </table:table-cell>
          <table:table-cell table:style-name="ce76" table:formula="of:=IF([.O22]&gt;0;BASE([.O22];16;4))" office:value-type="boolean" office:boolean-value="false">
            <text:p>FALSE</text:p>
          </table:table-cell>
          <table:table-cell table:style-name="ce82" table:formula="of:=65535-[.D22]" office:value-type="float" office:value="-46965">
            <text:p>-46,965</text:p>
          </table:table-cell>
          <table:table-cell table:style-name="ce60" table:formula="of:=65535-[.E22]" office:value-type="float" office:value="-159465">
            <text:p>-159,465</text:p>
          </table:table-cell>
          <table:table-cell table:style-name="ce60" table:formula="of:=65535-[.F22]" office:value-type="float" office:value="-384465">
            <text:p>-384,465</text:p>
          </table:table-cell>
          <table:table-cell table:formula="of:=65535-[.G22]" office:value-type="float" office:value="-834465">
            <text:p>-834,465</text:p>
          </table:table-cell>
        </table:table-row>
        <table:table-row table:style-name="ro1">
          <table:table-cell/>
          <table:table-cell table:style-name="ce51" office:value-type="float" office:value="1000">
            <text:p>1000</text:p>
          </table:table-cell>
          <table:table-cell table:style-name="ce8" table:formula="of:=[.B23]*1000/1" office:value-type="float" office:value="1000000">
            <text:p>1000000</text:p>
          </table:table-cell>
          <table:table-cell table:style-name="ce54" table:formula="of:=[.C23]/[.$D$4]" office:value-type="float" office:value="125000">
            <text:p>125,000</text:p>
          </table:table-cell>
          <table:table-cell table:style-name="ce57" table:formula="of:=[.C23]/[.$E$4]" office:value-type="float" office:value="250000">
            <text:p>250,000</text:p>
          </table:table-cell>
          <table:table-cell table:style-name="ce57" table:formula="of:=[.C23]/[.$F$4]" office:value-type="float" office:value="500000">
            <text:p>500,000</text:p>
          </table:table-cell>
          <table:table-cell table:style-name="ce61" table:formula="of:=[.C23]/[.$G$4]" office:value-type="float" office:value="1000000">
            <text:p>1,000,000</text:p>
          </table:table-cell>
          <table:table-cell table:style-name="ce65" table:formula="of:=IF([.L23]&gt;0;BASE([.L23];16;4))" office:value-type="boolean" office:boolean-value="false">
            <text:p>FALSE</text:p>
          </table:table-cell>
          <table:table-cell table:style-name="ce73" table:formula="of:=IF([.M23]&gt;0;BASE([.M23];16;4))" office:value-type="boolean" office:boolean-value="false">
            <text:p>FALSE</text:p>
          </table:table-cell>
          <table:table-cell table:style-name="ce73" table:formula="of:=IF([.N23]&gt;0;BASE([.N23];16;4))" office:value-type="boolean" office:boolean-value="false">
            <text:p>FALSE</text:p>
          </table:table-cell>
          <table:table-cell table:style-name="ce77" table:formula="of:=IF([.O23]&gt;0;BASE([.O23];16;4))" office:value-type="boolean" office:boolean-value="false">
            <text:p>FALSE</text:p>
          </table:table-cell>
          <table:table-cell table:style-name="ce83" table:formula="of:=65535-[.D23]" office:value-type="float" office:value="-59465">
            <text:p>-59,465</text:p>
          </table:table-cell>
          <table:table-cell table:style-name="ce89" table:formula="of:=65535-[.E23]" office:value-type="float" office:value="-184465">
            <text:p>-184,465</text:p>
          </table:table-cell>
          <table:table-cell table:style-name="ce89" table:formula="of:=65535-[.F23]" office:value-type="float" office:value="-434465">
            <text:p>-434,465</text:p>
          </table:table-cell>
          <table:table-cell table:style-name="ce89" table:formula="of:=65535-[.G23]" office:value-type="float" office:value="-934465">
            <text:p>-934,465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Default" office:value-type="string">
            <text:p>8MHz</text:p>
          </table:table-cell>
          <table:table-cell/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msec</text:p>
          </table:table-cell>
          <table:table-cell table:style-name="ce6" office:value-type="string">
            <text:p>step</text:p>
          </table:table-cell>
          <table:table-cell table:style-name="ce1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6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84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58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27]*1000/0.5" office:value-type="float" office:value="20000">
            <text:p>20000</text:p>
          </table:table-cell>
          <table:table-cell table:style-name="ce52" table:formula="of:=[.C27]/[.$D$4]" office:value-type="float" office:value="2500">
            <text:p>2,500</text:p>
          </table:table-cell>
          <table:table-cell table:style-name="ce55" table:formula="of:=[.C27]/[.$E$4]" office:value-type="float" office:value="5000">
            <text:p>5,000</text:p>
          </table:table-cell>
          <table:table-cell table:style-name="ce55" table:formula="of:=[.C27]/[.$F$4]" office:value-type="float" office:value="10000">
            <text:p>10,000</text:p>
          </table:table-cell>
          <table:table-cell table:style-name="ce59" table:formula="of:=[.C27]/[.$G$4]" office:value-type="float" office:value="20000">
            <text:p>20,000</text:p>
          </table:table-cell>
          <table:table-cell table:style-name="ce67" table:formula="of:=IF([.L27]&gt;0;BASE([.L27];16;4))" office:value-type="string" office:string-value="F63B">
            <text:p>F63B</text:p>
          </table:table-cell>
          <table:table-cell table:formula="of:=IF([.M27]&gt;0;BASE([.M27];16;4))" office:value-type="string" office:string-value="EC77">
            <text:p>EC77</text:p>
          </table:table-cell>
          <table:table-cell table:formula="of:=IF([.N27]&gt;0;BASE([.N27];16;4))" office:value-type="string" office:string-value="D8EF">
            <text:p>D8EF</text:p>
          </table:table-cell>
          <table:table-cell table:formula="of:=IF([.O27]&gt;0;BASE([.O27];16;4))" office:value-type="string" office:string-value="B1DF">
            <text:p>B1DF</text:p>
          </table:table-cell>
          <table:table-cell table:formula="of:=65535-[.D27]" office:value-type="float" office:value="63035">
            <text:p>63,035</text:p>
          </table:table-cell>
          <table:table-cell table:style-name="ce55" table:formula="of:=65535-[.E27]" office:value-type="float" office:value="60535">
            <text:p>60,535</text:p>
          </table:table-cell>
          <table:table-cell table:style-name="ce55" table:formula="of:=65535-[.F27]" office:value-type="float" office:value="55535">
            <text:p>55,535</text:p>
          </table:table-cell>
          <table:table-cell table:style-name="ce59" table:formula="of:=65535-[.G27]" office:value-type="float" office:value="45535">
            <text:p>45,53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28]*1000/0.5" office:value-type="float" office:value="40000">
            <text:p>40000</text:p>
          </table:table-cell>
          <table:table-cell table:formula="of:=[.C28]/[.$D$4]" office:value-type="float" office:value="5000">
            <text:p>5,000</text:p>
          </table:table-cell>
          <table:table-cell table:formula="of:=[.C28]/[.$E$4]" office:value-type="float" office:value="10000">
            <text:p>10,000</text:p>
          </table:table-cell>
          <table:table-cell table:formula="of:=[.C28]/[.$F$4]" office:value-type="float" office:value="20000">
            <text:p>20,000</text:p>
          </table:table-cell>
          <table:table-cell table:formula="of:=[.C28]/[.$G$4]" office:value-type="float" office:value="40000">
            <text:p>40,000</text:p>
          </table:table-cell>
          <table:table-cell table:formula="of:=IF([.L28]&gt;0;BASE([.L28];16;4))" office:value-type="string" office:string-value="EC77">
            <text:p>EC77</text:p>
          </table:table-cell>
          <table:table-cell table:formula="of:=IF([.M28]&gt;0;BASE([.M28];16;4))" office:value-type="string" office:string-value="D8EF">
            <text:p>D8EF</text:p>
          </table:table-cell>
          <table:table-cell table:formula="of:=IF([.N28]&gt;0;BASE([.N28];16;4))" office:value-type="string" office:string-value="B1DF">
            <text:p>B1DF</text:p>
          </table:table-cell>
          <table:table-cell table:formula="of:=IF([.O28]&gt;0;BASE([.O28];16;4))" office:value-type="string" office:string-value="63BF">
            <text:p>63BF</text:p>
          </table:table-cell>
          <table:table-cell table:formula="of:=65535-[.D28]" office:value-type="float" office:value="60535">
            <text:p>60,535</text:p>
          </table:table-cell>
          <table:table-cell table:formula="of:=65535-[.E28]" office:value-type="float" office:value="55535">
            <text:p>55,535</text:p>
          </table:table-cell>
          <table:table-cell table:formula="of:=65535-[.F28]" office:value-type="float" office:value="45535">
            <text:p>45,535</text:p>
          </table:table-cell>
          <table:table-cell table:formula="of:=65535-[.G28]" office:value-type="float" office:value="25535">
            <text:p>25,535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29]*1000/0.5" office:value-type="float" office:value="60000">
            <text:p>60000</text:p>
          </table:table-cell>
          <table:table-cell table:formula="of:=[.C29]/[.$D$4]" office:value-type="float" office:value="7500">
            <text:p>7,500</text:p>
          </table:table-cell>
          <table:table-cell table:formula="of:=[.C29]/[.$E$4]" office:value-type="float" office:value="15000">
            <text:p>15,000</text:p>
          </table:table-cell>
          <table:table-cell table:formula="of:=[.C29]/[.$F$4]" office:value-type="float" office:value="30000">
            <text:p>30,000</text:p>
          </table:table-cell>
          <table:table-cell table:formula="of:=[.C29]/[.$G$4]" office:value-type="float" office:value="60000">
            <text:p>60,000</text:p>
          </table:table-cell>
          <table:table-cell table:formula="of:=IF([.L29]&gt;0;BASE([.L29];16;4))" office:value-type="string" office:string-value="E2B3">
            <text:p>E2B3</text:p>
          </table:table-cell>
          <table:table-cell table:formula="of:=IF([.M29]&gt;0;BASE([.M29];16;4))" office:value-type="string" office:string-value="C567">
            <text:p>C567</text:p>
          </table:table-cell>
          <table:table-cell table:formula="of:=IF([.N29]&gt;0;BASE([.N29];16;4))" office:value-type="string" office:string-value="8ACF">
            <text:p>8ACF</text:p>
          </table:table-cell>
          <table:table-cell table:formula="of:=IF([.O29]&gt;0;BASE([.O29];16;4))" office:value-type="string" office:string-value="159F">
            <text:p>159F</text:p>
          </table:table-cell>
          <table:table-cell table:formula="of:=65535-[.D29]" office:value-type="float" office:value="58035">
            <text:p>58,035</text:p>
          </table:table-cell>
          <table:table-cell table:formula="of:=65535-[.E29]" office:value-type="float" office:value="50535">
            <text:p>50,535</text:p>
          </table:table-cell>
          <table:table-cell table:formula="of:=65535-[.F29]" office:value-type="float" office:value="35535">
            <text:p>35,535</text:p>
          </table:table-cell>
          <table:table-cell table:formula="of:=65535-[.G29]" office:value-type="float" office:value="5535">
            <text:p>5,535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B30]*1000/0.5" office:value-type="float" office:value="80000">
            <text:p>80000</text:p>
          </table:table-cell>
          <table:table-cell table:formula="of:=[.C30]/[.$D$4]" office:value-type="float" office:value="10000">
            <text:p>10,000</text:p>
          </table:table-cell>
          <table:table-cell table:formula="of:=[.C30]/[.$E$4]" office:value-type="float" office:value="20000">
            <text:p>20,000</text:p>
          </table:table-cell>
          <table:table-cell table:formula="of:=[.C30]/[.$F$4]" office:value-type="float" office:value="40000">
            <text:p>40,000</text:p>
          </table:table-cell>
          <table:table-cell table:formula="of:=[.C30]/[.$G$4]" office:value-type="float" office:value="80000">
            <text:p>80,000</text:p>
          </table:table-cell>
          <table:table-cell table:formula="of:=IF([.L30]&gt;0;BASE([.L30];16;4))" office:value-type="string" office:string-value="D8EF">
            <text:p>D8EF</text:p>
          </table:table-cell>
          <table:table-cell table:formula="of:=IF([.M30]&gt;0;BASE([.M30];16;4))" office:value-type="string" office:string-value="B1DF">
            <text:p>B1DF</text:p>
          </table:table-cell>
          <table:table-cell table:formula="of:=IF([.N30]&gt;0;BASE([.N30];16;4))" office:value-type="string" office:string-value="63BF">
            <text:p>63BF</text:p>
          </table:table-cell>
          <table:table-cell table:formula="of:=IF([.O30]&gt;0;BASE([.O30];16;4))" office:value-type="boolean" office:boolean-value="false">
            <text:p>FALSE</text:p>
          </table:table-cell>
          <table:table-cell table:formula="of:=65535-[.D30]" office:value-type="float" office:value="55535">
            <text:p>55,535</text:p>
          </table:table-cell>
          <table:table-cell table:formula="of:=65535-[.E30]" office:value-type="float" office:value="45535">
            <text:p>45,535</text:p>
          </table:table-cell>
          <table:table-cell table:formula="of:=65535-[.F30]" office:value-type="float" office:value="25535">
            <text:p>25,535</text:p>
          </table:table-cell>
          <table:table-cell table:formula="of:=65535-[.G30]" office:value-type="float" office:value="-14465">
            <text:p>-14,465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B31]*1000/0.5" office:value-type="float" office:value="100000">
            <text:p>100000</text:p>
          </table:table-cell>
          <table:table-cell table:formula="of:=[.C31]/[.$D$4]" office:value-type="float" office:value="12500">
            <text:p>12,500</text:p>
          </table:table-cell>
          <table:table-cell table:formula="of:=[.C31]/[.$E$4]" office:value-type="float" office:value="25000">
            <text:p>25,000</text:p>
          </table:table-cell>
          <table:table-cell table:formula="of:=[.C31]/[.$F$4]" office:value-type="float" office:value="50000">
            <text:p>50,000</text:p>
          </table:table-cell>
          <table:table-cell table:formula="of:=[.C31]/[.$G$4]" office:value-type="float" office:value="100000">
            <text:p>100,000</text:p>
          </table:table-cell>
          <table:table-cell table:formula="of:=IF([.L31]&gt;0;BASE([.L31];16;4))" office:value-type="string" office:string-value="CF2B">
            <text:p>CF2B</text:p>
          </table:table-cell>
          <table:table-cell table:formula="of:=IF([.M31]&gt;0;BASE([.M31];16;4))" office:value-type="string" office:string-value="9E57">
            <text:p>9E57</text:p>
          </table:table-cell>
          <table:table-cell table:formula="of:=IF([.N31]&gt;0;BASE([.N31];16;4))" office:value-type="string" office:string-value="3CAF">
            <text:p>3CAF</text:p>
          </table:table-cell>
          <table:table-cell table:formula="of:=IF([.O31]&gt;0;BASE([.O31];16;4))" office:value-type="boolean" office:boolean-value="false">
            <text:p>FALSE</text:p>
          </table:table-cell>
          <table:table-cell table:formula="of:=65535-[.D31]" office:value-type="float" office:value="53035">
            <text:p>53,035</text:p>
          </table:table-cell>
          <table:table-cell table:formula="of:=65535-[.E31]" office:value-type="float" office:value="40535">
            <text:p>40,535</text:p>
          </table:table-cell>
          <table:table-cell table:formula="of:=65535-[.F31]" office:value-type="float" office:value="15535">
            <text:p>15,535</text:p>
          </table:table-cell>
          <table:table-cell table:formula="of:=65535-[.G31]" office:value-type="float" office:value="-34465">
            <text:p>-34,46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B32]*1000/0.5" office:value-type="float" office:value="120000">
            <text:p>120000</text:p>
          </table:table-cell>
          <table:table-cell table:formula="of:=[.C32]/[.$D$4]" office:value-type="float" office:value="15000">
            <text:p>15,000</text:p>
          </table:table-cell>
          <table:table-cell table:formula="of:=[.C32]/[.$E$4]" office:value-type="float" office:value="30000">
            <text:p>30,000</text:p>
          </table:table-cell>
          <table:table-cell table:formula="of:=[.C32]/[.$F$4]" office:value-type="float" office:value="60000">
            <text:p>60,000</text:p>
          </table:table-cell>
          <table:table-cell table:formula="of:=[.C32]/[.$G$4]" office:value-type="float" office:value="120000">
            <text:p>120,000</text:p>
          </table:table-cell>
          <table:table-cell table:formula="of:=IF([.L32]&gt;0;BASE([.L32];16;4))" office:value-type="string" office:string-value="C567">
            <text:p>C567</text:p>
          </table:table-cell>
          <table:table-cell table:formula="of:=IF([.M32]&gt;0;BASE([.M32];16;4))" office:value-type="string" office:string-value="8ACF">
            <text:p>8ACF</text:p>
          </table:table-cell>
          <table:table-cell table:formula="of:=IF([.N32]&gt;0;BASE([.N32];16;4))" office:value-type="string" office:string-value="159F">
            <text:p>159F</text:p>
          </table:table-cell>
          <table:table-cell table:formula="of:=IF([.O32]&gt;0;BASE([.O32];16;4))" office:value-type="boolean" office:boolean-value="false">
            <text:p>FALSE</text:p>
          </table:table-cell>
          <table:table-cell table:formula="of:=65535-[.D32]" office:value-type="float" office:value="50535">
            <text:p>50,535</text:p>
          </table:table-cell>
          <table:table-cell table:formula="of:=65535-[.E32]" office:value-type="float" office:value="35535">
            <text:p>35,535</text:p>
          </table:table-cell>
          <table:table-cell table:formula="of:=65535-[.F32]" office:value-type="float" office:value="5535">
            <text:p>5,535</text:p>
          </table:table-cell>
          <table:table-cell table:formula="of:=65535-[.G32]" office:value-type="float" office:value="-54465">
            <text:p>-54,46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B33]*1000/0.5" office:value-type="float" office:value="140000">
            <text:p>140000</text:p>
          </table:table-cell>
          <table:table-cell table:formula="of:=[.C33]/[.$D$4]" office:value-type="float" office:value="17500">
            <text:p>17,500</text:p>
          </table:table-cell>
          <table:table-cell table:formula="of:=[.C33]/[.$E$4]" office:value-type="float" office:value="35000">
            <text:p>35,000</text:p>
          </table:table-cell>
          <table:table-cell table:formula="of:=[.C33]/[.$F$4]" office:value-type="float" office:value="70000">
            <text:p>70,000</text:p>
          </table:table-cell>
          <table:table-cell table:formula="of:=[.C33]/[.$G$4]" office:value-type="float" office:value="140000">
            <text:p>140,000</text:p>
          </table:table-cell>
          <table:table-cell table:formula="of:=IF([.L33]&gt;0;BASE([.L33];16;4))" office:value-type="string" office:string-value="BBA3">
            <text:p>BBA3</text:p>
          </table:table-cell>
          <table:table-cell table:formula="of:=IF([.M33]&gt;0;BASE([.M33];16;4))" office:value-type="string" office:string-value="7747">
            <text:p>7747</text:p>
          </table:table-cell>
          <table:table-cell table:formula="of:=IF([.N33]&gt;0;BASE([.N33];16;4))" office:value-type="boolean" office:boolean-value="false">
            <text:p>FALSE</text:p>
          </table:table-cell>
          <table:table-cell table:formula="of:=IF([.O33]&gt;0;BASE([.O33];16;4))" office:value-type="boolean" office:boolean-value="false">
            <text:p>FALSE</text:p>
          </table:table-cell>
          <table:table-cell table:formula="of:=65535-[.D33]" office:value-type="float" office:value="48035">
            <text:p>48,035</text:p>
          </table:table-cell>
          <table:table-cell table:formula="of:=65535-[.E33]" office:value-type="float" office:value="30535">
            <text:p>30,535</text:p>
          </table:table-cell>
          <table:table-cell table:formula="of:=65535-[.F33]" office:value-type="float" office:value="-4465">
            <text:p>-4,465</text:p>
          </table:table-cell>
          <table:table-cell table:formula="of:=65535-[.G33]" office:value-type="float" office:value="-74465">
            <text:p>-74,465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B34]*1000/0.5" office:value-type="float" office:value="160000">
            <text:p>160000</text:p>
          </table:table-cell>
          <table:table-cell table:formula="of:=[.C34]/[.$D$4]" office:value-type="float" office:value="20000">
            <text:p>20,000</text:p>
          </table:table-cell>
          <table:table-cell table:formula="of:=[.C34]/[.$E$4]" office:value-type="float" office:value="40000">
            <text:p>40,000</text:p>
          </table:table-cell>
          <table:table-cell table:formula="of:=[.C34]/[.$F$4]" office:value-type="float" office:value="80000">
            <text:p>80,000</text:p>
          </table:table-cell>
          <table:table-cell table:formula="of:=[.C34]/[.$G$4]" office:value-type="float" office:value="160000">
            <text:p>160,000</text:p>
          </table:table-cell>
          <table:table-cell table:formula="of:=IF([.L34]&gt;0;BASE([.L34];16;4))" office:value-type="string" office:string-value="B1DF">
            <text:p>B1DF</text:p>
          </table:table-cell>
          <table:table-cell table:formula="of:=IF([.M34]&gt;0;BASE([.M34];16;4))" office:value-type="string" office:string-value="63BF">
            <text:p>63BF</text:p>
          </table:table-cell>
          <table:table-cell table:formula="of:=IF([.N34]&gt;0;BASE([.N34];16;4))" office:value-type="boolean" office:boolean-value="false">
            <text:p>FALSE</text:p>
          </table:table-cell>
          <table:table-cell table:formula="of:=IF([.O34]&gt;0;BASE([.O34];16;4))" office:value-type="boolean" office:boolean-value="false">
            <text:p>FALSE</text:p>
          </table:table-cell>
          <table:table-cell table:formula="of:=65535-[.D34]" office:value-type="float" office:value="45535">
            <text:p>45,535</text:p>
          </table:table-cell>
          <table:table-cell table:formula="of:=65535-[.E34]" office:value-type="float" office:value="25535">
            <text:p>25,535</text:p>
          </table:table-cell>
          <table:table-cell table:formula="of:=65535-[.F34]" office:value-type="float" office:value="-14465">
            <text:p>-14,465</text:p>
          </table:table-cell>
          <table:table-cell table:formula="of:=65535-[.G34]" office:value-type="float" office:value="-94465">
            <text:p>-94,465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B35]*1000/0.5" office:value-type="float" office:value="180000">
            <text:p>180000</text:p>
          </table:table-cell>
          <table:table-cell table:formula="of:=[.C35]/[.$D$4]" office:value-type="float" office:value="22500">
            <text:p>22,500</text:p>
          </table:table-cell>
          <table:table-cell table:formula="of:=[.C35]/[.$E$4]" office:value-type="float" office:value="45000">
            <text:p>45,000</text:p>
          </table:table-cell>
          <table:table-cell table:formula="of:=[.C35]/[.$F$4]" office:value-type="float" office:value="90000">
            <text:p>90,000</text:p>
          </table:table-cell>
          <table:table-cell table:formula="of:=[.C35]/[.$G$4]" office:value-type="float" office:value="180000">
            <text:p>180,000</text:p>
          </table:table-cell>
          <table:table-cell table:formula="of:=IF([.L35]&gt;0;BASE([.L35];16;4))" office:value-type="string" office:string-value="A81B">
            <text:p>A81B</text:p>
          </table:table-cell>
          <table:table-cell table:formula="of:=IF([.M35]&gt;0;BASE([.M35];16;4))" office:value-type="string" office:string-value="5037">
            <text:p>5037</text:p>
          </table:table-cell>
          <table:table-cell table:formula="of:=IF([.N35]&gt;0;BASE([.N35];16;4))" office:value-type="boolean" office:boolean-value="false">
            <text:p>FALSE</text:p>
          </table:table-cell>
          <table:table-cell table:formula="of:=IF([.O35]&gt;0;BASE([.O35];16;4))" office:value-type="boolean" office:boolean-value="false">
            <text:p>FALSE</text:p>
          </table:table-cell>
          <table:table-cell table:formula="of:=65535-[.D35]" office:value-type="float" office:value="43035">
            <text:p>43,035</text:p>
          </table:table-cell>
          <table:table-cell table:formula="of:=65535-[.E35]" office:value-type="float" office:value="20535">
            <text:p>20,535</text:p>
          </table:table-cell>
          <table:table-cell table:formula="of:=65535-[.F35]" office:value-type="float" office:value="-24465">
            <text:p>-24,465</text:p>
          </table:table-cell>
          <table:table-cell table:formula="of:=65535-[.G35]" office:value-type="float" office:value="-114465">
            <text:p>-114,46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B36]*1000/0.5" office:value-type="float" office:value="200000">
            <text:p>200000</text:p>
          </table:table-cell>
          <table:table-cell table:formula="of:=[.C36]/[.$D$4]" office:value-type="float" office:value="25000">
            <text:p>25,000</text:p>
          </table:table-cell>
          <table:table-cell table:formula="of:=[.C36]/[.$E$4]" office:value-type="float" office:value="50000">
            <text:p>50,000</text:p>
          </table:table-cell>
          <table:table-cell table:formula="of:=[.C36]/[.$F$4]" office:value-type="float" office:value="100000">
            <text:p>100,000</text:p>
          </table:table-cell>
          <table:table-cell table:formula="of:=[.C36]/[.$G$4]" office:value-type="float" office:value="200000">
            <text:p>200,000</text:p>
          </table:table-cell>
          <table:table-cell table:formula="of:=IF([.L36]&gt;0;BASE([.L36];16;4))" office:value-type="string" office:string-value="9E57">
            <text:p>9E57</text:p>
          </table:table-cell>
          <table:table-cell table:formula="of:=IF([.M36]&gt;0;BASE([.M36];16;4))" office:value-type="string" office:string-value="3CAF">
            <text:p>3CAF</text:p>
          </table:table-cell>
          <table:table-cell table:formula="of:=IF([.N36]&gt;0;BASE([.N36];16;4))" office:value-type="boolean" office:boolean-value="false">
            <text:p>FALSE</text:p>
          </table:table-cell>
          <table:table-cell table:formula="of:=IF([.O36]&gt;0;BASE([.O36];16;4))" office:value-type="boolean" office:boolean-value="false">
            <text:p>FALSE</text:p>
          </table:table-cell>
          <table:table-cell table:formula="of:=65535-[.D36]" office:value-type="float" office:value="40535">
            <text:p>40,535</text:p>
          </table:table-cell>
          <table:table-cell table:formula="of:=65535-[.E36]" office:value-type="float" office:value="15535">
            <text:p>15,535</text:p>
          </table:table-cell>
          <table:table-cell table:formula="of:=65535-[.F36]" office:value-type="float" office:value="-34465">
            <text:p>-34,465</text:p>
          </table:table-cell>
          <table:table-cell table:formula="of:=65535-[.G36]" office:value-type="float" office:value="-134465">
            <text:p>-134,465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B37]*1000/0.5" office:value-type="float" office:value="400000">
            <text:p>400000</text:p>
          </table:table-cell>
          <table:table-cell table:formula="of:=[.C37]/[.$D$4]" office:value-type="float" office:value="50000">
            <text:p>50,000</text:p>
          </table:table-cell>
          <table:table-cell table:formula="of:=[.C37]/[.$E$4]" office:value-type="float" office:value="100000">
            <text:p>100,000</text:p>
          </table:table-cell>
          <table:table-cell table:formula="of:=[.C37]/[.$F$4]" office:value-type="float" office:value="200000">
            <text:p>200,000</text:p>
          </table:table-cell>
          <table:table-cell table:formula="of:=[.C37]/[.$G$4]" office:value-type="float" office:value="400000">
            <text:p>400,000</text:p>
          </table:table-cell>
          <table:table-cell table:formula="of:=IF([.L37]&gt;0;BASE([.L37];16;4))" office:value-type="string" office:string-value="3CAF">
            <text:p>3CAF</text:p>
          </table:table-cell>
          <table:table-cell table:formula="of:=IF([.M37]&gt;0;BASE([.M37];16;4))" office:value-type="boolean" office:boolean-value="false">
            <text:p>FALSE</text:p>
          </table:table-cell>
          <table:table-cell table:formula="of:=IF([.N37]&gt;0;BASE([.N37];16;4))" office:value-type="boolean" office:boolean-value="false">
            <text:p>FALSE</text:p>
          </table:table-cell>
          <table:table-cell table:formula="of:=IF([.O37]&gt;0;BASE([.O37];16;4))" office:value-type="boolean" office:boolean-value="false">
            <text:p>FALSE</text:p>
          </table:table-cell>
          <table:table-cell table:formula="of:=65535-[.D37]" office:value-type="float" office:value="15535">
            <text:p>15,535</text:p>
          </table:table-cell>
          <table:table-cell table:formula="of:=65535-[.E37]" office:value-type="float" office:value="-34465">
            <text:p>-34,465</text:p>
          </table:table-cell>
          <table:table-cell table:formula="of:=65535-[.F37]" office:value-type="float" office:value="-134465">
            <text:p>-134,465</text:p>
          </table:table-cell>
          <table:table-cell table:formula="of:=65535-[.G37]" office:value-type="float" office:value="-334465">
            <text:p>-334,465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.B38]*1000/0.5" office:value-type="float" office:value="600000">
            <text:p>600000</text:p>
          </table:table-cell>
          <table:table-cell table:formula="of:=[.C38]/[.$D$4]" office:value-type="float" office:value="75000">
            <text:p>75,000</text:p>
          </table:table-cell>
          <table:table-cell table:formula="of:=[.C38]/[.$E$4]" office:value-type="float" office:value="150000">
            <text:p>150,000</text:p>
          </table:table-cell>
          <table:table-cell table:formula="of:=[.C38]/[.$F$4]" office:value-type="float" office:value="300000">
            <text:p>300,000</text:p>
          </table:table-cell>
          <table:table-cell table:formula="of:=[.C38]/[.$G$4]" office:value-type="float" office:value="600000">
            <text:p>600,000</text:p>
          </table:table-cell>
          <table:table-cell table:formula="of:=IF([.L38]&gt;0;BASE([.L38];16;4))" office:value-type="boolean" office:boolean-value="false">
            <text:p>FALSE</text:p>
          </table:table-cell>
          <table:table-cell table:formula="of:=IF([.M38]&gt;0;BASE([.M38];16;4))" office:value-type="boolean" office:boolean-value="false">
            <text:p>FALSE</text:p>
          </table:table-cell>
          <table:table-cell table:formula="of:=IF([.N38]&gt;0;BASE([.N38];16;4))" office:value-type="boolean" office:boolean-value="false">
            <text:p>FALSE</text:p>
          </table:table-cell>
          <table:table-cell table:formula="of:=IF([.O38]&gt;0;BASE([.O38];16;4))" office:value-type="boolean" office:boolean-value="false">
            <text:p>FALSE</text:p>
          </table:table-cell>
          <table:table-cell table:formula="of:=65535-[.D38]" office:value-type="float" office:value="-9465">
            <text:p>-9,465</text:p>
          </table:table-cell>
          <table:table-cell table:formula="of:=65535-[.E38]" office:value-type="float" office:value="-84465">
            <text:p>-84,465</text:p>
          </table:table-cell>
          <table:table-cell table:formula="of:=65535-[.F38]" office:value-type="float" office:value="-234465">
            <text:p>-234,465</text:p>
          </table:table-cell>
          <table:table-cell table:formula="of:=65535-[.G38]" office:value-type="float" office:value="-534465">
            <text:p>-534,465</text:p>
          </table:table-cell>
        </table:table-row>
        <table:table-row table:style-name="ro1">
          <table:table-cell/>
          <table:table-cell table:style-name="ce4" office:value-type="float" office:value="400">
            <text:p>400</text:p>
          </table:table-cell>
          <table:table-cell table:formula="of:=[.B39]*1000/0.5" office:value-type="float" office:value="800000">
            <text:p>800000</text:p>
          </table:table-cell>
          <table:table-cell table:formula="of:=[.C39]/[.$D$4]" office:value-type="float" office:value="100000">
            <text:p>100,000</text:p>
          </table:table-cell>
          <table:table-cell table:formula="of:=[.C39]/[.$E$4]" office:value-type="float" office:value="200000">
            <text:p>200,000</text:p>
          </table:table-cell>
          <table:table-cell table:formula="of:=[.C39]/[.$F$4]" office:value-type="float" office:value="400000">
            <text:p>400,000</text:p>
          </table:table-cell>
          <table:table-cell table:formula="of:=[.C39]/[.$G$4]" office:value-type="float" office:value="800000">
            <text:p>800,000</text:p>
          </table:table-cell>
          <table:table-cell table:formula="of:=IF([.L39]&gt;0;BASE([.L39];16;4))" office:value-type="boolean" office:boolean-value="false">
            <text:p>FALSE</text:p>
          </table:table-cell>
          <table:table-cell table:formula="of:=IF([.M39]&gt;0;BASE([.M39];16;4))" office:value-type="boolean" office:boolean-value="false">
            <text:p>FALSE</text:p>
          </table:table-cell>
          <table:table-cell table:formula="of:=IF([.N39]&gt;0;BASE([.N39];16;4))" office:value-type="boolean" office:boolean-value="false">
            <text:p>FALSE</text:p>
          </table:table-cell>
          <table:table-cell table:formula="of:=IF([.O39]&gt;0;BASE([.O39];16;4))" office:value-type="boolean" office:boolean-value="false">
            <text:p>FALSE</text:p>
          </table:table-cell>
          <table:table-cell table:formula="of:=65535-[.D39]" office:value-type="float" office:value="-34465">
            <text:p>-34,465</text:p>
          </table:table-cell>
          <table:table-cell table:formula="of:=65535-[.E39]" office:value-type="float" office:value="-134465">
            <text:p>-134,465</text:p>
          </table:table-cell>
          <table:table-cell table:formula="of:=65535-[.F39]" office:value-type="float" office:value="-334465">
            <text:p>-334,465</text:p>
          </table:table-cell>
          <table:table-cell table:formula="of:=65535-[.G39]" office:value-type="float" office:value="-734465">
            <text:p>-734,465</text:p>
          </table:table-cell>
        </table:table-row>
        <table:table-row table:style-name="ro1">
          <table:table-cell/>
          <table:table-cell table:style-name="ce4" office:value-type="float" office:value="500">
            <text:p>500</text:p>
          </table:table-cell>
          <table:table-cell table:formula="of:=[.B40]*1000/0.5" office:value-type="float" office:value="1000000">
            <text:p>1000000</text:p>
          </table:table-cell>
          <table:table-cell table:formula="of:=[.C40]/[.$D$4]" office:value-type="float" office:value="125000">
            <text:p>125,000</text:p>
          </table:table-cell>
          <table:table-cell table:formula="of:=[.C40]/[.$E$4]" office:value-type="float" office:value="250000">
            <text:p>250,000</text:p>
          </table:table-cell>
          <table:table-cell table:formula="of:=[.C40]/[.$F$4]" office:value-type="float" office:value="500000">
            <text:p>500,000</text:p>
          </table:table-cell>
          <table:table-cell table:formula="of:=[.C40]/[.$G$4]" office:value-type="float" office:value="1000000">
            <text:p>1,000,000</text:p>
          </table:table-cell>
          <table:table-cell table:formula="of:=IF([.L40]&gt;0;BASE([.L40];16;4))" office:value-type="boolean" office:boolean-value="false">
            <text:p>FALSE</text:p>
          </table:table-cell>
          <table:table-cell table:formula="of:=IF([.M40]&gt;0;BASE([.M40];16;4))" office:value-type="boolean" office:boolean-value="false">
            <text:p>FALSE</text:p>
          </table:table-cell>
          <table:table-cell table:formula="of:=IF([.N40]&gt;0;BASE([.N40];16;4))" office:value-type="boolean" office:boolean-value="false">
            <text:p>FALSE</text:p>
          </table:table-cell>
          <table:table-cell table:formula="of:=IF([.O40]&gt;0;BASE([.O40];16;4))" office:value-type="boolean" office:boolean-value="false">
            <text:p>FALSE</text:p>
          </table:table-cell>
          <table:table-cell table:formula="of:=65535-[.D40]" office:value-type="float" office:value="-59465">
            <text:p>-59,465</text:p>
          </table:table-cell>
          <table:table-cell table:formula="of:=65535-[.E40]" office:value-type="float" office:value="-184465">
            <text:p>-184,465</text:p>
          </table:table-cell>
          <table:table-cell table:formula="of:=65535-[.F40]" office:value-type="float" office:value="-434465">
            <text:p>-434,465</text:p>
          </table:table-cell>
          <table:table-cell table:formula="of:=65535-[.G40]" office:value-type="float" office:value="-934465">
            <text:p>-934,465</text:p>
          </table:table-cell>
        </table:table-row>
        <table:table-row table:style-name="ro1">
          <table:table-cell/>
          <table:table-cell table:style-name="ce4" office:value-type="float" office:value="600">
            <text:p>600</text:p>
          </table:table-cell>
          <table:table-cell table:formula="of:=[.B41]*1000/0.5" office:value-type="float" office:value="1200000">
            <text:p>1200000</text:p>
          </table:table-cell>
          <table:table-cell table:formula="of:=[.C41]/[.$D$4]" office:value-type="float" office:value="150000">
            <text:p>150,000</text:p>
          </table:table-cell>
          <table:table-cell table:formula="of:=[.C41]/[.$E$4]" office:value-type="float" office:value="300000">
            <text:p>300,000</text:p>
          </table:table-cell>
          <table:table-cell table:formula="of:=[.C41]/[.$F$4]" office:value-type="float" office:value="600000">
            <text:p>600,000</text:p>
          </table:table-cell>
          <table:table-cell table:formula="of:=[.C41]/[.$G$4]" office:value-type="float" office:value="1200000">
            <text:p>1,200,000</text:p>
          </table:table-cell>
          <table:table-cell table:formula="of:=IF([.L41]&gt;0;BASE([.L41];16;4))" office:value-type="boolean" office:boolean-value="false">
            <text:p>FALSE</text:p>
          </table:table-cell>
          <table:table-cell table:formula="of:=IF([.M41]&gt;0;BASE([.M41];16;4))" office:value-type="boolean" office:boolean-value="false">
            <text:p>FALSE</text:p>
          </table:table-cell>
          <table:table-cell table:formula="of:=IF([.N41]&gt;0;BASE([.N41];16;4))" office:value-type="boolean" office:boolean-value="false">
            <text:p>FALSE</text:p>
          </table:table-cell>
          <table:table-cell table:formula="of:=IF([.O41]&gt;0;BASE([.O41];16;4))" office:value-type="boolean" office:boolean-value="false">
            <text:p>FALSE</text:p>
          </table:table-cell>
          <table:table-cell table:formula="of:=65535-[.D41]" office:value-type="float" office:value="-84465">
            <text:p>-84,465</text:p>
          </table:table-cell>
          <table:table-cell table:formula="of:=65535-[.E41]" office:value-type="float" office:value="-234465">
            <text:p>-234,465</text:p>
          </table:table-cell>
          <table:table-cell table:formula="of:=65535-[.F41]" office:value-type="float" office:value="-534465">
            <text:p>-534,465</text:p>
          </table:table-cell>
          <table:table-cell table:formula="of:=65535-[.G41]" office:value-type="float" office:value="-1134465">
            <text:p>-1,134,465</text:p>
          </table:table-cell>
        </table:table-row>
        <table:table-row table:style-name="ro1">
          <table:table-cell/>
          <table:table-cell table:style-name="ce4" office:value-type="float" office:value="700">
            <text:p>700</text:p>
          </table:table-cell>
          <table:table-cell table:formula="of:=[.B42]*1000/0.5" office:value-type="float" office:value="1400000">
            <text:p>1400000</text:p>
          </table:table-cell>
          <table:table-cell table:formula="of:=[.C42]/[.$D$4]" office:value-type="float" office:value="175000">
            <text:p>175,000</text:p>
          </table:table-cell>
          <table:table-cell table:formula="of:=[.C42]/[.$E$4]" office:value-type="float" office:value="350000">
            <text:p>350,000</text:p>
          </table:table-cell>
          <table:table-cell table:formula="of:=[.C42]/[.$F$4]" office:value-type="float" office:value="700000">
            <text:p>700,000</text:p>
          </table:table-cell>
          <table:table-cell table:formula="of:=[.C42]/[.$G$4]" office:value-type="float" office:value="1400000">
            <text:p>1,400,000</text:p>
          </table:table-cell>
          <table:table-cell table:formula="of:=IF([.L42]&gt;0;BASE([.L42];16;4))" office:value-type="boolean" office:boolean-value="false">
            <text:p>FALSE</text:p>
          </table:table-cell>
          <table:table-cell table:formula="of:=IF([.M42]&gt;0;BASE([.M42];16;4))" office:value-type="boolean" office:boolean-value="false">
            <text:p>FALSE</text:p>
          </table:table-cell>
          <table:table-cell table:formula="of:=IF([.N42]&gt;0;BASE([.N42];16;4))" office:value-type="boolean" office:boolean-value="false">
            <text:p>FALSE</text:p>
          </table:table-cell>
          <table:table-cell table:formula="of:=IF([.O42]&gt;0;BASE([.O42];16;4))" office:value-type="boolean" office:boolean-value="false">
            <text:p>FALSE</text:p>
          </table:table-cell>
          <table:table-cell table:formula="of:=65535-[.D42]" office:value-type="float" office:value="-109465">
            <text:p>-109,465</text:p>
          </table:table-cell>
          <table:table-cell table:formula="of:=65535-[.E42]" office:value-type="float" office:value="-284465">
            <text:p>-284,465</text:p>
          </table:table-cell>
          <table:table-cell table:formula="of:=65535-[.F42]" office:value-type="float" office:value="-634465">
            <text:p>-634,465</text:p>
          </table:table-cell>
          <table:table-cell table:formula="of:=65535-[.G42]" office:value-type="float" office:value="-1334465">
            <text:p>-1,334,465</text:p>
          </table:table-cell>
        </table:table-row>
        <table:table-row table:style-name="ro1">
          <table:table-cell/>
          <table:table-cell table:style-name="ce4" office:value-type="float" office:value="800">
            <text:p>800</text:p>
          </table:table-cell>
          <table:table-cell table:formula="of:=[.B43]*1000/0.5" office:value-type="float" office:value="1600000">
            <text:p>1600000</text:p>
          </table:table-cell>
          <table:table-cell table:formula="of:=[.C43]/[.$D$4]" office:value-type="float" office:value="200000">
            <text:p>200,000</text:p>
          </table:table-cell>
          <table:table-cell table:formula="of:=[.C43]/[.$E$4]" office:value-type="float" office:value="400000">
            <text:p>400,000</text:p>
          </table:table-cell>
          <table:table-cell table:formula="of:=[.C43]/[.$F$4]" office:value-type="float" office:value="800000">
            <text:p>800,000</text:p>
          </table:table-cell>
          <table:table-cell table:formula="of:=[.C43]/[.$G$4]" office:value-type="float" office:value="1600000">
            <text:p>1,600,000</text:p>
          </table:table-cell>
          <table:table-cell table:formula="of:=IF([.L43]&gt;0;BASE([.L43];16;4))" office:value-type="boolean" office:boolean-value="false">
            <text:p>FALSE</text:p>
          </table:table-cell>
          <table:table-cell table:formula="of:=IF([.M43]&gt;0;BASE([.M43];16;4))" office:value-type="boolean" office:boolean-value="false">
            <text:p>FALSE</text:p>
          </table:table-cell>
          <table:table-cell table:formula="of:=IF([.N43]&gt;0;BASE([.N43];16;4))" office:value-type="boolean" office:boolean-value="false">
            <text:p>FALSE</text:p>
          </table:table-cell>
          <table:table-cell table:formula="of:=IF([.O43]&gt;0;BASE([.O43];16;4))" office:value-type="boolean" office:boolean-value="false">
            <text:p>FALSE</text:p>
          </table:table-cell>
          <table:table-cell table:formula="of:=65535-[.D43]" office:value-type="float" office:value="-134465">
            <text:p>-134,465</text:p>
          </table:table-cell>
          <table:table-cell table:formula="of:=65535-[.E43]" office:value-type="float" office:value="-334465">
            <text:p>-334,465</text:p>
          </table:table-cell>
          <table:table-cell table:formula="of:=65535-[.F43]" office:value-type="float" office:value="-734465">
            <text:p>-734,465</text:p>
          </table:table-cell>
          <table:table-cell table:formula="of:=65535-[.G43]" office:value-type="float" office:value="-1534465">
            <text:p>-1,534,465</text:p>
          </table:table-cell>
        </table:table-row>
        <table:table-row table:style-name="ro1">
          <table:table-cell/>
          <table:table-cell table:style-name="ce4" office:value-type="float" office:value="900">
            <text:p>900</text:p>
          </table:table-cell>
          <table:table-cell table:formula="of:=[.B44]*1000/0.5" office:value-type="float" office:value="1800000">
            <text:p>1800000</text:p>
          </table:table-cell>
          <table:table-cell table:formula="of:=[.C44]/[.$D$4]" office:value-type="float" office:value="225000">
            <text:p>225,000</text:p>
          </table:table-cell>
          <table:table-cell table:formula="of:=[.C44]/[.$E$4]" office:value-type="float" office:value="450000">
            <text:p>450,000</text:p>
          </table:table-cell>
          <table:table-cell table:formula="of:=[.C44]/[.$F$4]" office:value-type="float" office:value="900000">
            <text:p>900,000</text:p>
          </table:table-cell>
          <table:table-cell table:formula="of:=[.C44]/[.$G$4]" office:value-type="float" office:value="1800000">
            <text:p>1,800,000</text:p>
          </table:table-cell>
          <table:table-cell table:formula="of:=IF([.L44]&gt;0;BASE([.L44];16;4))" office:value-type="boolean" office:boolean-value="false">
            <text:p>FALSE</text:p>
          </table:table-cell>
          <table:table-cell table:formula="of:=IF([.M44]&gt;0;BASE([.M44];16;4))" office:value-type="boolean" office:boolean-value="false">
            <text:p>FALSE</text:p>
          </table:table-cell>
          <table:table-cell table:formula="of:=IF([.N44]&gt;0;BASE([.N44];16;4))" office:value-type="boolean" office:boolean-value="false">
            <text:p>FALSE</text:p>
          </table:table-cell>
          <table:table-cell table:formula="of:=IF([.O44]&gt;0;BASE([.O44];16;4))" office:value-type="boolean" office:boolean-value="false">
            <text:p>FALSE</text:p>
          </table:table-cell>
          <table:table-cell table:formula="of:=65535-[.D44]" office:value-type="float" office:value="-159465">
            <text:p>-159,465</text:p>
          </table:table-cell>
          <table:table-cell table:formula="of:=65535-[.E44]" office:value-type="float" office:value="-384465">
            <text:p>-384,465</text:p>
          </table:table-cell>
          <table:table-cell table:formula="of:=65535-[.F44]" office:value-type="float" office:value="-834465">
            <text:p>-834,465</text:p>
          </table:table-cell>
          <table:table-cell table:formula="of:=65535-[.G44]" office:value-type="float" office:value="-1734465">
            <text:p>-1,734,465</text:p>
          </table:table-cell>
        </table:table-row>
        <table:table-row table:style-name="ro1">
          <table:table-cell/>
          <table:table-cell table:style-name="ce51" office:value-type="float" office:value="1000">
            <text:p>1000</text:p>
          </table:table-cell>
          <table:table-cell table:style-name="ce8" table:formula="of:=[.B45]*1000/0.5" office:value-type="float" office:value="2000000">
            <text:p>2000000</text:p>
          </table:table-cell>
          <table:table-cell table:style-name="ce54" table:formula="of:=[.C45]/[.$D$4]" office:value-type="float" office:value="250000">
            <text:p>250,000</text:p>
          </table:table-cell>
          <table:table-cell table:style-name="ce57" table:formula="of:=[.C45]/[.$E$4]" office:value-type="float" office:value="500000">
            <text:p>500,000</text:p>
          </table:table-cell>
          <table:table-cell table:style-name="ce57" table:formula="of:=[.C45]/[.$F$4]" office:value-type="float" office:value="1000000">
            <text:p>1,000,000</text:p>
          </table:table-cell>
          <table:table-cell table:style-name="ce61" table:formula="of:=[.C45]/[.$G$4]" office:value-type="float" office:value="2000000">
            <text:p>2,000,000</text:p>
          </table:table-cell>
          <table:table-cell table:style-name="ce68" table:formula="of:=IF([.L45]&gt;0;BASE([.L45];16;4))" office:value-type="boolean" office:boolean-value="false">
            <text:p>FALSE</text:p>
          </table:table-cell>
          <table:table-cell table:formula="of:=IF([.M45]&gt;0;BASE([.M45];16;4))" office:value-type="boolean" office:boolean-value="false">
            <text:p>FALSE</text:p>
          </table:table-cell>
          <table:table-cell table:formula="of:=IF([.N45]&gt;0;BASE([.N45];16;4))" office:value-type="boolean" office:boolean-value="false">
            <text:p>FALSE</text:p>
          </table:table-cell>
          <table:table-cell table:formula="of:=IF([.O45]&gt;0;BASE([.O45];16;4))" office:value-type="boolean" office:boolean-value="false">
            <text:p>FALSE</text:p>
          </table:table-cell>
          <table:table-cell table:style-name="ce86" table:formula="of:=65535-[.D45]" office:value-type="float" office:value="-184465">
            <text:p>-184,465</text:p>
          </table:table-cell>
          <table:table-cell table:formula="of:=65535-[.E45]" office:value-type="float" office:value="-434465">
            <text:p>-434,465</text:p>
          </table:table-cell>
          <table:table-cell table:formula="of:=65535-[.F45]" office:value-type="float" office:value="-934465">
            <text:p>-934,465</text:p>
          </table:table-cell>
          <table:table-cell table:formula="of:=65535-[.G45]" office:value-type="float" office:value="-1934465">
            <text:p>-1,934,465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Default" office:value-type="string">
            <text:p>20MHz</text:p>
          </table:table-cell>
          <table:table-cell/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msec</text:p>
          </table:table-cell>
          <table:table-cell table:style-name="ce6" office:value-type="string">
            <text:p>step</text:p>
          </table:table-cell>
          <table:table-cell table:style-name="ce1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6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58"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float" office:value="0.8">
            <text:p>0.8</text:p>
          </table:table-cell>
          <table:table-cell table:formula="of:=[.B49]*1000/0.2" office:value-type="float" office:value="4000">
            <text:p>4000</text:p>
          </table:table-cell>
          <table:table-cell table:style-name="ce52" table:formula="of:=[.C49]/[.$D$4]" office:value-type="float" office:value="500">
            <text:p>500</text:p>
          </table:table-cell>
          <table:table-cell table:style-name="ce55" table:formula="of:=[.C49]/[.$E$4]" office:value-type="float" office:value="1000">
            <text:p>1,000</text:p>
          </table:table-cell>
          <table:table-cell table:style-name="ce55" table:formula="of:=[.C49]/[.$F$4]" office:value-type="float" office:value="2000">
            <text:p>2,000</text:p>
          </table:table-cell>
          <table:table-cell table:style-name="ce59" table:formula="of:=[.C49]/[.$G$4]" office:value-type="float" office:value="4000">
            <text:p>4,000</text:p>
          </table:table-cell>
          <table:table-cell table:style-name="ce67" table:formula="of:=IF([.L49]&gt;0;BASE([.L49];16;4))" office:value-type="string" office:string-value="FE0B">
            <text:p>FE0B</text:p>
          </table:table-cell>
          <table:table-cell table:formula="of:=IF([.M49]&gt;0;BASE([.M49];16;4))" office:value-type="string" office:string-value="FC17">
            <text:p>FC17</text:p>
          </table:table-cell>
          <table:table-cell table:formula="of:=IF([.N49]&gt;0;BASE([.N49];16;4))" office:value-type="string" office:string-value="F82F">
            <text:p>F82F</text:p>
          </table:table-cell>
          <table:table-cell table:style-name="ce78" table:formula="of:=IF([.O49]&gt;0;BASE([.O49];16;4))" office:value-type="string" office:string-value="F05F">
            <text:p>F05F</text:p>
          </table:table-cell>
          <table:table-cell table:style-name="ce87" table:formula="of:=65535-[.D49]" office:value-type="float" office:value="65035">
            <text:p>65,035</text:p>
          </table:table-cell>
          <table:table-cell table:style-name="ce55" table:formula="of:=65535-[.E49]" office:value-type="float" office:value="64535">
            <text:p>64,535</text:p>
          </table:table-cell>
          <table:table-cell table:style-name="ce55" table:formula="of:=65535-[.F49]" office:value-type="float" office:value="63535">
            <text:p>63,535</text:p>
          </table:table-cell>
          <table:table-cell table:style-name="ce59" table:formula="of:=65535-[.G49]" office:value-type="float" office:value="61535">
            <text:p>61,53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50]*1000/0.2" office:value-type="float" office:value="5000">
            <text:p>5000</text:p>
          </table:table-cell>
          <table:table-cell table:formula="of:=[.C50]/[.$D$4]" office:value-type="float" office:value="625">
            <text:p>625</text:p>
          </table:table-cell>
          <table:table-cell table:formula="of:=[.C50]/[.$E$4]" office:value-type="float" office:value="1250">
            <text:p>1,250</text:p>
          </table:table-cell>
          <table:table-cell table:formula="of:=[.C50]/[.$F$4]" office:value-type="float" office:value="2500">
            <text:p>2,500</text:p>
          </table:table-cell>
          <table:table-cell table:formula="of:=[.C50]/[.$G$4]" office:value-type="float" office:value="5000">
            <text:p>5,000</text:p>
          </table:table-cell>
          <table:table-cell table:formula="of:=IF([.L50]&gt;0;BASE([.L50];16;4))" office:value-type="string" office:string-value="FD8E">
            <text:p>FD8E</text:p>
          </table:table-cell>
          <table:table-cell table:formula="of:=IF([.M50]&gt;0;BASE([.M50];16;4))" office:value-type="string" office:string-value="FB1D">
            <text:p>FB1D</text:p>
          </table:table-cell>
          <table:table-cell table:formula="of:=IF([.N50]&gt;0;BASE([.N50];16;4))" office:value-type="string" office:string-value="F63B">
            <text:p>F63B</text:p>
          </table:table-cell>
          <table:table-cell table:style-name="ce78" table:formula="of:=IF([.O50]&gt;0;BASE([.O50];16;4))" office:value-type="string" office:string-value="EC77">
            <text:p>EC77</text:p>
          </table:table-cell>
          <table:table-cell table:formula="of:=65535-[.D50]" office:value-type="float" office:value="64910">
            <text:p>64,910</text:p>
          </table:table-cell>
          <table:table-cell table:formula="of:=65535-[.E50]" office:value-type="float" office:value="64285">
            <text:p>64,285</text:p>
          </table:table-cell>
          <table:table-cell table:formula="of:=65535-[.F50]" office:value-type="float" office:value="63035">
            <text:p>63,035</text:p>
          </table:table-cell>
          <table:table-cell table:formula="of:=65535-[.G50]" office:value-type="float" office:value="60535">
            <text:p>60,53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51]*1000/0.2" office:value-type="float" office:value="50000">
            <text:p>50000</text:p>
          </table:table-cell>
          <table:table-cell table:formula="of:=[.C51]/[.$D$4]" office:value-type="float" office:value="6250">
            <text:p>6,250</text:p>
          </table:table-cell>
          <table:table-cell table:formula="of:=[.C51]/[.$E$4]" office:value-type="float" office:value="12500">
            <text:p>12,500</text:p>
          </table:table-cell>
          <table:table-cell table:formula="of:=[.C51]/[.$F$4]" office:value-type="float" office:value="25000">
            <text:p>25,000</text:p>
          </table:table-cell>
          <table:table-cell table:formula="of:=[.C51]/[.$G$4]" office:value-type="float" office:value="50000">
            <text:p>50,000</text:p>
          </table:table-cell>
          <table:table-cell table:formula="of:=IF([.L51]&gt;0;BASE([.L51];16;4))" office:value-type="string" office:string-value="E795">
            <text:p>E795</text:p>
          </table:table-cell>
          <table:table-cell table:formula="of:=IF([.M51]&gt;0;BASE([.M51];16;4))" office:value-type="string" office:string-value="CF2B">
            <text:p>CF2B</text:p>
          </table:table-cell>
          <table:table-cell table:formula="of:=IF([.N51]&gt;0;BASE([.N51];16;4))" office:value-type="string" office:string-value="9E57">
            <text:p>9E57</text:p>
          </table:table-cell>
          <table:table-cell table:style-name="ce78" table:formula="of:=IF([.O51]&gt;0;BASE([.O51];16;4))" office:value-type="string" office:string-value="3CAF">
            <text:p>3CAF</text:p>
          </table:table-cell>
          <table:table-cell table:formula="of:=65535-[.D51]" office:value-type="float" office:value="59285">
            <text:p>59,285</text:p>
          </table:table-cell>
          <table:table-cell table:formula="of:=65535-[.E51]" office:value-type="float" office:value="53035">
            <text:p>53,035</text:p>
          </table:table-cell>
          <table:table-cell table:formula="of:=65535-[.F51]" office:value-type="float" office:value="40535">
            <text:p>40,535</text:p>
          </table:table-cell>
          <table:table-cell table:formula="of:=65535-[.G51]" office:value-type="float" office:value="15535">
            <text:p>15,53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52]*1000/0.2" office:value-type="float" office:value="100000">
            <text:p>100000</text:p>
          </table:table-cell>
          <table:table-cell table:formula="of:=[.C52]/[.$D$4]" office:value-type="float" office:value="12500">
            <text:p>12,500</text:p>
          </table:table-cell>
          <table:table-cell table:formula="of:=[.C52]/[.$E$4]" office:value-type="float" office:value="25000">
            <text:p>25,000</text:p>
          </table:table-cell>
          <table:table-cell table:formula="of:=[.C52]/[.$F$4]" office:value-type="float" office:value="50000">
            <text:p>50,000</text:p>
          </table:table-cell>
          <table:table-cell table:formula="of:=[.C52]/[.$G$4]" office:value-type="float" office:value="100000">
            <text:p>100,000</text:p>
          </table:table-cell>
          <table:table-cell table:formula="of:=IF([.L52]&gt;0;BASE([.L52];16;4))" office:value-type="string" office:string-value="CF2B">
            <text:p>CF2B</text:p>
          </table:table-cell>
          <table:table-cell table:formula="of:=IF([.M52]&gt;0;BASE([.M52];16;4))" office:value-type="string" office:string-value="9E57">
            <text:p>9E57</text:p>
          </table:table-cell>
          <table:table-cell table:formula="of:=IF([.N52]&gt;0;BASE([.N52];16;4))" office:value-type="string" office:string-value="3CAF">
            <text:p>3CAF</text:p>
          </table:table-cell>
          <table:table-cell table:style-name="ce78" table:formula="of:=IF([.O52]&gt;0;BASE([.O52];16;4))" office:value-type="boolean" office:boolean-value="false">
            <text:p>FALSE</text:p>
          </table:table-cell>
          <table:table-cell table:formula="of:=65535-[.D52]" office:value-type="float" office:value="53035">
            <text:p>53,035</text:p>
          </table:table-cell>
          <table:table-cell table:formula="of:=65535-[.E52]" office:value-type="float" office:value="40535">
            <text:p>40,535</text:p>
          </table:table-cell>
          <table:table-cell table:formula="of:=65535-[.F52]" office:value-type="float" office:value="15535">
            <text:p>15,535</text:p>
          </table:table-cell>
          <table:table-cell table:formula="of:=65535-[.G52]" office:value-type="float" office:value="-34465">
            <text:p>-34,465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53]*1000/0.2" office:value-type="float" office:value="150000">
            <text:p>150000</text:p>
          </table:table-cell>
          <table:table-cell table:formula="of:=[.C53]/[.$D$4]" office:value-type="float" office:value="18750">
            <text:p>18,750</text:p>
          </table:table-cell>
          <table:table-cell table:formula="of:=[.C53]/[.$E$4]" office:value-type="float" office:value="37500">
            <text:p>37,500</text:p>
          </table:table-cell>
          <table:table-cell table:formula="of:=[.C53]/[.$F$4]" office:value-type="float" office:value="75000">
            <text:p>75,000</text:p>
          </table:table-cell>
          <table:table-cell table:formula="of:=[.C53]/[.$G$4]" office:value-type="float" office:value="150000">
            <text:p>150,000</text:p>
          </table:table-cell>
          <table:table-cell table:formula="of:=IF([.L53]&gt;0;BASE([.L53];16;4))" office:value-type="string" office:string-value="B6C1">
            <text:p>B6C1</text:p>
          </table:table-cell>
          <table:table-cell table:formula="of:=IF([.M53]&gt;0;BASE([.M53];16;4))" office:value-type="string" office:string-value="6D83">
            <text:p>6D83</text:p>
          </table:table-cell>
          <table:table-cell table:formula="of:=IF([.N53]&gt;0;BASE([.N53];16;4))" office:value-type="boolean" office:boolean-value="false">
            <text:p>FALSE</text:p>
          </table:table-cell>
          <table:table-cell table:style-name="ce78" table:formula="of:=IF([.O53]&gt;0;BASE([.O53];16;4))" office:value-type="boolean" office:boolean-value="false">
            <text:p>FALSE</text:p>
          </table:table-cell>
          <table:table-cell table:formula="of:=65535-[.D53]" office:value-type="float" office:value="46785">
            <text:p>46,785</text:p>
          </table:table-cell>
          <table:table-cell table:formula="of:=65535-[.E53]" office:value-type="float" office:value="28035">
            <text:p>28,035</text:p>
          </table:table-cell>
          <table:table-cell table:formula="of:=65535-[.F53]" office:value-type="float" office:value="-9465">
            <text:p>-9,465</text:p>
          </table:table-cell>
          <table:table-cell table:formula="of:=65535-[.G53]" office:value-type="float" office:value="-84465">
            <text:p>-84,465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B54]*1000/0.2" office:value-type="float" office:value="200000">
            <text:p>200000</text:p>
          </table:table-cell>
          <table:table-cell table:formula="of:=[.C54]/[.$D$4]" office:value-type="float" office:value="25000">
            <text:p>25,000</text:p>
          </table:table-cell>
          <table:table-cell table:formula="of:=[.C54]/[.$E$4]" office:value-type="float" office:value="50000">
            <text:p>50,000</text:p>
          </table:table-cell>
          <table:table-cell table:formula="of:=[.C54]/[.$F$4]" office:value-type="float" office:value="100000">
            <text:p>100,000</text:p>
          </table:table-cell>
          <table:table-cell table:formula="of:=[.C54]/[.$G$4]" office:value-type="float" office:value="200000">
            <text:p>200,000</text:p>
          </table:table-cell>
          <table:table-cell table:formula="of:=IF([.L54]&gt;0;BASE([.L54];16;4))" office:value-type="string" office:string-value="9E57">
            <text:p>9E57</text:p>
          </table:table-cell>
          <table:table-cell table:formula="of:=IF([.M54]&gt;0;BASE([.M54];16;4))" office:value-type="string" office:string-value="3CAF">
            <text:p>3CAF</text:p>
          </table:table-cell>
          <table:table-cell table:formula="of:=IF([.N54]&gt;0;BASE([.N54];16;4))" office:value-type="boolean" office:boolean-value="false">
            <text:p>FALSE</text:p>
          </table:table-cell>
          <table:table-cell table:style-name="ce78" table:formula="of:=IF([.O54]&gt;0;BASE([.O54];16;4))" office:value-type="boolean" office:boolean-value="false">
            <text:p>FALSE</text:p>
          </table:table-cell>
          <table:table-cell table:formula="of:=65535-[.D54]" office:value-type="float" office:value="40535">
            <text:p>40,535</text:p>
          </table:table-cell>
          <table:table-cell table:formula="of:=65535-[.E54]" office:value-type="float" office:value="15535">
            <text:p>15,535</text:p>
          </table:table-cell>
          <table:table-cell table:formula="of:=65535-[.F54]" office:value-type="float" office:value="-34465">
            <text:p>-34,465</text:p>
          </table:table-cell>
          <table:table-cell table:formula="of:=65535-[.G54]" office:value-type="float" office:value="-134465">
            <text:p>-134,465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B55]*1000/0.2" office:value-type="float" office:value="250000">
            <text:p>250000</text:p>
          </table:table-cell>
          <table:table-cell table:formula="of:=[.C55]/[.$D$4]" office:value-type="float" office:value="31250">
            <text:p>31,250</text:p>
          </table:table-cell>
          <table:table-cell table:formula="of:=[.C55]/[.$E$4]" office:value-type="float" office:value="62500">
            <text:p>62,500</text:p>
          </table:table-cell>
          <table:table-cell table:formula="of:=[.C55]/[.$F$4]" office:value-type="float" office:value="125000">
            <text:p>125,000</text:p>
          </table:table-cell>
          <table:table-cell table:formula="of:=[.C55]/[.$G$4]" office:value-type="float" office:value="250000">
            <text:p>250,000</text:p>
          </table:table-cell>
          <table:table-cell table:formula="of:=IF([.L55]&gt;0;BASE([.L55];16;4))" office:value-type="string" office:string-value="85ED">
            <text:p>85ED</text:p>
          </table:table-cell>
          <table:table-cell table:formula="of:=IF([.M55]&gt;0;BASE([.M55];16;4))" office:value-type="string" office:string-value="0BDB">
            <text:p>0BDB</text:p>
          </table:table-cell>
          <table:table-cell table:formula="of:=IF([.N55]&gt;0;BASE([.N55];16;4))" office:value-type="boolean" office:boolean-value="false">
            <text:p>FALSE</text:p>
          </table:table-cell>
          <table:table-cell table:style-name="ce78" table:formula="of:=IF([.O55]&gt;0;BASE([.O55];16;4))" office:value-type="boolean" office:boolean-value="false">
            <text:p>FALSE</text:p>
          </table:table-cell>
          <table:table-cell table:formula="of:=65535-[.D55]" office:value-type="float" office:value="34285">
            <text:p>34,285</text:p>
          </table:table-cell>
          <table:table-cell table:formula="of:=65535-[.E55]" office:value-type="float" office:value="3035">
            <text:p>3,035</text:p>
          </table:table-cell>
          <table:table-cell table:formula="of:=65535-[.F55]" office:value-type="float" office:value="-59465">
            <text:p>-59,465</text:p>
          </table:table-cell>
          <table:table-cell table:formula="of:=65535-[.G55]" office:value-type="float" office:value="-184465">
            <text:p>-184,46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B56]*1000/0.2" office:value-type="float" office:value="300000">
            <text:p>300000</text:p>
          </table:table-cell>
          <table:table-cell table:formula="of:=[.C56]/[.$D$4]" office:value-type="float" office:value="37500">
            <text:p>37,500</text:p>
          </table:table-cell>
          <table:table-cell table:formula="of:=[.C56]/[.$E$4]" office:value-type="float" office:value="75000">
            <text:p>75,000</text:p>
          </table:table-cell>
          <table:table-cell table:formula="of:=[.C56]/[.$F$4]" office:value-type="float" office:value="150000">
            <text:p>150,000</text:p>
          </table:table-cell>
          <table:table-cell table:formula="of:=[.C56]/[.$G$4]" office:value-type="float" office:value="300000">
            <text:p>300,000</text:p>
          </table:table-cell>
          <table:table-cell table:formula="of:=IF([.L56]&gt;0;BASE([.L56];16;4))" office:value-type="string" office:string-value="6D83">
            <text:p>6D83</text:p>
          </table:table-cell>
          <table:table-cell table:formula="of:=IF([.M56]&gt;0;BASE([.M56];16;4))" office:value-type="boolean" office:boolean-value="false">
            <text:p>FALSE</text:p>
          </table:table-cell>
          <table:table-cell table:formula="of:=IF([.N56]&gt;0;BASE([.N56];16;4))" office:value-type="boolean" office:boolean-value="false">
            <text:p>FALSE</text:p>
          </table:table-cell>
          <table:table-cell table:style-name="ce78" table:formula="of:=IF([.O56]&gt;0;BASE([.O56];16;4))" office:value-type="boolean" office:boolean-value="false">
            <text:p>FALSE</text:p>
          </table:table-cell>
          <table:table-cell table:formula="of:=65535-[.D56]" office:value-type="float" office:value="28035">
            <text:p>28,035</text:p>
          </table:table-cell>
          <table:table-cell table:formula="of:=65535-[.E56]" office:value-type="float" office:value="-9465">
            <text:p>-9,465</text:p>
          </table:table-cell>
          <table:table-cell table:formula="of:=65535-[.F56]" office:value-type="float" office:value="-84465">
            <text:p>-84,465</text:p>
          </table:table-cell>
          <table:table-cell table:formula="of:=65535-[.G56]" office:value-type="float" office:value="-234465">
            <text:p>-234,46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B57]*1000/0.2" office:value-type="float" office:value="350000">
            <text:p>350000</text:p>
          </table:table-cell>
          <table:table-cell table:formula="of:=[.C57]/[.$D$4]" office:value-type="float" office:value="43750">
            <text:p>43,750</text:p>
          </table:table-cell>
          <table:table-cell table:formula="of:=[.C57]/[.$E$4]" office:value-type="float" office:value="87500">
            <text:p>87,500</text:p>
          </table:table-cell>
          <table:table-cell table:formula="of:=[.C57]/[.$F$4]" office:value-type="float" office:value="175000">
            <text:p>175,000</text:p>
          </table:table-cell>
          <table:table-cell table:formula="of:=[.C57]/[.$G$4]" office:value-type="float" office:value="350000">
            <text:p>350,000</text:p>
          </table:table-cell>
          <table:table-cell table:formula="of:=IF([.L57]&gt;0;BASE([.L57];16;4))" office:value-type="string" office:string-value="5519">
            <text:p>5519</text:p>
          </table:table-cell>
          <table:table-cell table:formula="of:=IF([.M57]&gt;0;BASE([.M57];16;4))" office:value-type="boolean" office:boolean-value="false">
            <text:p>FALSE</text:p>
          </table:table-cell>
          <table:table-cell table:formula="of:=IF([.N57]&gt;0;BASE([.N57];16;4))" office:value-type="boolean" office:boolean-value="false">
            <text:p>FALSE</text:p>
          </table:table-cell>
          <table:table-cell table:style-name="ce78" table:formula="of:=IF([.O57]&gt;0;BASE([.O57];16;4))" office:value-type="boolean" office:boolean-value="false">
            <text:p>FALSE</text:p>
          </table:table-cell>
          <table:table-cell table:formula="of:=65535-[.D57]" office:value-type="float" office:value="21785">
            <text:p>21,785</text:p>
          </table:table-cell>
          <table:table-cell table:formula="of:=65535-[.E57]" office:value-type="float" office:value="-21965">
            <text:p>-21,965</text:p>
          </table:table-cell>
          <table:table-cell table:formula="of:=65535-[.F57]" office:value-type="float" office:value="-109465">
            <text:p>-109,465</text:p>
          </table:table-cell>
          <table:table-cell table:formula="of:=65535-[.G57]" office:value-type="float" office:value="-284465">
            <text:p>-284,465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B58]*1000/0.2" office:value-type="float" office:value="400000">
            <text:p>400000</text:p>
          </table:table-cell>
          <table:table-cell table:formula="of:=[.C58]/[.$D$4]" office:value-type="float" office:value="50000">
            <text:p>50,000</text:p>
          </table:table-cell>
          <table:table-cell table:formula="of:=[.C58]/[.$E$4]" office:value-type="float" office:value="100000">
            <text:p>100,000</text:p>
          </table:table-cell>
          <table:table-cell table:formula="of:=[.C58]/[.$F$4]" office:value-type="float" office:value="200000">
            <text:p>200,000</text:p>
          </table:table-cell>
          <table:table-cell table:formula="of:=[.C58]/[.$G$4]" office:value-type="float" office:value="400000">
            <text:p>400,000</text:p>
          </table:table-cell>
          <table:table-cell table:formula="of:=IF([.L58]&gt;0;BASE([.L58];16;4))" office:value-type="string" office:string-value="3CAF">
            <text:p>3CAF</text:p>
          </table:table-cell>
          <table:table-cell table:formula="of:=IF([.M58]&gt;0;BASE([.M58];16;4))" office:value-type="boolean" office:boolean-value="false">
            <text:p>FALSE</text:p>
          </table:table-cell>
          <table:table-cell table:formula="of:=IF([.N58]&gt;0;BASE([.N58];16;4))" office:value-type="boolean" office:boolean-value="false">
            <text:p>FALSE</text:p>
          </table:table-cell>
          <table:table-cell table:style-name="ce78" table:formula="of:=IF([.O58]&gt;0;BASE([.O58];16;4))" office:value-type="boolean" office:boolean-value="false">
            <text:p>FALSE</text:p>
          </table:table-cell>
          <table:table-cell table:formula="of:=65535-[.D58]" office:value-type="float" office:value="15535">
            <text:p>15,535</text:p>
          </table:table-cell>
          <table:table-cell table:formula="of:=65535-[.E58]" office:value-type="float" office:value="-34465">
            <text:p>-34,465</text:p>
          </table:table-cell>
          <table:table-cell table:formula="of:=65535-[.F58]" office:value-type="float" office:value="-134465">
            <text:p>-134,465</text:p>
          </table:table-cell>
          <table:table-cell table:formula="of:=65535-[.G58]" office:value-type="float" office:value="-334465">
            <text:p>-334,465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B59]*1000/0.2" office:value-type="float" office:value="450000">
            <text:p>450000</text:p>
          </table:table-cell>
          <table:table-cell table:formula="of:=[.C59]/[.$D$4]" office:value-type="float" office:value="56250">
            <text:p>56,250</text:p>
          </table:table-cell>
          <table:table-cell table:formula="of:=[.C59]/[.$E$4]" office:value-type="float" office:value="112500">
            <text:p>112,500</text:p>
          </table:table-cell>
          <table:table-cell table:formula="of:=[.C59]/[.$F$4]" office:value-type="float" office:value="225000">
            <text:p>225,000</text:p>
          </table:table-cell>
          <table:table-cell table:formula="of:=[.C59]/[.$G$4]" office:value-type="float" office:value="450000">
            <text:p>450,000</text:p>
          </table:table-cell>
          <table:table-cell table:formula="of:=IF([.L59]&gt;0;BASE([.L59];16;4))" office:value-type="string" office:string-value="2445">
            <text:p>2445</text:p>
          </table:table-cell>
          <table:table-cell table:formula="of:=IF([.M59]&gt;0;BASE([.M59];16;4))" office:value-type="boolean" office:boolean-value="false">
            <text:p>FALSE</text:p>
          </table:table-cell>
          <table:table-cell table:formula="of:=IF([.N59]&gt;0;BASE([.N59];16;4))" office:value-type="boolean" office:boolean-value="false">
            <text:p>FALSE</text:p>
          </table:table-cell>
          <table:table-cell table:style-name="ce78" table:formula="of:=IF([.O59]&gt;0;BASE([.O59];16;4))" office:value-type="boolean" office:boolean-value="false">
            <text:p>FALSE</text:p>
          </table:table-cell>
          <table:table-cell table:formula="of:=65535-[.D59]" office:value-type="float" office:value="9285">
            <text:p>9,285</text:p>
          </table:table-cell>
          <table:table-cell table:formula="of:=65535-[.E59]" office:value-type="float" office:value="-46965">
            <text:p>-46,965</text:p>
          </table:table-cell>
          <table:table-cell table:formula="of:=65535-[.F59]" office:value-type="float" office:value="-159465">
            <text:p>-159,465</text:p>
          </table:table-cell>
          <table:table-cell table:formula="of:=65535-[.G59]" office:value-type="float" office:value="-384465">
            <text:p>-384,46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B60]*1000/0.2" office:value-type="float" office:value="500000">
            <text:p>500000</text:p>
          </table:table-cell>
          <table:table-cell table:formula="of:=[.C60]/[.$D$4]" office:value-type="float" office:value="62500">
            <text:p>62,500</text:p>
          </table:table-cell>
          <table:table-cell table:formula="of:=[.C60]/[.$E$4]" office:value-type="float" office:value="125000">
            <text:p>125,000</text:p>
          </table:table-cell>
          <table:table-cell table:formula="of:=[.C60]/[.$F$4]" office:value-type="float" office:value="250000">
            <text:p>250,000</text:p>
          </table:table-cell>
          <table:table-cell table:formula="of:=[.C60]/[.$G$4]" office:value-type="float" office:value="500000">
            <text:p>500,000</text:p>
          </table:table-cell>
          <table:table-cell table:formula="of:=IF([.L60]&gt;0;BASE([.L60];16;4))" office:value-type="string" office:string-value="0BDB">
            <text:p>0BDB</text:p>
          </table:table-cell>
          <table:table-cell table:formula="of:=IF([.M60]&gt;0;BASE([.M60];16;4))" office:value-type="boolean" office:boolean-value="false">
            <text:p>FALSE</text:p>
          </table:table-cell>
          <table:table-cell table:formula="of:=IF([.N60]&gt;0;BASE([.N60];16;4))" office:value-type="boolean" office:boolean-value="false">
            <text:p>FALSE</text:p>
          </table:table-cell>
          <table:table-cell table:style-name="ce78" table:formula="of:=IF([.O60]&gt;0;BASE([.O60];16;4))" office:value-type="boolean" office:boolean-value="false">
            <text:p>FALSE</text:p>
          </table:table-cell>
          <table:table-cell table:formula="of:=65535-[.D60]" office:value-type="float" office:value="3035">
            <text:p>3,035</text:p>
          </table:table-cell>
          <table:table-cell table:formula="of:=65535-[.E60]" office:value-type="float" office:value="-59465">
            <text:p>-59,465</text:p>
          </table:table-cell>
          <table:table-cell table:formula="of:=65535-[.F60]" office:value-type="float" office:value="-184465">
            <text:p>-184,465</text:p>
          </table:table-cell>
          <table:table-cell table:formula="of:=65535-[.G60]" office:value-type="float" office:value="-434465">
            <text:p>-434,465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B61]*1000/0.2" office:value-type="float" office:value="1000000">
            <text:p>1000000</text:p>
          </table:table-cell>
          <table:table-cell table:formula="of:=[.C61]/[.$D$4]" office:value-type="float" office:value="125000">
            <text:p>125,000</text:p>
          </table:table-cell>
          <table:table-cell table:formula="of:=[.C61]/[.$E$4]" office:value-type="float" office:value="250000">
            <text:p>250,000</text:p>
          </table:table-cell>
          <table:table-cell table:formula="of:=[.C61]/[.$F$4]" office:value-type="float" office:value="500000">
            <text:p>500,000</text:p>
          </table:table-cell>
          <table:table-cell table:formula="of:=[.C61]/[.$G$4]" office:value-type="float" office:value="1000000">
            <text:p>1,000,000</text:p>
          </table:table-cell>
          <table:table-cell table:formula="of:=IF([.L61]&gt;0;BASE([.L61];16;4))" office:value-type="boolean" office:boolean-value="false">
            <text:p>FALSE</text:p>
          </table:table-cell>
          <table:table-cell table:formula="of:=IF([.M61]&gt;0;BASE([.M61];16;4))" office:value-type="boolean" office:boolean-value="false">
            <text:p>FALSE</text:p>
          </table:table-cell>
          <table:table-cell table:formula="of:=IF([.N61]&gt;0;BASE([.N61];16;4))" office:value-type="boolean" office:boolean-value="false">
            <text:p>FALSE</text:p>
          </table:table-cell>
          <table:table-cell table:style-name="ce78" table:formula="of:=IF([.O61]&gt;0;BASE([.O61];16;4))" office:value-type="boolean" office:boolean-value="false">
            <text:p>FALSE</text:p>
          </table:table-cell>
          <table:table-cell table:formula="of:=65535-[.D61]" office:value-type="float" office:value="-59465">
            <text:p>-59,465</text:p>
          </table:table-cell>
          <table:table-cell table:formula="of:=65535-[.E61]" office:value-type="float" office:value="-184465">
            <text:p>-184,465</text:p>
          </table:table-cell>
          <table:table-cell table:formula="of:=65535-[.F61]" office:value-type="float" office:value="-434465">
            <text:p>-434,465</text:p>
          </table:table-cell>
          <table:table-cell table:formula="of:=65535-[.G61]" office:value-type="float" office:value="-934465">
            <text:p>-934,465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.B62]*1000/0.2" office:value-type="float" office:value="1500000">
            <text:p>1500000</text:p>
          </table:table-cell>
          <table:table-cell table:formula="of:=[.C62]/[.$D$4]" office:value-type="float" office:value="187500">
            <text:p>187,500</text:p>
          </table:table-cell>
          <table:table-cell table:formula="of:=[.C62]/[.$E$4]" office:value-type="float" office:value="375000">
            <text:p>375,000</text:p>
          </table:table-cell>
          <table:table-cell table:formula="of:=[.C62]/[.$F$4]" office:value-type="float" office:value="750000">
            <text:p>750,000</text:p>
          </table:table-cell>
          <table:table-cell table:formula="of:=[.C62]/[.$G$4]" office:value-type="float" office:value="1500000">
            <text:p>1,500,000</text:p>
          </table:table-cell>
          <table:table-cell table:formula="of:=IF([.L62]&gt;0;BASE([.L62];16;4))" office:value-type="boolean" office:boolean-value="false">
            <text:p>FALSE</text:p>
          </table:table-cell>
          <table:table-cell table:formula="of:=IF([.M62]&gt;0;BASE([.M62];16;4))" office:value-type="boolean" office:boolean-value="false">
            <text:p>FALSE</text:p>
          </table:table-cell>
          <table:table-cell table:formula="of:=IF([.N62]&gt;0;BASE([.N62];16;4))" office:value-type="boolean" office:boolean-value="false">
            <text:p>FALSE</text:p>
          </table:table-cell>
          <table:table-cell table:style-name="ce78" table:formula="of:=IF([.O62]&gt;0;BASE([.O62];16;4))" office:value-type="boolean" office:boolean-value="false">
            <text:p>FALSE</text:p>
          </table:table-cell>
          <table:table-cell table:formula="of:=65535-[.D62]" office:value-type="float" office:value="-121965">
            <text:p>-121,965</text:p>
          </table:table-cell>
          <table:table-cell table:formula="of:=65535-[.E62]" office:value-type="float" office:value="-309465">
            <text:p>-309,465</text:p>
          </table:table-cell>
          <table:table-cell table:formula="of:=65535-[.F62]" office:value-type="float" office:value="-684465">
            <text:p>-684,465</text:p>
          </table:table-cell>
          <table:table-cell table:formula="of:=65535-[.G62]" office:value-type="float" office:value="-1434465">
            <text:p>-1,434,465</text:p>
          </table:table-cell>
        </table:table-row>
        <table:table-row table:style-name="ro1">
          <table:table-cell/>
          <table:table-cell table:style-name="ce4" office:value-type="float" office:value="400">
            <text:p>400</text:p>
          </table:table-cell>
          <table:table-cell table:formula="of:=[.B63]*1000/0.2" office:value-type="float" office:value="2000000">
            <text:p>2000000</text:p>
          </table:table-cell>
          <table:table-cell table:formula="of:=[.C63]/[.$D$4]" office:value-type="float" office:value="250000">
            <text:p>250,000</text:p>
          </table:table-cell>
          <table:table-cell table:formula="of:=[.C63]/[.$E$4]" office:value-type="float" office:value="500000">
            <text:p>500,000</text:p>
          </table:table-cell>
          <table:table-cell table:formula="of:=[.C63]/[.$F$4]" office:value-type="float" office:value="1000000">
            <text:p>1,000,000</text:p>
          </table:table-cell>
          <table:table-cell table:formula="of:=[.C63]/[.$G$4]" office:value-type="float" office:value="2000000">
            <text:p>2,000,000</text:p>
          </table:table-cell>
          <table:table-cell table:formula="of:=IF([.L63]&gt;0;BASE([.L63];16;4))" office:value-type="boolean" office:boolean-value="false">
            <text:p>FALSE</text:p>
          </table:table-cell>
          <table:table-cell table:formula="of:=IF([.M63]&gt;0;BASE([.M63];16;4))" office:value-type="boolean" office:boolean-value="false">
            <text:p>FALSE</text:p>
          </table:table-cell>
          <table:table-cell table:formula="of:=IF([.N63]&gt;0;BASE([.N63];16;4))" office:value-type="boolean" office:boolean-value="false">
            <text:p>FALSE</text:p>
          </table:table-cell>
          <table:table-cell table:style-name="ce78" table:formula="of:=IF([.O63]&gt;0;BASE([.O63];16;4))" office:value-type="boolean" office:boolean-value="false">
            <text:p>FALSE</text:p>
          </table:table-cell>
          <table:table-cell table:formula="of:=65535-[.D63]" office:value-type="float" office:value="-184465">
            <text:p>-184,465</text:p>
          </table:table-cell>
          <table:table-cell table:formula="of:=65535-[.E63]" office:value-type="float" office:value="-434465">
            <text:p>-434,465</text:p>
          </table:table-cell>
          <table:table-cell table:formula="of:=65535-[.F63]" office:value-type="float" office:value="-934465">
            <text:p>-934,465</text:p>
          </table:table-cell>
          <table:table-cell table:formula="of:=65535-[.G63]" office:value-type="float" office:value="-1934465">
            <text:p>-1,934,465</text:p>
          </table:table-cell>
        </table:table-row>
        <table:table-row table:style-name="ro1">
          <table:table-cell/>
          <table:table-cell table:style-name="ce4" office:value-type="float" office:value="500">
            <text:p>500</text:p>
          </table:table-cell>
          <table:table-cell table:formula="of:=[.B64]*1000/0.2" office:value-type="float" office:value="2500000">
            <text:p>2500000</text:p>
          </table:table-cell>
          <table:table-cell table:formula="of:=[.C64]/[.$D$4]" office:value-type="float" office:value="312500">
            <text:p>312,500</text:p>
          </table:table-cell>
          <table:table-cell table:formula="of:=[.C64]/[.$E$4]" office:value-type="float" office:value="625000">
            <text:p>625,000</text:p>
          </table:table-cell>
          <table:table-cell table:formula="of:=[.C64]/[.$F$4]" office:value-type="float" office:value="1250000">
            <text:p>1,250,000</text:p>
          </table:table-cell>
          <table:table-cell table:formula="of:=[.C64]/[.$G$4]" office:value-type="float" office:value="2500000">
            <text:p>2,500,000</text:p>
          </table:table-cell>
          <table:table-cell table:formula="of:=IF([.L64]&gt;0;BASE([.L64];16;4))" office:value-type="boolean" office:boolean-value="false">
            <text:p>FALSE</text:p>
          </table:table-cell>
          <table:table-cell table:formula="of:=IF([.M64]&gt;0;BASE([.M64];16;4))" office:value-type="boolean" office:boolean-value="false">
            <text:p>FALSE</text:p>
          </table:table-cell>
          <table:table-cell table:formula="of:=IF([.N64]&gt;0;BASE([.N64];16;4))" office:value-type="boolean" office:boolean-value="false">
            <text:p>FALSE</text:p>
          </table:table-cell>
          <table:table-cell table:style-name="ce78" table:formula="of:=IF([.O64]&gt;0;BASE([.O64];16;4))" office:value-type="boolean" office:boolean-value="false">
            <text:p>FALSE</text:p>
          </table:table-cell>
          <table:table-cell table:formula="of:=65535-[.D64]" office:value-type="float" office:value="-246965">
            <text:p>-246,965</text:p>
          </table:table-cell>
          <table:table-cell table:formula="of:=65535-[.E64]" office:value-type="float" office:value="-559465">
            <text:p>-559,465</text:p>
          </table:table-cell>
          <table:table-cell table:formula="of:=65535-[.F64]" office:value-type="float" office:value="-1184465">
            <text:p>-1,184,465</text:p>
          </table:table-cell>
          <table:table-cell table:formula="of:=65535-[.G64]" office:value-type="float" office:value="-2434465">
            <text:p>-2,434,465</text:p>
          </table:table-cell>
        </table:table-row>
        <table:table-row table:style-name="ro1">
          <table:table-cell/>
          <table:table-cell table:style-name="ce4" office:value-type="float" office:value="600">
            <text:p>600</text:p>
          </table:table-cell>
          <table:table-cell table:formula="of:=[.B65]*1000/0.2" office:value-type="float" office:value="3000000">
            <text:p>3000000</text:p>
          </table:table-cell>
          <table:table-cell table:formula="of:=[.C65]/[.$D$4]" office:value-type="float" office:value="375000">
            <text:p>375,000</text:p>
          </table:table-cell>
          <table:table-cell table:formula="of:=[.C65]/[.$E$4]" office:value-type="float" office:value="750000">
            <text:p>750,000</text:p>
          </table:table-cell>
          <table:table-cell table:formula="of:=[.C65]/[.$F$4]" office:value-type="float" office:value="1500000">
            <text:p>1,500,000</text:p>
          </table:table-cell>
          <table:table-cell table:formula="of:=[.C65]/[.$G$4]" office:value-type="float" office:value="3000000">
            <text:p>3,000,000</text:p>
          </table:table-cell>
          <table:table-cell table:formula="of:=IF([.L65]&gt;0;BASE([.L65];16;4))" office:value-type="boolean" office:boolean-value="false">
            <text:p>FALSE</text:p>
          </table:table-cell>
          <table:table-cell table:formula="of:=IF([.M65]&gt;0;BASE([.M65];16;4))" office:value-type="boolean" office:boolean-value="false">
            <text:p>FALSE</text:p>
          </table:table-cell>
          <table:table-cell table:formula="of:=IF([.N65]&gt;0;BASE([.N65];16;4))" office:value-type="boolean" office:boolean-value="false">
            <text:p>FALSE</text:p>
          </table:table-cell>
          <table:table-cell table:style-name="ce78" table:formula="of:=IF([.O65]&gt;0;BASE([.O65];16;4))" office:value-type="boolean" office:boolean-value="false">
            <text:p>FALSE</text:p>
          </table:table-cell>
          <table:table-cell table:formula="of:=65535-[.D65]" office:value-type="float" office:value="-309465">
            <text:p>-309,465</text:p>
          </table:table-cell>
          <table:table-cell table:formula="of:=65535-[.E65]" office:value-type="float" office:value="-684465">
            <text:p>-684,465</text:p>
          </table:table-cell>
          <table:table-cell table:formula="of:=65535-[.F65]" office:value-type="float" office:value="-1434465">
            <text:p>-1,434,465</text:p>
          </table:table-cell>
          <table:table-cell table:formula="of:=65535-[.G65]" office:value-type="float" office:value="-2934465">
            <text:p>-2,934,465</text:p>
          </table:table-cell>
        </table:table-row>
        <table:table-row table:style-name="ro1">
          <table:table-cell/>
          <table:table-cell table:style-name="ce4" office:value-type="float" office:value="700">
            <text:p>700</text:p>
          </table:table-cell>
          <table:table-cell table:formula="of:=[.B66]*1000/0.2" office:value-type="float" office:value="3500000">
            <text:p>3500000</text:p>
          </table:table-cell>
          <table:table-cell table:formula="of:=[.C66]/[.$D$4]" office:value-type="float" office:value="437500">
            <text:p>437,500</text:p>
          </table:table-cell>
          <table:table-cell table:formula="of:=[.C66]/[.$E$4]" office:value-type="float" office:value="875000">
            <text:p>875,000</text:p>
          </table:table-cell>
          <table:table-cell table:formula="of:=[.C66]/[.$F$4]" office:value-type="float" office:value="1750000">
            <text:p>1,750,000</text:p>
          </table:table-cell>
          <table:table-cell table:formula="of:=[.C66]/[.$G$4]" office:value-type="float" office:value="3500000">
            <text:p>3,500,000</text:p>
          </table:table-cell>
          <table:table-cell table:formula="of:=IF([.L66]&gt;0;BASE([.L66];16;4))" office:value-type="boolean" office:boolean-value="false">
            <text:p>FALSE</text:p>
          </table:table-cell>
          <table:table-cell table:formula="of:=IF([.M66]&gt;0;BASE([.M66];16;4))" office:value-type="boolean" office:boolean-value="false">
            <text:p>FALSE</text:p>
          </table:table-cell>
          <table:table-cell table:formula="of:=IF([.N66]&gt;0;BASE([.N66];16;4))" office:value-type="boolean" office:boolean-value="false">
            <text:p>FALSE</text:p>
          </table:table-cell>
          <table:table-cell table:style-name="ce78" table:formula="of:=IF([.O66]&gt;0;BASE([.O66];16;4))" office:value-type="boolean" office:boolean-value="false">
            <text:p>FALSE</text:p>
          </table:table-cell>
          <table:table-cell table:formula="of:=65535-[.D66]" office:value-type="float" office:value="-371965">
            <text:p>-371,965</text:p>
          </table:table-cell>
          <table:table-cell table:formula="of:=65535-[.E66]" office:value-type="float" office:value="-809465">
            <text:p>-809,465</text:p>
          </table:table-cell>
          <table:table-cell table:formula="of:=65535-[.F66]" office:value-type="float" office:value="-1684465">
            <text:p>-1,684,465</text:p>
          </table:table-cell>
          <table:table-cell table:formula="of:=65535-[.G66]" office:value-type="float" office:value="-3434465">
            <text:p>-3,434,465</text:p>
          </table:table-cell>
        </table:table-row>
        <table:table-row table:style-name="ro1">
          <table:table-cell/>
          <table:table-cell table:style-name="ce4" office:value-type="float" office:value="800">
            <text:p>800</text:p>
          </table:table-cell>
          <table:table-cell table:formula="of:=[.B67]*1000/0.2" office:value-type="float" office:value="4000000">
            <text:p>4000000</text:p>
          </table:table-cell>
          <table:table-cell table:formula="of:=[.C67]/[.$D$4]" office:value-type="float" office:value="500000">
            <text:p>500,000</text:p>
          </table:table-cell>
          <table:table-cell table:formula="of:=[.C67]/[.$E$4]" office:value-type="float" office:value="1000000">
            <text:p>1,000,000</text:p>
          </table:table-cell>
          <table:table-cell table:formula="of:=[.C67]/[.$F$4]" office:value-type="float" office:value="2000000">
            <text:p>2,000,000</text:p>
          </table:table-cell>
          <table:table-cell table:formula="of:=[.C67]/[.$G$4]" office:value-type="float" office:value="4000000">
            <text:p>4,000,000</text:p>
          </table:table-cell>
          <table:table-cell table:formula="of:=IF([.L67]&gt;0;BASE([.L67];16;4))" office:value-type="boolean" office:boolean-value="false">
            <text:p>FALSE</text:p>
          </table:table-cell>
          <table:table-cell table:formula="of:=IF([.M67]&gt;0;BASE([.M67];16;4))" office:value-type="boolean" office:boolean-value="false">
            <text:p>FALSE</text:p>
          </table:table-cell>
          <table:table-cell table:formula="of:=IF([.N67]&gt;0;BASE([.N67];16;4))" office:value-type="boolean" office:boolean-value="false">
            <text:p>FALSE</text:p>
          </table:table-cell>
          <table:table-cell table:style-name="ce78" table:formula="of:=IF([.O67]&gt;0;BASE([.O67];16;4))" office:value-type="boolean" office:boolean-value="false">
            <text:p>FALSE</text:p>
          </table:table-cell>
          <table:table-cell table:formula="of:=65535-[.D67]" office:value-type="float" office:value="-434465">
            <text:p>-434,465</text:p>
          </table:table-cell>
          <table:table-cell table:formula="of:=65535-[.E67]" office:value-type="float" office:value="-934465">
            <text:p>-934,465</text:p>
          </table:table-cell>
          <table:table-cell table:formula="of:=65535-[.F67]" office:value-type="float" office:value="-1934465">
            <text:p>-1,934,465</text:p>
          </table:table-cell>
          <table:table-cell table:formula="of:=65535-[.G67]" office:value-type="float" office:value="-3934465">
            <text:p>-3,934,465</text:p>
          </table:table-cell>
        </table:table-row>
        <table:table-row table:style-name="ro1">
          <table:table-cell/>
          <table:table-cell table:style-name="ce4" office:value-type="float" office:value="900">
            <text:p>900</text:p>
          </table:table-cell>
          <table:table-cell table:formula="of:=[.B68]*1000/0.2" office:value-type="float" office:value="4500000">
            <text:p>4500000</text:p>
          </table:table-cell>
          <table:table-cell table:formula="of:=[.C68]/[.$D$4]" office:value-type="float" office:value="562500">
            <text:p>562,500</text:p>
          </table:table-cell>
          <table:table-cell table:formula="of:=[.C68]/[.$E$4]" office:value-type="float" office:value="1125000">
            <text:p>1,125,000</text:p>
          </table:table-cell>
          <table:table-cell table:formula="of:=[.C68]/[.$F$4]" office:value-type="float" office:value="2250000">
            <text:p>2,250,000</text:p>
          </table:table-cell>
          <table:table-cell table:formula="of:=[.C68]/[.$G$4]" office:value-type="float" office:value="4500000">
            <text:p>4,500,000</text:p>
          </table:table-cell>
          <table:table-cell table:formula="of:=IF([.L68]&gt;0;BASE([.L68];16;4))" office:value-type="boolean" office:boolean-value="false">
            <text:p>FALSE</text:p>
          </table:table-cell>
          <table:table-cell table:formula="of:=IF([.M68]&gt;0;BASE([.M68];16;4))" office:value-type="boolean" office:boolean-value="false">
            <text:p>FALSE</text:p>
          </table:table-cell>
          <table:table-cell table:formula="of:=IF([.N68]&gt;0;BASE([.N68];16;4))" office:value-type="boolean" office:boolean-value="false">
            <text:p>FALSE</text:p>
          </table:table-cell>
          <table:table-cell table:style-name="ce78" table:formula="of:=IF([.O68]&gt;0;BASE([.O68];16;4))" office:value-type="boolean" office:boolean-value="false">
            <text:p>FALSE</text:p>
          </table:table-cell>
          <table:table-cell table:formula="of:=65535-[.D68]" office:value-type="float" office:value="-496965">
            <text:p>-496,965</text:p>
          </table:table-cell>
          <table:table-cell table:formula="of:=65535-[.E68]" office:value-type="float" office:value="-1059465">
            <text:p>-1,059,465</text:p>
          </table:table-cell>
          <table:table-cell table:formula="of:=65535-[.F68]" office:value-type="float" office:value="-2184465">
            <text:p>-2,184,465</text:p>
          </table:table-cell>
          <table:table-cell table:formula="of:=65535-[.G68]" office:value-type="float" office:value="-4434465">
            <text:p>-4,434,465</text:p>
          </table:table-cell>
        </table:table-row>
        <table:table-row table:style-name="ro1">
          <table:table-cell/>
          <table:table-cell table:style-name="ce51" office:value-type="float" office:value="1000">
            <text:p>1000</text:p>
          </table:table-cell>
          <table:table-cell table:style-name="ce8" table:formula="of:=[.B69]*1000/0.2" office:value-type="float" office:value="5000000">
            <text:p>5000000</text:p>
          </table:table-cell>
          <table:table-cell table:style-name="ce54" table:formula="of:=[.C69]/[.$D$4]" office:value-type="float" office:value="625000">
            <text:p>625,000</text:p>
          </table:table-cell>
          <table:table-cell table:style-name="ce57" table:formula="of:=[.C69]/[.$E$4]" office:value-type="float" office:value="1250000">
            <text:p>1,250,000</text:p>
          </table:table-cell>
          <table:table-cell table:style-name="ce57" table:formula="of:=[.C69]/[.$F$4]" office:value-type="float" office:value="2500000">
            <text:p>2,500,000</text:p>
          </table:table-cell>
          <table:table-cell table:style-name="ce61" table:formula="of:=[.C69]/[.$G$4]" office:value-type="float" office:value="5000000">
            <text:p>5,000,000</text:p>
          </table:table-cell>
          <table:table-cell table:style-name="ce69" table:formula="of:=IF([.L69]&gt;0;BASE([.L69];16;4))" office:value-type="boolean" office:boolean-value="false">
            <text:p>FALSE</text:p>
          </table:table-cell>
          <table:table-cell table:style-name="ce7" table:formula="of:=IF([.M69]&gt;0;BASE([.M69];16;4))" office:value-type="boolean" office:boolean-value="false">
            <text:p>FALSE</text:p>
          </table:table-cell>
          <table:table-cell table:style-name="ce7" table:formula="of:=IF([.N69]&gt;0;BASE([.N69];16;4))" office:value-type="boolean" office:boolean-value="false">
            <text:p>FALSE</text:p>
          </table:table-cell>
          <table:table-cell table:style-name="ce79" table:formula="of:=IF([.O69]&gt;0;BASE([.O69];16;4))" office:value-type="boolean" office:boolean-value="false">
            <text:p>FALSE</text:p>
          </table:table-cell>
          <table:table-cell table:style-name="ce88" table:formula="of:=65535-[.D69]" office:value-type="float" office:value="-559465">
            <text:p>-559,465</text:p>
          </table:table-cell>
          <table:table-cell table:style-name="ce90" table:formula="of:=65535-[.E69]" office:value-type="float" office:value="-1184465">
            <text:p>-1,184,465</text:p>
          </table:table-cell>
          <table:table-cell table:style-name="ce90" table:formula="of:=65535-[.F69]" office:value-type="float" office:value="-2434465">
            <text:p>-2,434,465</text:p>
          </table:table-cell>
          <table:table-cell table:style-name="ce91" table:formula="of:=65535-[.G69]" office:value-type="float" office:value="-4934465">
            <text:p>-4,934,465</text:p>
          </table:table-cell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TMR0.A4:TMR0.M1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/>
    </style:style>
    <style:style style:name="無題2" style:family="table-cell" style:parent-style-name="Default">
      <style:text-properties style:text-underline-style="solid" style:text-underline-width="auto" style:text-underline-color="font-color" fo:font-weight="bold"/>
    </style:style>
    <style:style style:name="無題3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4">2012/03/24</text:date>, <text:time>15:44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orino Morikatsu</meta:initial-creator>
    <meta:creation-date>2010-02-06T15:30:42.53</meta:creation-date>
    <dc:date>2012-03-24T15:44:29.07</dc:date>
    <dc:creator>Horino Morikatsu</dc:creator>
    <meta:editing-duration>PT4H50M34S</meta:editing-duration>
    <meta:editing-cycles>12</meta:editing-cycles>
    <meta:generator>OpenOffice.org/3.3$Win32 OpenOffice.org_project/330m20$Build-9567</meta:generator>
    <meta:printed-by>Horino Morikatsu</meta:printed-by>
    <meta:print-date>2012-03-24T15:40:40.25</meta:print-date>
    <meta:document-statistic meta:table-count="3" meta:cell-count="2040" meta:object-count="0"/>
  </office:meta>
</office:document-meta>
</file>